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5.83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.626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1.744cm"/>
    </style:style>
    <style:style style:name="co11" style:family="table-column">
      <style:table-column-properties fo:break-before="auto" style:column-width="1.464cm"/>
    </style:style>
    <style:style style:name="co3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5.584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6.156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5.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ext-properties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6" table:default-cell-style-name="ce13"/>
        <table:table-column table:style-name="co17" table:default-cell-style-name="Default"/>
        <table:table-column table:style-name="co17" table:default-cell-style-name="ce4"/>
        <table:table-column table:style-name="co17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ŁABUSZ</text:p>
          </table:table-cell>
          <table:table-cell office:value-type="string">
            <text:p>Niekłonice / Wieś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Łabusz - nż</text:p>
          </table:table-cell>
          <table:table-cell office:value-type="string">
            <text:p>Niekłonice - nż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ółnocna II-nż</text:p>
          </table:table-cell>
          <table:table-cell office:value-type="string">
            <text:p>Niekłonice / Działki II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ółnocna I-nż</text:p>
          </table:table-cell>
          <table:table-cell office:value-type="string">
            <text:p>Niekłonice / Działki Pętla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mno Początkowy</text:p>
          </table:table-cell>
          <table:table-cell office:value-type="string">
            <text:p>Niekłonice / Drukarnia - nż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mno / Skrzyżowanie</text:p>
          </table:table-cell>
          <table:table-cell office:value-type="string">
            <text:p>Niekłonice / Działki I - nż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oszalińska / Kwiatowa - n/ż</text:p>
          </table:table-cell>
          <table:table-cell office:value-type="string">
            <text:p>Lechicka / FMB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oszalińska / Jamno - nż</text:p>
          </table:table-cell>
          <table:table-cell office:value-type="string">
            <text:p>Lechicka / Łużycka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ziałki - nż</text:p>
          </table:table-cell>
          <table:table-cell office:value-type="string">
            <text:p>Powstańców Wielkopolskich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grody Działkowe</text:p>
          </table:table-cell>
          <table:table-cell office:value-type="string">
            <text:p>Dworzec PKP / Bank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grody Działkowe I - nż</text:p>
          </table:table-cell>
          <table:table-cell office:value-type="string">
            <text:p>Armii Krajowej / Niepodległości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grody Działkowe II - nż</text:p>
          </table:table-cell>
          <table:table-cell office:value-type="string">
            <text:p>Monte Cassino / Podgórna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grody Działkowe III - nż</text:p>
          </table:table-cell>
          <table:table-cell office:value-type="string">
            <text:p>Władysława IV / Wańkowicza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siedle UE / Francuska - nż</text:p>
          </table:table-cell>
          <table:table-cell office:value-type="string">
            <text:p>Władysława IV / EMKA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TBS / Brytyjska - nż</text:p>
          </table:table-cell>
          <table:table-cell office:value-type="string">
            <text:p>Władysława IV / Wiadukt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ładysława IV / Pętla</text:p>
          </table:table-cell>
          <table:table-cell office:value-type="string">
            <text:p>KTBS / Brytyjska - nż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ładysława IV / Kwiatkowskiego</text:p>
          </table:table-cell>
          <table:table-cell office:value-type="string">
            <text:p>Osiedle UE / Francuska - nż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ładysława IV / Sikorskiego</text:p>
          </table:table-cell>
          <table:table-cell office:value-type="string">
            <text:p>Ogrody Działkowe III - nż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ładysława IV / Kutrzeby</text:p>
          </table:table-cell>
          <table:table-cell office:value-type="string">
            <text:p>Ogrody Działkowe II - nż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onte Cassino / Bałtycka</text:p>
          </table:table-cell>
          <table:table-cell office:value-type="string">
            <text:p>Ogrody Działkowe I - nż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rmii Krajowej / Kościół</text:p>
          </table:table-cell>
          <table:table-cell office:value-type="string">
            <text:p>Ogrody Działkowe kierunek Jamno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worzec PKP</text:p>
          </table:table-cell>
          <table:table-cell office:value-type="string">
            <text:p>Działki - nż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Krakusa i Wandy / Zwycięstwa</text:p>
          </table:table-cell>
          <table:table-cell office:value-type="string">
            <text:p>Koszalińska / Jamno-nż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echicka / Kolejowa</text:p>
          </table:table-cell>
          <table:table-cell office:value-type="string">
            <text:p>Koszalińska / Kwiatowa - nż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echicka / FMB</text:p>
          </table:table-cell>
          <table:table-cell office:value-type="string">
            <text:p>Jamno / Skrzyżowanie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iekłonice / Działki I - nż</text:p>
          </table:table-cell>
          <table:table-cell office:value-type="string">
            <text:p>Jamno Początkowy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iekłonice / Drukarnia - nż</text:p>
          </table:table-cell>
          <table:table-cell office:value-type="string">
            <text:p>Północna / Torfowa I - nż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iekłonice / Działki II</text:p>
          </table:table-cell>
          <table:table-cell office:value-type="string">
            <text:p>Północna / Torfowa II - nż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iekłonice - nż</text:p>
          </table:table-cell>
          <table:table-cell office:value-type="string">
            <text:p>Łabusz - nż</text:p>
          </table:table-cell>
          <table:table-cell table:style-name="ce15" table:number-columns-repeated="2"/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4" office:value-type="string" table:number-columns-spanned="2" table:number-rows-spanned="1">
            <text:p>Kierunek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number-columns-repeated="3"/>
        </table:table-row>
      </table:table>
      <table:table table:name="1_1" table:style-name="ta1" table:print="false">
        <office:forms form:automatic-focus="false" form:apply-design-mode="false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6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8" table:number-columns-repeated="6" table:default-cell-style-name="ce5"/>
        <table:table-column table:style-name="co6" table:default-cell-style-name="ce5"/>
        <table:table-column table:style-name="co8" table:default-cell-style-name="ce5"/>
        <table:table-column table:style-name="co10" table:default-cell-style-name="ce5"/>
        <table:table-column table:style-name="co6" table:default-cell-style-name="ce5"/>
        <table:table-column table:style-name="co8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9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8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3" table:number-columns-repeated="987" table:default-cell-style-name="ce5"/>
        <table:table-row table:style-name="ro1">
          <table:table-cell table:style-name="Default" office:value-type="string">
            <text:p>ŁABUSZ</text:p>
          </table:table-cell>
          <table:table-cell table:style-name="ce6" office:value-type="string">
            <text:p>6:05</text:p>
          </table:table-cell>
          <table:table-cell office:value-type="string">
            <text:p>7:00v</text:p>
          </table:table-cell>
          <table:table-cell office:value-type="string">
            <text:p>7:50D</text:p>
          </table:table-cell>
          <table:table-cell office:value-type="string">
            <text:p>12:20n</text:p>
          </table:table-cell>
          <table:table-cell office:value-type="string">
            <text:p>14:28v</text:p>
          </table:table-cell>
          <table:table-cell office:value-type="string">
            <text:p>16:28</text:p>
          </table:table-cell>
          <table:table-cell office:value-type="string">
            <text:p>17:48</text:p>
          </table:table-cell>
          <table:table-cell table:style-name="Default" table:number-columns-repeated="11"/>
          <table:table-cell table:number-columns-repeated="4"/>
          <table:table-cell table:style-name="Default"/>
          <table:table-cell table:number-columns-repeated="10"/>
          <table:table-cell table:style-name="ce9"/>
          <table:table-cell table:number-columns-repeated="989"/>
        </table:table-row>
        <table:table-row table:style-name="ro1">
          <table:table-cell table:style-name="Default" office:value-type="string">
            <text:p>Łabusz - nż</text:p>
          </table:table-cell>
          <table:table-cell table:style-name="ce6" office:value-type="string">
            <text:p>6:09</text:p>
          </table:table-cell>
          <table:table-cell office:value-type="string">
            <text:p>7:04v</text:p>
          </table:table-cell>
          <table:table-cell office:value-type="string">
            <text:p>7:53D</text:p>
          </table:table-cell>
          <table:table-cell office:value-type="string">
            <text:p>12:22n</text:p>
          </table:table-cell>
          <table:table-cell office:value-type="string">
            <text:p>14:32v</text:p>
          </table:table-cell>
          <table:table-cell office:value-type="string">
            <text:p>16:32</text:p>
          </table:table-cell>
          <table:table-cell office:value-type="string">
            <text:p>17:52</text:p>
          </table:table-cell>
          <table:table-cell table:style-name="Default" table:number-columns-repeated="11"/>
          <table:table-cell table:number-columns-repeated="4"/>
          <table:table-cell table:style-name="Default"/>
          <table:table-cell table:number-columns-repeated="10"/>
          <table:table-cell table:style-name="ce9"/>
          <table:table-cell table:number-columns-repeated="989"/>
        </table:table-row>
        <table:table-row table:style-name="ro1">
          <table:table-cell table:style-name="Default" office:value-type="string">
            <text:p>Północna II-nż</text:p>
          </table:table-cell>
          <table:table-cell table:style-name="ce6" office:value-type="string">
            <text:p>6:10</text:p>
          </table:table-cell>
          <table:table-cell office:value-type="string">
            <text:p>7:05v</text:p>
          </table:table-cell>
          <table:table-cell office:value-type="string">
            <text:p>7:54D</text:p>
          </table:table-cell>
          <table:table-cell office:value-type="string">
            <text:p>12:23n</text:p>
          </table:table-cell>
          <table:table-cell office:value-type="string">
            <text:p>14:33v</text:p>
          </table:table-cell>
          <table:table-cell office:value-type="string">
            <text:p>16:33</text:p>
          </table:table-cell>
          <table:table-cell office:value-type="string">
            <text:p>17:53</text:p>
          </table:table-cell>
          <table:table-cell table:style-name="Default" table:number-columns-repeated="11"/>
          <table:table-cell table:number-columns-repeated="4"/>
          <table:table-cell table:style-name="Default"/>
          <table:table-cell table:number-columns-repeated="10"/>
          <table:table-cell table:style-name="ce9"/>
          <table:table-cell table:number-columns-repeated="989"/>
        </table:table-row>
        <table:table-row table:style-name="ro2">
          <table:table-cell table:style-name="Default" office:value-type="string">
            <text:p>Północna I-nż</text:p>
          </table:table-cell>
          <table:table-cell table:style-name="ce6" office:value-type="string">
            <text:p>6:11</text:p>
          </table:table-cell>
          <table:table-cell table:style-name="ce8" office:value-type="string">
            <text:p>7:06v</text:p>
          </table:table-cell>
          <table:table-cell office:value-type="string">
            <text:p>7:55D</text:p>
          </table:table-cell>
          <table:table-cell office:value-type="string">
            <text:p>12:24n</text:p>
          </table:table-cell>
          <table:table-cell office:value-type="string">
            <text:p>14:34v</text:p>
          </table:table-cell>
          <table:table-cell office:value-type="string">
            <text:p>16:34</text:p>
          </table:table-cell>
          <table:table-cell table:style-name="ce9" office:value-type="string">
            <text:p>17:54</text:p>
          </table:table-cell>
          <table:table-cell table:style-name="Default" table:number-columns-repeated="11"/>
          <table:table-cell table:style-name="ce9" table:number-columns-repeated="4"/>
          <table:table-cell table:style-name="Default"/>
          <table:table-cell table:style-name="ce9" table:number-columns-repeated="8"/>
          <table:table-cell table:number-columns-repeated="2"/>
          <table:table-cell table:style-name="ce9"/>
          <table:table-cell table:number-columns-repeated="989"/>
        </table:table-row>
        <table:table-row table:style-name="ro2">
          <table:table-cell table:style-name="Default" office:value-type="string">
            <text:p>Jamno Początkowy</text:p>
          </table:table-cell>
          <table:table-cell table:style-name="ce6" office:value-type="string">
            <text:p>5:26vn</text:p>
          </table:table-cell>
          <table:table-cell table:style-name="ce8" office:value-type="string">
            <text:p>6:13</text:p>
          </table:table-cell>
          <table:table-cell office:value-type="string">
            <text:p>7:08v</text:p>
          </table:table-cell>
          <table:table-cell office:value-type="string">
            <text:p>7:58D</text:p>
          </table:table-cell>
          <table:table-cell office:value-type="string">
            <text:p>8:20</text:p>
          </table:table-cell>
          <table:table-cell office:value-type="string">
            <text:p>9:20</text:p>
          </table:table-cell>
          <table:table-cell office:value-type="string">
            <text:p>11:10</text:p>
          </table:table-cell>
          <table:table-cell office:value-type="string">
            <text:p>12:26n</text:p>
          </table:table-cell>
          <table:table-cell office:value-type="string">
            <text:p>13:06</text:p>
          </table:table-cell>
          <table:table-cell office:value-type="string">
            <text:p>13:50n</text:p>
          </table:table-cell>
          <table:table-cell office:value-type="string">
            <text:p>14:36v</text:p>
          </table:table-cell>
          <table:table-cell office:value-type="string">
            <text:p>15:12n</text:p>
          </table:table-cell>
          <table:table-cell office:value-type="string">
            <text:p>15:50</text:p>
          </table:table-cell>
          <table:table-cell office:value-type="string">
            <text:p>16:36</text:p>
          </table:table-cell>
          <table:table-cell office:value-type="string">
            <text:p>17:05</text:p>
          </table:table-cell>
          <table:table-cell office:value-type="string">
            <text:p>17:56</text:p>
          </table:table-cell>
          <table:table-cell office:value-type="string">
            <text:p>19:01</text:p>
          </table:table-cell>
          <table:table-cell office:value-type="string">
            <text:p>21:32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ce9" table:number-columns-repeated="4"/>
          <table:table-cell table:number-columns-repeated="988"/>
        </table:table-row>
        <table:table-row table:style-name="ro2">
          <table:table-cell table:style-name="Default" office:value-type="string">
            <text:p>Jamno / Skrzyżowanie</text:p>
          </table:table-cell>
          <table:table-cell table:style-name="ce6" office:value-type="string">
            <text:p>5:27vn</text:p>
          </table:table-cell>
          <table:table-cell table:style-name="ce8" office:value-type="string">
            <text:p>6:14</text:p>
          </table:table-cell>
          <table:table-cell office:value-type="string">
            <text:p>7:09v</text:p>
          </table:table-cell>
          <table:table-cell office:value-type="string">
            <text:p>7:59D</text:p>
          </table:table-cell>
          <table:table-cell office:value-type="string">
            <text:p>8:21</text:p>
          </table:table-cell>
          <table:table-cell office:value-type="string">
            <text:p>9:21</text:p>
          </table:table-cell>
          <table:table-cell office:value-type="string">
            <text:p>11:11</text:p>
          </table:table-cell>
          <table:table-cell office:value-type="string">
            <text:p>12:27n</text:p>
          </table:table-cell>
          <table:table-cell office:value-type="string">
            <text:p>13:07</text:p>
          </table:table-cell>
          <table:table-cell office:value-type="string">
            <text:p>13:51n</text:p>
          </table:table-cell>
          <table:table-cell office:value-type="string">
            <text:p>14:37v</text:p>
          </table:table-cell>
          <table:table-cell office:value-type="string">
            <text:p>15:13n</text:p>
          </table:table-cell>
          <table:table-cell office:value-type="string">
            <text:p>15:51</text:p>
          </table:table-cell>
          <table:table-cell office:value-type="string">
            <text:p>16:37</text:p>
          </table:table-cell>
          <table:table-cell office:value-type="string">
            <text:p>17:06</text:p>
          </table:table-cell>
          <table:table-cell office:value-type="string">
            <text:p>17:57</text:p>
          </table:table-cell>
          <table:table-cell office:value-type="string">
            <text:p>19:02</text:p>
          </table:table-cell>
          <table:table-cell office:value-type="string">
            <text:p>21:34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ce9"/>
          <table:table-cell table:number-columns-repeated="989"/>
        </table:table-row>
        <table:table-row table:style-name="ro2">
          <table:table-cell table:style-name="Default" office:value-type="string">
            <text:p>Koszalińska / Kwiatowa - n/ż</text:p>
          </table:table-cell>
          <table:table-cell table:style-name="ce6" office:value-type="string">
            <text:p>5:28vn</text:p>
          </table:table-cell>
          <table:table-cell table:style-name="ce8" office:value-type="string">
            <text:p>6:15</text:p>
          </table:table-cell>
          <table:table-cell office:value-type="string">
            <text:p>7:10v</text:p>
          </table:table-cell>
          <table:table-cell office:value-type="string">
            <text:p>8:00D</text:p>
          </table:table-cell>
          <table:table-cell office:value-type="string">
            <text:p>8:22</text:p>
          </table:table-cell>
          <table:table-cell office:value-type="string">
            <text:p>9:22</text:p>
          </table:table-cell>
          <table:table-cell office:value-type="string">
            <text:p>11:12</text:p>
          </table:table-cell>
          <table:table-cell office:value-type="string">
            <text:p>12:28n</text:p>
          </table:table-cell>
          <table:table-cell office:value-type="string">
            <text:p>13:08</text:p>
          </table:table-cell>
          <table:table-cell office:value-type="string">
            <text:p>13:52n</text:p>
          </table:table-cell>
          <table:table-cell office:value-type="string">
            <text:p>14:38v</text:p>
          </table:table-cell>
          <table:table-cell office:value-type="string">
            <text:p>15:14n</text:p>
          </table:table-cell>
          <table:table-cell office:value-type="string">
            <text:p>15:52</text:p>
          </table:table-cell>
          <table:table-cell office:value-type="string">
            <text:p>16:38</text:p>
          </table:table-cell>
          <table:table-cell office:value-type="string">
            <text:p>17:07</text:p>
          </table:table-cell>
          <table:table-cell office:value-type="string">
            <text:p>17:58</text:p>
          </table:table-cell>
          <table:table-cell office:value-type="string">
            <text:p>19:0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ce9"/>
          <table:table-cell table:number-columns-repeated="989"/>
        </table:table-row>
        <table:table-row table:style-name="ro2">
          <table:table-cell table:style-name="Default" office:value-type="string">
            <text:p>Koszalińska / Jamno - nż</text:p>
          </table:table-cell>
          <table:table-cell table:style-name="ce6" office:value-type="string">
            <text:p>5:29vn</text:p>
          </table:table-cell>
          <table:table-cell table:style-name="ce8" office:value-type="string">
            <text:p>6:16</text:p>
          </table:table-cell>
          <table:table-cell office:value-type="string">
            <text:p>7:11v</text:p>
          </table:table-cell>
          <table:table-cell office:value-type="string">
            <text:p>8:01D</text:p>
          </table:table-cell>
          <table:table-cell office:value-type="string">
            <text:p>8:23</text:p>
          </table:table-cell>
          <table:table-cell office:value-type="string">
            <text:p>9:23</text:p>
          </table:table-cell>
          <table:table-cell office:value-type="string">
            <text:p>11:13</text:p>
          </table:table-cell>
          <table:table-cell office:value-type="string">
            <text:p>12:29n</text:p>
          </table:table-cell>
          <table:table-cell office:value-type="string">
            <text:p>13:09</text:p>
          </table:table-cell>
          <table:table-cell office:value-type="string">
            <text:p>13:53n</text:p>
          </table:table-cell>
          <table:table-cell office:value-type="string">
            <text:p>14:39v</text:p>
          </table:table-cell>
          <table:table-cell office:value-type="string">
            <text:p>15:15n</text:p>
          </table:table-cell>
          <table:table-cell office:value-type="string">
            <text:p>15:53</text:p>
          </table:table-cell>
          <table:table-cell office:value-type="string">
            <text:p>16:39</text:p>
          </table:table-cell>
          <table:table-cell office:value-type="string">
            <text:p>17:08</text:p>
          </table:table-cell>
          <table:table-cell office:value-type="string">
            <text:p>17:59</text:p>
          </table:table-cell>
          <table:table-cell office:value-type="string">
            <text:p>19:04</text:p>
          </table:table-cell>
          <table:table-cell office:value-type="string">
            <text:p>21:35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ce9"/>
          <table:table-cell table:number-columns-repeated="989"/>
        </table:table-row>
        <table:table-row table:style-name="ro2">
          <table:table-cell table:style-name="Default" office:value-type="string">
            <text:p>Działki - nż</text:p>
          </table:table-cell>
          <table:table-cell table:style-name="ce6" office:value-type="string">
            <text:p>5:30vn</text:p>
          </table:table-cell>
          <table:table-cell table:style-name="ce8" office:value-type="string">
            <text:p>6:17</text:p>
          </table:table-cell>
          <table:table-cell office:value-type="string">
            <text:p>7:12v</text:p>
          </table:table-cell>
          <table:table-cell office:value-type="string">
            <text:p>8:02D</text:p>
          </table:table-cell>
          <table:table-cell office:value-type="string">
            <text:p>8:24</text:p>
          </table:table-cell>
          <table:table-cell office:value-type="string">
            <text:p>9:24</text:p>
          </table:table-cell>
          <table:table-cell office:value-type="string">
            <text:p>11:14</text:p>
          </table:table-cell>
          <table:table-cell office:value-type="string">
            <text:p>12:30n</text:p>
          </table:table-cell>
          <table:table-cell office:value-type="string">
            <text:p>13:10</text:p>
          </table:table-cell>
          <table:table-cell office:value-type="string">
            <text:p>13:54n</text:p>
          </table:table-cell>
          <table:table-cell office:value-type="string">
            <text:p>14:40v</text:p>
          </table:table-cell>
          <table:table-cell office:value-type="string">
            <text:p>15:16n</text:p>
          </table:table-cell>
          <table:table-cell office:value-type="string">
            <text:p>15:54</text:p>
          </table:table-cell>
          <table:table-cell office:value-type="string">
            <text:p>16:40</text:p>
          </table:table-cell>
          <table:table-cell office:value-type="string">
            <text:p>17:09</text:p>
          </table:table-cell>
          <table:table-cell office:value-type="string">
            <text:p>18:00</text:p>
          </table:table-cell>
          <table:table-cell office:value-type="string">
            <text:p>19:05</text:p>
          </table:table-cell>
          <table:table-cell office:value-type="string">
            <text:p>21:36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ce9"/>
          <table:table-cell table:number-columns-repeated="989"/>
        </table:table-row>
        <table:table-row table:style-name="ro2">
          <table:table-cell table:style-name="Default" office:value-type="string">
            <text:p>Ogrody Działkowe</text:p>
          </table:table-cell>
          <table:table-cell table:style-name="ce6" office:value-type="string">
            <text:p>5:31vn</text:p>
          </table:table-cell>
          <table:table-cell table:style-name="ce8" office:value-type="string">
            <text:p>6:18</text:p>
          </table:table-cell>
          <table:table-cell office:value-type="string">
            <text:p>7:13v</text:p>
          </table:table-cell>
          <table:table-cell office:value-type="string">
            <text:p>8:03D</text:p>
          </table:table-cell>
          <table:table-cell office:value-type="string">
            <text:p>8:25</text:p>
          </table:table-cell>
          <table:table-cell office:value-type="string">
            <text:p>9:25</text:p>
          </table:table-cell>
          <table:table-cell office:value-type="string">
            <text:p>11:15</text:p>
          </table:table-cell>
          <table:table-cell office:value-type="string">
            <text:p>12:31n</text:p>
          </table:table-cell>
          <table:table-cell office:value-type="string">
            <text:p>13:11</text:p>
          </table:table-cell>
          <table:table-cell office:value-type="string">
            <text:p>13:55n</text:p>
          </table:table-cell>
          <table:table-cell office:value-type="string">
            <text:p>14:41v</text:p>
          </table:table-cell>
          <table:table-cell office:value-type="string">
            <text:p>15:17n</text:p>
          </table:table-cell>
          <table:table-cell office:value-type="string">
            <text:p>15:55</text:p>
          </table:table-cell>
          <table:table-cell office:value-type="string">
            <text:p>16:41</text:p>
          </table:table-cell>
          <table:table-cell office:value-type="string">
            <text:p>17:10</text:p>
          </table:table-cell>
          <table:table-cell office:value-type="string">
            <text:p>18:01</text:p>
          </table:table-cell>
          <table:table-cell office:value-type="string">
            <text:p>19:06</text:p>
          </table:table-cell>
          <table:table-cell office:value-type="string">
            <text:p>21:38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0"/>
        </table:table-row>
        <table:table-row table:style-name="ro2">
          <table:table-cell table:style-name="Default" office:value-type="string">
            <text:p>Ogrody Działkowe I - nż</text:p>
          </table:table-cell>
          <table:table-cell table:style-name="ce6" office:value-type="string">
            <text:p>5:32vn</text:p>
          </table:table-cell>
          <table:table-cell table:style-name="ce8" office:value-type="string">
            <text:p>6:19</text:p>
          </table:table-cell>
          <table:table-cell office:value-type="string">
            <text:p>7:14v</text:p>
          </table:table-cell>
          <table:table-cell office:value-type="string">
            <text:p>8:04D</text:p>
          </table:table-cell>
          <table:table-cell office:value-type="string">
            <text:p>8:26</text:p>
          </table:table-cell>
          <table:table-cell office:value-type="string">
            <text:p>9:26</text:p>
          </table:table-cell>
          <table:table-cell office:value-type="string">
            <text:p>11:16</text:p>
          </table:table-cell>
          <table:table-cell office:value-type="string">
            <text:p>12:32n</text:p>
          </table:table-cell>
          <table:table-cell office:value-type="string">
            <text:p>13:12</text:p>
          </table:table-cell>
          <table:table-cell office:value-type="string">
            <text:p>13:56n</text:p>
          </table:table-cell>
          <table:table-cell office:value-type="string">
            <text:p>14:42v</text:p>
          </table:table-cell>
          <table:table-cell office:value-type="string">
            <text:p>15:18n</text:p>
          </table:table-cell>
          <table:table-cell office:value-type="string">
            <text:p>15:56</text:p>
          </table:table-cell>
          <table:table-cell office:value-type="string">
            <text:p>16:42</text:p>
          </table:table-cell>
          <table:table-cell office:value-type="string">
            <text:p>17:11</text:p>
          </table:table-cell>
          <table:table-cell office:value-type="string">
            <text:p>18:02</text:p>
          </table:table-cell>
          <table:table-cell office:value-type="string">
            <text:p>19:07</text:p>
          </table:table-cell>
          <table:table-cell office:value-type="string">
            <text:p>21:39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0"/>
        </table:table-row>
        <table:table-row table:style-name="ro2">
          <table:table-cell table:style-name="Default" office:value-type="string">
            <text:p>Ogrody Działkowe II - nż</text:p>
          </table:table-cell>
          <table:table-cell table:style-name="ce6" office:value-type="string">
            <text:p>5:33vn</text:p>
          </table:table-cell>
          <table:table-cell table:style-name="ce8" office:value-type="string">
            <text:p>6:20</text:p>
          </table:table-cell>
          <table:table-cell office:value-type="string">
            <text:p>7:15v</text:p>
          </table:table-cell>
          <table:table-cell office:value-type="string">
            <text:p>8:05D</text:p>
          </table:table-cell>
          <table:table-cell office:value-type="string">
            <text:p>8:27</text:p>
          </table:table-cell>
          <table:table-cell office:value-type="string">
            <text:p>9:27</text:p>
          </table:table-cell>
          <table:table-cell office:value-type="string">
            <text:p>11:17</text:p>
          </table:table-cell>
          <table:table-cell office:value-type="string">
            <text:p>12:33n</text:p>
          </table:table-cell>
          <table:table-cell office:value-type="string">
            <text:p>13:13</text:p>
          </table:table-cell>
          <table:table-cell office:value-type="string">
            <text:p>13:57n</text:p>
          </table:table-cell>
          <table:table-cell office:value-type="string">
            <text:p>14:43v</text:p>
          </table:table-cell>
          <table:table-cell office:value-type="string">
            <text:p>15:19n</text:p>
          </table:table-cell>
          <table:table-cell office:value-type="string">
            <text:p>15:57</text:p>
          </table:table-cell>
          <table:table-cell office:value-type="string">
            <text:p>16:43</text:p>
          </table:table-cell>
          <table:table-cell office:value-type="string">
            <text:p>17:12</text:p>
          </table:table-cell>
          <table:table-cell office:value-type="string">
            <text:p>18:03</text:p>
          </table:table-cell>
          <table:table-cell office:value-type="string">
            <text:p>19:08</text:p>
          </table:table-cell>
          <table:table-cell office:value-type="string">
            <text:p>21:40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0"/>
        </table:table-row>
        <table:table-row table:style-name="ro2">
          <table:table-cell table:style-name="Default" office:value-type="string">
            <text:p>Ogrody Działkowe III - nż</text:p>
          </table:table-cell>
          <table:table-cell table:style-name="ce6" office:value-type="string">
            <text:p>5:34vn</text:p>
          </table:table-cell>
          <table:table-cell table:style-name="ce8" office:value-type="string">
            <text:p>6:21</text:p>
          </table:table-cell>
          <table:table-cell office:value-type="string">
            <text:p>7:16v</text:p>
          </table:table-cell>
          <table:table-cell office:value-type="string">
            <text:p>8:06D</text:p>
          </table:table-cell>
          <table:table-cell office:value-type="string">
            <text:p>8:28</text:p>
          </table:table-cell>
          <table:table-cell office:value-type="string">
            <text:p>9:28</text:p>
          </table:table-cell>
          <table:table-cell office:value-type="string">
            <text:p>11:18</text:p>
          </table:table-cell>
          <table:table-cell office:value-type="string">
            <text:p>12:34n</text:p>
          </table:table-cell>
          <table:table-cell office:value-type="string">
            <text:p>13:14</text:p>
          </table:table-cell>
          <table:table-cell office:value-type="string">
            <text:p>13:58n</text:p>
          </table:table-cell>
          <table:table-cell office:value-type="string">
            <text:p>14:44v</text:p>
          </table:table-cell>
          <table:table-cell office:value-type="string">
            <text:p>15:20n</text:p>
          </table:table-cell>
          <table:table-cell office:value-type="string">
            <text:p>15:58</text:p>
          </table:table-cell>
          <table:table-cell office:value-type="string">
            <text:p>16:44</text:p>
          </table:table-cell>
          <table:table-cell office:value-type="string">
            <text:p>17:13</text:p>
          </table:table-cell>
          <table:table-cell office:value-type="string">
            <text:p>18:04</text:p>
          </table:table-cell>
          <table:table-cell office:value-type="string">
            <text:p>19:09</text:p>
          </table:table-cell>
          <table:table-cell office:value-type="string">
            <text:p>21:41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0"/>
        </table:table-row>
        <table:table-row table:style-name="ro2">
          <table:table-cell table:style-name="Default" office:value-type="string">
            <text:p>Osiedle UE / Francuska - nż</text:p>
          </table:table-cell>
          <table:table-cell table:style-name="ce6" office:value-type="string">
            <text:p>5:35vn</text:p>
          </table:table-cell>
          <table:table-cell table:style-name="ce8" office:value-type="string">
            <text:p>6:22</text:p>
          </table:table-cell>
          <table:table-cell office:value-type="string">
            <text:p>7:17v</text:p>
          </table:table-cell>
          <table:table-cell office:value-type="string">
            <text:p>8:07D</text:p>
          </table:table-cell>
          <table:table-cell office:value-type="string">
            <text:p>8:29</text:p>
          </table:table-cell>
          <table:table-cell office:value-type="string">
            <text:p>9:29</text:p>
          </table:table-cell>
          <table:table-cell office:value-type="string">
            <text:p>11:19</text:p>
          </table:table-cell>
          <table:table-cell office:value-type="string">
            <text:p>12:35n</text:p>
          </table:table-cell>
          <table:table-cell office:value-type="string">
            <text:p>13:15</text:p>
          </table:table-cell>
          <table:table-cell office:value-type="string">
            <text:p>13:59n</text:p>
          </table:table-cell>
          <table:table-cell office:value-type="string">
            <text:p>14:45v</text:p>
          </table:table-cell>
          <table:table-cell office:value-type="string">
            <text:p>15:21n</text:p>
          </table:table-cell>
          <table:table-cell office:value-type="string">
            <text:p>15:59</text:p>
          </table:table-cell>
          <table:table-cell office:value-type="string">
            <text:p>16:45</text:p>
          </table:table-cell>
          <table:table-cell office:value-type="string">
            <text:p>17:14</text:p>
          </table:table-cell>
          <table:table-cell office:value-type="string">
            <text:p>18:05</text:p>
          </table:table-cell>
          <table:table-cell office:value-type="string">
            <text:p>19:10</text:p>
          </table:table-cell>
          <table:table-cell office:value-type="string">
            <text:p>21:42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0"/>
        </table:table-row>
        <table:table-row table:style-name="ro1">
          <table:table-cell table:style-name="Default" office:value-type="string">
            <text:p>KTBS / Brytyjska - nż</text:p>
          </table:table-cell>
          <table:table-cell table:style-name="ce6" office:value-type="string">
            <text:p>5:36vn</text:p>
          </table:table-cell>
          <table:table-cell office:value-type="string">
            <text:p>6:23</text:p>
          </table:table-cell>
          <table:table-cell office:value-type="string">
            <text:p>7:18v</text:p>
          </table:table-cell>
          <table:table-cell office:value-type="string">
            <text:p>8:08D</text:p>
          </table:table-cell>
          <table:table-cell office:value-type="string">
            <text:p>8:30</text:p>
          </table:table-cell>
          <table:table-cell office:value-type="string">
            <text:p>9:30</text:p>
          </table:table-cell>
          <table:table-cell office:value-type="string">
            <text:p>11:20</text:p>
          </table:table-cell>
          <table:table-cell office:value-type="string">
            <text:p>12:36n</text:p>
          </table:table-cell>
          <table:table-cell office:value-type="string">
            <text:p>13:16</text:p>
          </table:table-cell>
          <table:table-cell office:value-type="string">
            <text:p>14:00n</text:p>
          </table:table-cell>
          <table:table-cell office:value-type="string">
            <text:p>14:46v</text:p>
          </table:table-cell>
          <table:table-cell office:value-type="string">
            <text:p>15:22n</text:p>
          </table:table-cell>
          <table:table-cell office:value-type="string">
            <text:p>16:00</text:p>
          </table:table-cell>
          <table:table-cell office:value-type="string">
            <text:p>16:46</text:p>
          </table:table-cell>
          <table:table-cell office:value-type="string">
            <text:p>17:15</text:p>
          </table:table-cell>
          <table:table-cell office:value-type="string">
            <text:p>18:06</text:p>
          </table:table-cell>
          <table:table-cell office:value-type="string">
            <text:p>19:11</text:p>
          </table:table-cell>
          <table:table-cell office:value-type="string">
            <text:p>21:43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0"/>
        </table:table-row>
        <table:table-row table:style-name="ro3">
          <table:table-cell table:style-name="Default" office:value-type="string">
            <text:p>Władysława IV / Pętla</text:p>
          </table:table-cell>
          <table:table-cell table:style-name="ce6" office:value-type="string">
            <text:p>5:08v</text:p>
          </table:table-cell>
          <table:table-cell office:value-type="string">
            <text:p>5:38vn</text:p>
          </table:table-cell>
          <table:table-cell office:value-type="string">
            <text:p>6:25</text:p>
          </table:table-cell>
          <table:table-cell office:value-type="string">
            <text:p>7:20v</text:p>
          </table:table-cell>
          <table:table-cell office:value-type="string">
            <text:p>7:27</text:p>
          </table:table-cell>
          <table:table-cell office:value-type="string">
            <text:p>8:10D</text:p>
          </table:table-cell>
          <table:table-cell office:value-type="string">
            <text:p>8:32</text:p>
          </table:table-cell>
          <table:table-cell office:value-type="string">
            <text:p>9:32</text:p>
          </table:table-cell>
          <table:table-cell office:value-type="string">
            <text:p>11:22</text:p>
          </table:table-cell>
          <table:table-cell office:value-type="string">
            <text:p>12:38n</text:p>
          </table:table-cell>
          <table:table-cell office:value-type="string">
            <text:p>13:18</text:p>
          </table:table-cell>
          <table:table-cell office:value-type="string">
            <text:p>14:02n</text:p>
          </table:table-cell>
          <table:table-cell office:value-type="string">
            <text:p>14:48v</text:p>
          </table:table-cell>
          <table:table-cell office:value-type="string">
            <text:p>15:24n</text:p>
          </table:table-cell>
          <table:table-cell office:value-type="string">
            <text:p>16:02</text:p>
          </table:table-cell>
          <table:table-cell office:value-type="string">
            <text:p>16:48</text:p>
          </table:table-cell>
          <table:table-cell office:value-type="string">
            <text:p>17:17</text:p>
          </table:table-cell>
          <table:table-cell office:value-type="string">
            <text:p>18:08</text:p>
          </table:table-cell>
          <table:table-cell office:value-type="string">
            <text:p>19:13</text:p>
          </table:table-cell>
          <table:table-cell office:value-type="string">
            <text:p>20:25</text:p>
          </table:table-cell>
          <table:table-cell office:value-type="string">
            <text:p>21:44D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style-name="Default" office:value-type="string">
            <text:p>Władysława IV / Kwiatkowskiego</text:p>
          </table:table-cell>
          <table:table-cell table:style-name="ce6" office:value-type="string">
            <text:p>5:10v</text:p>
          </table:table-cell>
          <table:table-cell office:value-type="string">
            <text:p>5:40vn</text:p>
          </table:table-cell>
          <table:table-cell office:value-type="string">
            <text:p>6:25</text:p>
          </table:table-cell>
          <table:table-cell office:value-type="string">
            <text:p>7:22v</text:p>
          </table:table-cell>
          <table:table-cell office:value-type="string">
            <text:p>7:29</text:p>
          </table:table-cell>
          <table:table-cell office:value-type="string">
            <text:p>8:12D</text:p>
          </table:table-cell>
          <table:table-cell office:value-type="string">
            <text:p>8:34</text:p>
          </table:table-cell>
          <table:table-cell office:value-type="string">
            <text:p>9:34</text:p>
          </table:table-cell>
          <table:table-cell office:value-type="string">
            <text:p>11:24</text:p>
          </table:table-cell>
          <table:table-cell office:value-type="string">
            <text:p>12:40n</text:p>
          </table:table-cell>
          <table:table-cell office:value-type="string">
            <text:p>13:20</text:p>
          </table:table-cell>
          <table:table-cell office:value-type="string">
            <text:p>14:04n</text:p>
          </table:table-cell>
          <table:table-cell office:value-type="string">
            <text:p>14:50v</text:p>
          </table:table-cell>
          <table:table-cell office:value-type="string">
            <text:p>15:26n</text:p>
          </table:table-cell>
          <table:table-cell office:value-type="string">
            <text:p>16:04</text:p>
          </table:table-cell>
          <table:table-cell office:value-type="string">
            <text:p>16:50</text:p>
          </table:table-cell>
          <table:table-cell office:value-type="string">
            <text:p>17:19</text:p>
          </table:table-cell>
          <table:table-cell office:value-type="string">
            <text:p>18:10</text:p>
          </table:table-cell>
          <table:table-cell office:value-type="string">
            <text:p>19:15</text:p>
          </table:table-cell>
          <table:table-cell office:value-type="string">
            <text:p>20:27</text:p>
          </table:table-cell>
          <table:table-cell office:value-type="string">
            <text:p>21:45D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style-name="Default" office:value-type="string">
            <text:p>Władysława IV / Sikorskiego</text:p>
          </table:table-cell>
          <table:table-cell table:style-name="ce6" office:value-type="string">
            <text:p>5:11v</text:p>
          </table:table-cell>
          <table:table-cell office:value-type="string">
            <text:p>5:41vn</text:p>
          </table:table-cell>
          <table:table-cell office:value-type="string">
            <text:p>6:26</text:p>
          </table:table-cell>
          <table:table-cell office:value-type="string">
            <text:p>7:23v</text:p>
          </table:table-cell>
          <table:table-cell office:value-type="string">
            <text:p>7:30</text:p>
          </table:table-cell>
          <table:table-cell office:value-type="string">
            <text:p>8:13D</text:p>
          </table:table-cell>
          <table:table-cell office:value-type="string">
            <text:p>8:35</text:p>
          </table:table-cell>
          <table:table-cell office:value-type="string">
            <text:p>9:35</text:p>
          </table:table-cell>
          <table:table-cell office:value-type="string">
            <text:p>11:25</text:p>
          </table:table-cell>
          <table:table-cell office:value-type="string">
            <text:p>12:41n</text:p>
          </table:table-cell>
          <table:table-cell office:value-type="string">
            <text:p>13:21</text:p>
          </table:table-cell>
          <table:table-cell office:value-type="string">
            <text:p>14:05n</text:p>
          </table:table-cell>
          <table:table-cell office:value-type="string">
            <text:p>14:51v</text:p>
          </table:table-cell>
          <table:table-cell office:value-type="string">
            <text:p>15:27n</text:p>
          </table:table-cell>
          <table:table-cell office:value-type="string">
            <text:p>16:05</text:p>
          </table:table-cell>
          <table:table-cell office:value-type="string">
            <text:p>16:51</text:p>
          </table:table-cell>
          <table:table-cell office:value-type="string">
            <text:p>17:20</text:p>
          </table:table-cell>
          <table:table-cell office:value-type="string">
            <text:p>18:11</text:p>
          </table:table-cell>
          <table:table-cell office:value-type="string">
            <text:p>19:16</text:p>
          </table:table-cell>
          <table:table-cell office:value-type="string">
            <text:p>20:28</text:p>
          </table:table-cell>
          <table:table-cell office:value-type="string">
            <text:p>21:46D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style-name="Default" office:value-type="string">
            <text:p>Władysława IV / Kutrzeby</text:p>
          </table:table-cell>
          <table:table-cell table:style-name="ce6" office:value-type="string">
            <text:p>5:12v</text:p>
          </table:table-cell>
          <table:table-cell office:value-type="string">
            <text:p>5:42vn</text:p>
          </table:table-cell>
          <table:table-cell office:value-type="string">
            <text:p>6:27</text:p>
          </table:table-cell>
          <table:table-cell office:value-type="string">
            <text:p>7:24v</text:p>
          </table:table-cell>
          <table:table-cell office:value-type="string">
            <text:p>7:31</text:p>
          </table:table-cell>
          <table:table-cell office:value-type="string">
            <text:p>8:14D</text:p>
          </table:table-cell>
          <table:table-cell office:value-type="string">
            <text:p>8:36</text:p>
          </table:table-cell>
          <table:table-cell office:value-type="string">
            <text:p>9:36</text:p>
          </table:table-cell>
          <table:table-cell office:value-type="string">
            <text:p>11:26</text:p>
          </table:table-cell>
          <table:table-cell office:value-type="string">
            <text:p>12:42n</text:p>
          </table:table-cell>
          <table:table-cell office:value-type="string">
            <text:p>13:22</text:p>
          </table:table-cell>
          <table:table-cell office:value-type="string">
            <text:p>14:06n</text:p>
          </table:table-cell>
          <table:table-cell office:value-type="string">
            <text:p>14:52v</text:p>
          </table:table-cell>
          <table:table-cell office:value-type="string">
            <text:p>15:28n</text:p>
          </table:table-cell>
          <table:table-cell office:value-type="string">
            <text:p>16:06</text:p>
          </table:table-cell>
          <table:table-cell office:value-type="string">
            <text:p>16:52</text:p>
          </table:table-cell>
          <table:table-cell office:value-type="string">
            <text:p>17:21</text:p>
          </table:table-cell>
          <table:table-cell office:value-type="string">
            <text:p>18:12</text:p>
          </table:table-cell>
          <table:table-cell office:value-type="string">
            <text:p>19:17</text:p>
          </table:table-cell>
          <table:table-cell office:value-type="string">
            <text:p>20:29</text:p>
          </table:table-cell>
          <table:table-cell office:value-type="string">
            <text:p>21:47D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style-name="Default" office:value-type="string">
            <text:p>Monte Cassino / Bałtycka</text:p>
          </table:table-cell>
          <table:table-cell table:style-name="ce6" office:value-type="string">
            <text:p>5:14v</text:p>
          </table:table-cell>
          <table:table-cell office:value-type="string">
            <text:p>5:44vn</text:p>
          </table:table-cell>
          <table:table-cell office:value-type="string">
            <text:p>6:28</text:p>
          </table:table-cell>
          <table:table-cell office:value-type="string">
            <text:p>7:26v</text:p>
          </table:table-cell>
          <table:table-cell office:value-type="string">
            <text:p>7:33</text:p>
          </table:table-cell>
          <table:table-cell office:value-type="string">
            <text:p>8:16D</text:p>
          </table:table-cell>
          <table:table-cell office:value-type="string">
            <text:p>8:38</text:p>
          </table:table-cell>
          <table:table-cell office:value-type="string">
            <text:p>9:38</text:p>
          </table:table-cell>
          <table:table-cell office:value-type="string">
            <text:p>11:28</text:p>
          </table:table-cell>
          <table:table-cell office:value-type="string">
            <text:p>12:44n</text:p>
          </table:table-cell>
          <table:table-cell office:value-type="string">
            <text:p>13:24</text:p>
          </table:table-cell>
          <table:table-cell office:value-type="string">
            <text:p>14:08n</text:p>
          </table:table-cell>
          <table:table-cell office:value-type="string">
            <text:p>14:54v</text:p>
          </table:table-cell>
          <table:table-cell office:value-type="string">
            <text:p>15:30n</text:p>
          </table:table-cell>
          <table:table-cell office:value-type="string">
            <text:p>16:08</text:p>
          </table:table-cell>
          <table:table-cell office:value-type="string">
            <text:p>16:54</text:p>
          </table:table-cell>
          <table:table-cell office:value-type="string">
            <text:p>17:23</text:p>
          </table:table-cell>
          <table:table-cell office:value-type="string">
            <text:p>18:14</text:p>
          </table:table-cell>
          <table:table-cell office:value-type="string">
            <text:p>19:19</text:p>
          </table:table-cell>
          <table:table-cell office:value-type="string">
            <text:p>20:31</text:p>
          </table:table-cell>
          <table:table-cell office:value-type="string">
            <text:p>21:48D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style-name="Default" office:value-type="string">
            <text:p>Armii Krajowej / Kościół</text:p>
          </table:table-cell>
          <table:table-cell table:style-name="ce6" office:value-type="string">
            <text:p>5:16v</text:p>
          </table:table-cell>
          <table:table-cell office:value-type="string">
            <text:p>5:46vn</text:p>
          </table:table-cell>
          <table:table-cell office:value-type="string">
            <text:p>6:30</text:p>
          </table:table-cell>
          <table:table-cell office:value-type="string">
            <text:p>7:28v</text:p>
          </table:table-cell>
          <table:table-cell office:value-type="string">
            <text:p>7:35</text:p>
          </table:table-cell>
          <table:table-cell office:value-type="string">
            <text:p>8:18D</text:p>
          </table:table-cell>
          <table:table-cell office:value-type="string">
            <text:p>8:40</text:p>
          </table:table-cell>
          <table:table-cell office:value-type="string">
            <text:p>9:40</text:p>
          </table:table-cell>
          <table:table-cell office:value-type="string">
            <text:p>11:30</text:p>
          </table:table-cell>
          <table:table-cell office:value-type="string">
            <text:p>12:46n</text:p>
          </table:table-cell>
          <table:table-cell office:value-type="string">
            <text:p>13:26</text:p>
          </table:table-cell>
          <table:table-cell office:value-type="string">
            <text:p>14:10n</text:p>
          </table:table-cell>
          <table:table-cell office:value-type="string">
            <text:p>14:56v</text:p>
          </table:table-cell>
          <table:table-cell office:value-type="string">
            <text:p>15:32n</text:p>
          </table:table-cell>
          <table:table-cell office:value-type="string">
            <text:p>16:10</text:p>
          </table:table-cell>
          <table:table-cell office:value-type="string">
            <text:p>16:56</text:p>
          </table:table-cell>
          <table:table-cell office:value-type="string">
            <text:p>17:25</text:p>
          </table:table-cell>
          <table:table-cell office:value-type="string">
            <text:p>18:16</text:p>
          </table:table-cell>
          <table:table-cell office:value-type="string">
            <text:p>19:21</text:p>
          </table:table-cell>
          <table:table-cell office:value-type="string">
            <text:p>20:33</text:p>
          </table:table-cell>
          <table:table-cell office:value-type="string">
            <text:p>21:49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style-name="Default" office:value-type="string">
            <text:p>Dworzec PKP</text:p>
          </table:table-cell>
          <table:table-cell table:style-name="ce6" office:value-type="string">
            <text:p>5:18v</text:p>
          </table:table-cell>
          <table:table-cell office:value-type="string">
            <text:p>5:48vn</text:p>
          </table:table-cell>
          <table:table-cell office:value-type="string">
            <text:p>6:32</text:p>
          </table:table-cell>
          <table:table-cell office:value-type="string">
            <text:p>7:30v</text:p>
          </table:table-cell>
          <table:table-cell office:value-type="string">
            <text:p>7:37</text:p>
          </table:table-cell>
          <table:table-cell office:value-type="string">
            <text:p>8:42</text:p>
          </table:table-cell>
          <table:table-cell office:value-type="string">
            <text:p>9:42</text:p>
          </table:table-cell>
          <table:table-cell office:value-type="string">
            <text:p>11:32</text:p>
          </table:table-cell>
          <table:table-cell office:value-type="string">
            <text:p>12:48n</text:p>
          </table:table-cell>
          <table:table-cell office:value-type="string">
            <text:p>13:28</text:p>
          </table:table-cell>
          <table:table-cell office:value-type="string">
            <text:p>14:12n</text:p>
          </table:table-cell>
          <table:table-cell office:value-type="string">
            <text:p>14:58v</text:p>
          </table:table-cell>
          <table:table-cell office:value-type="string">
            <text:p>15:34n</text:p>
          </table:table-cell>
          <table:table-cell office:value-type="string">
            <text:p>16:12</text:p>
          </table:table-cell>
          <table:table-cell office:value-type="string">
            <text:p>16:58</text:p>
          </table:table-cell>
          <table:table-cell office:value-type="string">
            <text:p>17:27</text:p>
          </table:table-cell>
          <table:table-cell office:value-type="string">
            <text:p>18:18</text:p>
          </table:table-cell>
          <table:table-cell office:value-type="string">
            <text:p>19:23</text:p>
          </table:table-cell>
          <table:table-cell office:value-type="string">
            <text:p>20:3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0"/>
        </table:table-row>
        <table:table-row table:style-name="ro1">
          <table:table-cell table:style-name="Default" office:value-type="string">
            <text:p>Krakusa i Wandy / Zwycięstwa</text:p>
          </table:table-cell>
          <table:table-cell table:style-name="ce6" office:value-type="string">
            <text:p>5:20v</text:p>
          </table:table-cell>
          <table:table-cell office:value-type="string">
            <text:p>5:50vn</text:p>
          </table:table-cell>
          <table:table-cell office:value-type="string">
            <text:p>6:34</text:p>
          </table:table-cell>
          <table:table-cell office:value-type="string">
            <text:p>7:32v</text:p>
          </table:table-cell>
          <table:table-cell office:value-type="string">
            <text:p>7:39</text:p>
          </table:table-cell>
          <table:table-cell office:value-type="string">
            <text:p>8:44</text:p>
          </table:table-cell>
          <table:table-cell office:value-type="string">
            <text:p>9:44</text:p>
          </table:table-cell>
          <table:table-cell office:value-type="string">
            <text:p>11:34</text:p>
          </table:table-cell>
          <table:table-cell office:value-type="string">
            <text:p>12:50n</text:p>
          </table:table-cell>
          <table:table-cell office:value-type="string">
            <text:p>13:30</text:p>
          </table:table-cell>
          <table:table-cell office:value-type="string">
            <text:p>14:14n</text:p>
          </table:table-cell>
          <table:table-cell office:value-type="string">
            <text:p>15:00v</text:p>
          </table:table-cell>
          <table:table-cell office:value-type="string">
            <text:p>15:36n</text:p>
          </table:table-cell>
          <table:table-cell office:value-type="string">
            <text:p>16:14</text:p>
          </table:table-cell>
          <table:table-cell office:value-type="string">
            <text:p>17:00</text:p>
          </table:table-cell>
          <table:table-cell office:value-type="string">
            <text:p>17:29</text:p>
          </table:table-cell>
          <table:table-cell office:value-type="string">
            <text:p>18:20</text:p>
          </table:table-cell>
          <table:table-cell office:value-type="string">
            <text:p>19:25</text:p>
          </table:table-cell>
          <table:table-cell office:value-type="string">
            <text:p>20:3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0"/>
        </table:table-row>
        <table:table-row table:style-name="ro1">
          <table:table-cell table:style-name="Default" office:value-type="string">
            <text:p>Lechicka / Kolejowa</text:p>
          </table:table-cell>
          <table:table-cell table:style-name="ce6" office:value-type="string">
            <text:p>5:22v</text:p>
          </table:table-cell>
          <table:table-cell office:value-type="string">
            <text:p>5:53vn</text:p>
          </table:table-cell>
          <table:table-cell office:value-type="string">
            <text:p>6:36</text:p>
          </table:table-cell>
          <table:table-cell office:value-type="string">
            <text:p>7:34v</text:p>
          </table:table-cell>
          <table:table-cell office:value-type="string">
            <text:p>7:41</text:p>
          </table:table-cell>
          <table:table-cell office:value-type="string">
            <text:p>8:47</text:p>
          </table:table-cell>
          <table:table-cell office:value-type="string">
            <text:p>9:47</text:p>
          </table:table-cell>
          <table:table-cell office:value-type="string">
            <text:p>11:37</text:p>
          </table:table-cell>
          <table:table-cell office:value-type="string">
            <text:p>12:53n</text:p>
          </table:table-cell>
          <table:table-cell office:value-type="string">
            <text:p>13:32</text:p>
          </table:table-cell>
          <table:table-cell office:value-type="string">
            <text:p>14:17n</text:p>
          </table:table-cell>
          <table:table-cell office:value-type="string">
            <text:p>15:02v</text:p>
          </table:table-cell>
          <table:table-cell office:value-type="string">
            <text:p>15:38n</text:p>
          </table:table-cell>
          <table:table-cell office:value-type="string">
            <text:p>16:17</text:p>
          </table:table-cell>
          <table:table-cell office:value-type="string">
            <text:p>17:02</text:p>
          </table:table-cell>
          <table:table-cell office:value-type="string">
            <text:p>17:31</text:p>
          </table:table-cell>
          <table:table-cell office:value-type="string">
            <text:p>18:22</text:p>
          </table:table-cell>
          <table:table-cell office:value-type="string">
            <text:p>19:27</text:p>
          </table:table-cell>
          <table:table-cell office:value-type="string">
            <text:p>20:39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0"/>
        </table:table-row>
        <table:table-row table:style-name="ro1">
          <table:table-cell table:style-name="Default" office:value-type="string">
            <text:p>Lechicka / FMB</text:p>
          </table:table-cell>
          <table:table-cell table:style-name="ce6" office:value-type="string">
            <text:p>5:23v</text:p>
          </table:table-cell>
          <table:table-cell office:value-type="string">
            <text:p>5:54vn</text:p>
          </table:table-cell>
          <table:table-cell office:value-type="string">
            <text:p>6:37</text:p>
          </table:table-cell>
          <table:table-cell office:value-type="string">
            <text:p>7:35v</text:p>
          </table:table-cell>
          <table:table-cell office:value-type="string">
            <text:p>7:42</text:p>
          </table:table-cell>
          <table:table-cell office:value-type="string">
            <text:p>8:48</text:p>
          </table:table-cell>
          <table:table-cell office:value-type="string">
            <text:p>9:48</text:p>
          </table:table-cell>
          <table:table-cell office:value-type="string">
            <text:p>11:38</text:p>
          </table:table-cell>
          <table:table-cell office:value-type="string">
            <text:p>12:54n</text:p>
          </table:table-cell>
          <table:table-cell office:value-type="string">
            <text:p>13:33</text:p>
          </table:table-cell>
          <table:table-cell office:value-type="string">
            <text:p>14:18n</text:p>
          </table:table-cell>
          <table:table-cell office:value-type="string">
            <text:p>15:03v</text:p>
          </table:table-cell>
          <table:table-cell office:value-type="string">
            <text:p>15:39n</text:p>
          </table:table-cell>
          <table:table-cell office:value-type="string">
            <text:p>16:18</text:p>
          </table:table-cell>
          <table:table-cell office:value-type="string">
            <text:p>17:03</text:p>
          </table:table-cell>
          <table:table-cell office:value-type="string">
            <text:p>17:32</text:p>
          </table:table-cell>
          <table:table-cell office:value-type="string">
            <text:p>18:23</text:p>
          </table:table-cell>
          <table:table-cell office:value-type="string">
            <text:p>19:28</text:p>
          </table:table-cell>
          <table:table-cell office:value-type="string">
            <text:p>20:4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0"/>
        </table:table-row>
        <table:table-row table:style-name="ro1">
          <table:table-cell table:style-name="Default" office:value-type="string">
            <text:p>Niekłonice / Działki I - nż</text:p>
          </table:table-cell>
          <table:table-cell table:style-name="ce6" office:value-type="string">
            <text:p>5:24v</text:p>
          </table:table-cell>
          <table:table-cell office:value-type="string">
            <text:p>5:55vn</text:p>
          </table:table-cell>
          <table:table-cell office:value-type="string">
            <text:p>6:38</text:p>
          </table:table-cell>
          <table:table-cell office:value-type="string">
            <text:p>7:36v</text:p>
          </table:table-cell>
          <table:table-cell office:value-type="string">
            <text:p>7:43</text:p>
          </table:table-cell>
          <table:table-cell office:value-type="string">
            <text:p>8:49</text:p>
          </table:table-cell>
          <table:table-cell office:value-type="string">
            <text:p>9:49</text:p>
          </table:table-cell>
          <table:table-cell office:value-type="string">
            <text:p>11:39</text:p>
          </table:table-cell>
          <table:table-cell office:value-type="string">
            <text:p>12:55n</text:p>
          </table:table-cell>
          <table:table-cell office:value-type="string">
            <text:p>13:34</text:p>
          </table:table-cell>
          <table:table-cell office:value-type="string">
            <text:p>14:19n</text:p>
          </table:table-cell>
          <table:table-cell office:value-type="string">
            <text:p>15:04v</text:p>
          </table:table-cell>
          <table:table-cell office:value-type="string">
            <text:p>15:40n</text:p>
          </table:table-cell>
          <table:table-cell office:value-type="string">
            <text:p>16:19</text:p>
          </table:table-cell>
          <table:table-cell office:value-type="string">
            <text:p>17:04</text:p>
          </table:table-cell>
          <table:table-cell office:value-type="string">
            <text:p>17:33</text:p>
          </table:table-cell>
          <table:table-cell office:value-type="string">
            <text:p>18:24</text:p>
          </table:table-cell>
          <table:table-cell office:value-type="string">
            <text:p>19:29</text:p>
          </table:table-cell>
          <table:table-cell office:value-type="string">
            <text:p>20:4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0"/>
        </table:table-row>
        <table:table-row table:style-name="ro1">
          <table:table-cell table:style-name="Default" office:value-type="string">
            <text:p>Niekłonice / Drukarnia - nż</text:p>
          </table:table-cell>
          <table:table-cell table:style-name="ce6" office:value-type="string">
            <text:p>5:25v</text:p>
          </table:table-cell>
          <table:table-cell office:value-type="string">
            <text:p>6:39</text:p>
          </table:table-cell>
          <table:table-cell office:value-type="string">
            <text:p>7:37v</text:p>
          </table:table-cell>
          <table:table-cell office:value-type="string">
            <text:p>7:44</text:p>
          </table:table-cell>
          <table:table-cell office:value-type="string">
            <text:p>8:50</text:p>
          </table:table-cell>
          <table:table-cell office:value-type="string">
            <text:p>9:50</text:p>
          </table:table-cell>
          <table:table-cell office:value-type="string">
            <text:p>11:40</text:p>
          </table:table-cell>
          <table:table-cell office:value-type="string">
            <text:p>13:35</text:p>
          </table:table-cell>
          <table:table-cell office:value-type="string">
            <text:p>15:05v</text:p>
          </table:table-cell>
          <table:table-cell office:value-type="string">
            <text:p>16:20</text:p>
          </table:table-cell>
          <table:table-cell office:value-type="string">
            <text:p>17:05</text:p>
          </table:table-cell>
          <table:table-cell office:value-type="string">
            <text:p>17:34</text:p>
          </table:table-cell>
          <table:table-cell office:value-type="string">
            <text:p>18:25</text:p>
          </table:table-cell>
          <table:table-cell office:value-type="string">
            <text:p>19:30</text:p>
          </table:table-cell>
          <table:table-cell office:value-type="string">
            <text:p>20:4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0"/>
        </table:table-row>
        <table:table-row table:style-name="ro1">
          <table:table-cell table:style-name="Default" office:value-type="string">
            <text:p>Niekłonice / Działki II</text:p>
          </table:table-cell>
          <table:table-cell table:style-name="ce7" office:value-type="string">
            <text:p>5:56vn</text:p>
          </table:table-cell>
          <table:table-cell office:value-type="string">
            <text:p>12:56n</text:p>
          </table:table-cell>
          <table:table-cell office:value-type="string">
            <text:p>14:20n</text:p>
          </table:table-cell>
          <table:table-cell office:value-type="string">
            <text:p>15:41n</text:p>
          </table:table-cell>
          <table:table-cell/>
          <table:table-cell table:style-name="ce4"/>
          <table:table-cell table:number-columns-repeated="3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Default" office:value-type="string">
            <text:p>Niekłonice - nż</text:p>
          </table:table-cell>
          <table:table-cell table:style-name="ce7" office:value-type="string">
            <text:p>5:57vn</text:p>
          </table:table-cell>
          <table:table-cell office:value-type="string">
            <text:p>12:57n</text:p>
          </table:table-cell>
          <table:table-cell office:value-type="string">
            <text:p>14:21n</text:p>
          </table:table-cell>
          <table:table-cell office:value-type="string">
            <text:p>15:42n</text:p>
          </table:table-cell>
          <table:table-cell/>
          <table:table-cell table:style-name="ce4"/>
          <table:table-cell table:number-columns-repeated="3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 table:print="false">
        <office:forms form:automatic-focus="false" form:apply-design-mode="false"/>
        <table:table-column table:style-name="co12" table:default-cell-style-name="ce9"/>
        <table:table-column table:style-name="co5" table:default-cell-style-name="ce9"/>
        <table:table-column table:style-name="co13" table:number-columns-repeated="14" table:default-cell-style-name="ce9"/>
        <table:table-column table:style-name="co5" table:number-columns-repeated="1007" table:default-cell-style-name="ce9"/>
        <table:table-column table:style-name="co5" table:default-cell-style-name="Default"/>
        <table:table-row table:style-name="ro2">
          <table:table-cell table:style-name="ce10" office:value-type="string">
            <text:p>ŁABUSZ</text:p>
          </table:table-cell>
          <table:table-cell table:style-name="ce11" office:value-type="string">
            <text:p>9:23</text:p>
          </table:table-cell>
          <table:table-cell office:value-type="string">
            <text:p>15:23vn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10" office:value-type="string">
            <text:p>Łabusz - nż</text:p>
          </table:table-cell>
          <table:table-cell table:style-name="ce11" office:value-type="string">
            <text:p>9:27</text:p>
          </table:table-cell>
          <table:table-cell office:value-type="string">
            <text:p>15:27vn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10" office:value-type="string">
            <text:p>Północna II-nż</text:p>
          </table:table-cell>
          <table:table-cell table:style-name="ce11" office:value-type="string">
            <text:p>9:28</text:p>
          </table:table-cell>
          <table:table-cell office:value-type="string">
            <text:p>15:28vn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10" office:value-type="string">
            <text:p>Północna I-nż</text:p>
          </table:table-cell>
          <table:table-cell table:style-name="ce11" office:value-type="string">
            <text:p>9:29</text:p>
          </table:table-cell>
          <table:table-cell office:value-type="string">
            <text:p>15:29vn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10" office:value-type="string">
            <text:p>Jamno Początkowy</text:p>
          </table:table-cell>
          <table:table-cell table:style-name="ce12" office:value-type="string">
            <text:p>6:20n</text:p>
          </table:table-cell>
          <table:table-cell office:value-type="string">
            <text:p>9:31</text:p>
          </table:table-cell>
          <table:table-cell office:value-type="string">
            <text:p>10:50n</text:p>
          </table:table-cell>
          <table:table-cell office:value-type="string">
            <text:p>12:00</text:p>
          </table:table-cell>
          <table:table-cell office:value-type="string">
            <text:p>13:00v</text:p>
          </table:table-cell>
          <table:table-cell office:value-type="string">
            <text:p>14:18v</text:p>
          </table:table-cell>
          <table:table-cell office:value-type="string">
            <text:p>15:31vn</text:p>
          </table:table-cell>
          <table:table-cell office:value-type="string">
            <text:p>17:59v</text:p>
          </table:table-cell>
          <table:table-cell office:value-type="string">
            <text:p>19:0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Jamno / Skrzyżowanie</text:p>
          </table:table-cell>
          <table:table-cell table:style-name="ce11" office:value-type="string">
            <text:p>6:21n</text:p>
          </table:table-cell>
          <table:table-cell office:value-type="string">
            <text:p>9:32</text:p>
          </table:table-cell>
          <table:table-cell office:value-type="string">
            <text:p>10:51n</text:p>
          </table:table-cell>
          <table:table-cell office:value-type="string">
            <text:p>12:01</text:p>
          </table:table-cell>
          <table:table-cell office:value-type="string">
            <text:p>13:01v</text:p>
          </table:table-cell>
          <table:table-cell office:value-type="string">
            <text:p>14:19v</text:p>
          </table:table-cell>
          <table:table-cell office:value-type="string">
            <text:p>15:32vn</text:p>
          </table:table-cell>
          <table:table-cell office:value-type="string">
            <text:p>18:00v</text:p>
          </table:table-cell>
          <table:table-cell office:value-type="string">
            <text:p>19:0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Koszalińska / Kwiatowa - n/ż</text:p>
          </table:table-cell>
          <table:table-cell table:style-name="ce11" office:value-type="string">
            <text:p>6:22n</text:p>
          </table:table-cell>
          <table:table-cell office:value-type="string">
            <text:p>9:33</text:p>
          </table:table-cell>
          <table:table-cell office:value-type="string">
            <text:p>10:52n</text:p>
          </table:table-cell>
          <table:table-cell office:value-type="string">
            <text:p>12:02</text:p>
          </table:table-cell>
          <table:table-cell office:value-type="string">
            <text:p>13:02v</text:p>
          </table:table-cell>
          <table:table-cell office:value-type="string">
            <text:p>14:20v</text:p>
          </table:table-cell>
          <table:table-cell office:value-type="string">
            <text:p>15:33vn</text:p>
          </table:table-cell>
          <table:table-cell office:value-type="string">
            <text:p>18:01v</text:p>
          </table:table-cell>
          <table:table-cell office:value-type="string">
            <text:p>19:1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Koszalińska / Jamno - nż</text:p>
          </table:table-cell>
          <table:table-cell table:style-name="ce11" office:value-type="string">
            <text:p>6:23n</text:p>
          </table:table-cell>
          <table:table-cell office:value-type="string">
            <text:p>9:34</text:p>
          </table:table-cell>
          <table:table-cell office:value-type="string">
            <text:p>10:53n</text:p>
          </table:table-cell>
          <table:table-cell office:value-type="string">
            <text:p>12:03</text:p>
          </table:table-cell>
          <table:table-cell office:value-type="string">
            <text:p>13:03v</text:p>
          </table:table-cell>
          <table:table-cell office:value-type="string">
            <text:p>14:21v</text:p>
          </table:table-cell>
          <table:table-cell office:value-type="string">
            <text:p>15:34vn</text:p>
          </table:table-cell>
          <table:table-cell office:value-type="string">
            <text:p>18:02v</text:p>
          </table:table-cell>
          <table:table-cell office:value-type="string">
            <text:p>19:1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Działki - nż</text:p>
          </table:table-cell>
          <table:table-cell table:style-name="ce11" office:value-type="string">
            <text:p>6:24n</text:p>
          </table:table-cell>
          <table:table-cell office:value-type="string">
            <text:p>9:35</text:p>
          </table:table-cell>
          <table:table-cell office:value-type="string">
            <text:p>10:54n</text:p>
          </table:table-cell>
          <table:table-cell office:value-type="string">
            <text:p>12:04</text:p>
          </table:table-cell>
          <table:table-cell office:value-type="string">
            <text:p>13:04v</text:p>
          </table:table-cell>
          <table:table-cell office:value-type="string">
            <text:p>14:22v</text:p>
          </table:table-cell>
          <table:table-cell office:value-type="string">
            <text:p>15:35vn</text:p>
          </table:table-cell>
          <table:table-cell office:value-type="string">
            <text:p>18:03v</text:p>
          </table:table-cell>
          <table:table-cell office:value-type="string">
            <text:p>19:12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Ogrody Działkowe</text:p>
          </table:table-cell>
          <table:table-cell table:style-name="ce11" office:value-type="string">
            <text:p>6:25n</text:p>
          </table:table-cell>
          <table:table-cell office:value-type="string">
            <text:p>9:36</text:p>
          </table:table-cell>
          <table:table-cell office:value-type="string">
            <text:p>10:55n</text:p>
          </table:table-cell>
          <table:table-cell office:value-type="string">
            <text:p>12:05</text:p>
          </table:table-cell>
          <table:table-cell office:value-type="string">
            <text:p>13:05v</text:p>
          </table:table-cell>
          <table:table-cell office:value-type="string">
            <text:p>14:23v</text:p>
          </table:table-cell>
          <table:table-cell office:value-type="string">
            <text:p>15:36vn</text:p>
          </table:table-cell>
          <table:table-cell office:value-type="string">
            <text:p>18:04v</text:p>
          </table:table-cell>
          <table:table-cell office:value-type="string">
            <text:p>19:1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Ogrody Działkowe I - nż</text:p>
          </table:table-cell>
          <table:table-cell table:style-name="ce11" office:value-type="string">
            <text:p>6:26n</text:p>
          </table:table-cell>
          <table:table-cell office:value-type="string">
            <text:p>9:37</text:p>
          </table:table-cell>
          <table:table-cell office:value-type="string">
            <text:p>10:56n</text:p>
          </table:table-cell>
          <table:table-cell office:value-type="string">
            <text:p>12:06</text:p>
          </table:table-cell>
          <table:table-cell office:value-type="string">
            <text:p>13:06v</text:p>
          </table:table-cell>
          <table:table-cell office:value-type="string">
            <text:p>14:24v</text:p>
          </table:table-cell>
          <table:table-cell office:value-type="string">
            <text:p>15:37vn</text:p>
          </table:table-cell>
          <table:table-cell office:value-type="string">
            <text:p>18:05v</text:p>
          </table:table-cell>
          <table:table-cell office:value-type="string">
            <text:p>19: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Ogrody Działkowe II - nż</text:p>
          </table:table-cell>
          <table:table-cell table:style-name="ce11" office:value-type="string">
            <text:p>6:27n</text:p>
          </table:table-cell>
          <table:table-cell office:value-type="string">
            <text:p>9:38</text:p>
          </table:table-cell>
          <table:table-cell office:value-type="string">
            <text:p>10:57n</text:p>
          </table:table-cell>
          <table:table-cell office:value-type="string">
            <text:p>12:07</text:p>
          </table:table-cell>
          <table:table-cell office:value-type="string">
            <text:p>13:07v</text:p>
          </table:table-cell>
          <table:table-cell office:value-type="string">
            <text:p>14:25v</text:p>
          </table:table-cell>
          <table:table-cell office:value-type="string">
            <text:p>15:38vn</text:p>
          </table:table-cell>
          <table:table-cell office:value-type="string">
            <text:p>18:06v</text:p>
          </table:table-cell>
          <table:table-cell office:value-type="string">
            <text:p>19:15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Ogrody Działkowe III - nż</text:p>
          </table:table-cell>
          <table:table-cell table:style-name="ce11" office:value-type="string">
            <text:p>6:28n</text:p>
          </table:table-cell>
          <table:table-cell office:value-type="string">
            <text:p>9:39</text:p>
          </table:table-cell>
          <table:table-cell office:value-type="string">
            <text:p>10:58n</text:p>
          </table:table-cell>
          <table:table-cell office:value-type="string">
            <text:p>12:08</text:p>
          </table:table-cell>
          <table:table-cell office:value-type="string">
            <text:p>13:08v</text:p>
          </table:table-cell>
          <table:table-cell office:value-type="string">
            <text:p>14:26v</text:p>
          </table:table-cell>
          <table:table-cell office:value-type="string">
            <text:p>15:39vn</text:p>
          </table:table-cell>
          <table:table-cell office:value-type="string">
            <text:p>18:07v</text:p>
          </table:table-cell>
          <table:table-cell office:value-type="string">
            <text:p>19:16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Osiedle UE / Francuska - nż</text:p>
          </table:table-cell>
          <table:table-cell table:style-name="ce11" office:value-type="string">
            <text:p>6:29n</text:p>
          </table:table-cell>
          <table:table-cell office:value-type="string">
            <text:p>9:40</text:p>
          </table:table-cell>
          <table:table-cell office:value-type="string">
            <text:p>10:59n</text:p>
          </table:table-cell>
          <table:table-cell office:value-type="string">
            <text:p>12:09</text:p>
          </table:table-cell>
          <table:table-cell office:value-type="string">
            <text:p>13:09v</text:p>
          </table:table-cell>
          <table:table-cell office:value-type="string">
            <text:p>14:27v</text:p>
          </table:table-cell>
          <table:table-cell office:value-type="string">
            <text:p>15:40vn</text:p>
          </table:table-cell>
          <table:table-cell office:value-type="string">
            <text:p>18:08v</text:p>
          </table:table-cell>
          <table:table-cell office:value-type="string">
            <text:p>19:1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KTBS / Brytyjska - nż</text:p>
          </table:table-cell>
          <table:table-cell table:style-name="ce11" office:value-type="string">
            <text:p>6:30n</text:p>
          </table:table-cell>
          <table:table-cell office:value-type="string">
            <text:p>9:41</text:p>
          </table:table-cell>
          <table:table-cell office:value-type="string">
            <text:p>11:00n</text:p>
          </table:table-cell>
          <table:table-cell office:value-type="string">
            <text:p>12:10</text:p>
          </table:table-cell>
          <table:table-cell office:value-type="string">
            <text:p>13:10v</text:p>
          </table:table-cell>
          <table:table-cell office:value-type="string">
            <text:p>14:28v</text:p>
          </table:table-cell>
          <table:table-cell office:value-type="string">
            <text:p>15:41vn</text:p>
          </table:table-cell>
          <table:table-cell office:value-type="string">
            <text:p>18:09v</text:p>
          </table:table-cell>
          <table:table-cell office:value-type="string">
            <text:p>19:18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Władysława IV / Pętla</text:p>
          </table:table-cell>
          <table:table-cell table:style-name="ce11" office:value-type="string">
            <text:p>6:32n</text:p>
          </table:table-cell>
          <table:table-cell office:value-type="string">
            <text:p>7:45</text:p>
          </table:table-cell>
          <table:table-cell office:value-type="string">
            <text:p>9:43</text:p>
          </table:table-cell>
          <table:table-cell office:value-type="string">
            <text:p>11:02n</text:p>
          </table:table-cell>
          <table:table-cell office:value-type="string">
            <text:p>12:12</text:p>
          </table:table-cell>
          <table:table-cell office:value-type="string">
            <text:p>13:12v</text:p>
          </table:table-cell>
          <table:table-cell office:value-type="string">
            <text:p>14:30v</text:p>
          </table:table-cell>
          <table:table-cell office:value-type="string">
            <text:p>15:43vn</text:p>
          </table:table-cell>
          <table:table-cell office:value-type="string">
            <text:p>17:02v</text:p>
          </table:table-cell>
          <table:table-cell office:value-type="string">
            <text:p>18:00</text:p>
          </table:table-cell>
          <table:table-cell office:value-type="string">
            <text:p>18:11v</text:p>
          </table:table-cell>
          <table:table-cell office:value-type="string">
            <text:p>19:20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Władysława IV / Kwiatkowskiego</text:p>
          </table:table-cell>
          <table:table-cell table:style-name="ce11" office:value-type="string">
            <text:p>6:34n</text:p>
          </table:table-cell>
          <table:table-cell office:value-type="string">
            <text:p>7:47</text:p>
          </table:table-cell>
          <table:table-cell office:value-type="string">
            <text:p>9:45</text:p>
          </table:table-cell>
          <table:table-cell office:value-type="string">
            <text:p>11:04n</text:p>
          </table:table-cell>
          <table:table-cell office:value-type="string">
            <text:p>12:14</text:p>
          </table:table-cell>
          <table:table-cell office:value-type="string">
            <text:p>13:14v</text:p>
          </table:table-cell>
          <table:table-cell office:value-type="string">
            <text:p>14:32v</text:p>
          </table:table-cell>
          <table:table-cell office:value-type="string">
            <text:p>15:45vn</text:p>
          </table:table-cell>
          <table:table-cell office:value-type="string">
            <text:p>17:03v</text:p>
          </table:table-cell>
          <table:table-cell office:value-type="string">
            <text:p>18:02</text:p>
          </table:table-cell>
          <table:table-cell office:value-type="string">
            <text:p>18:13v</text:p>
          </table:table-cell>
          <table:table-cell office:value-type="string">
            <text:p>19:22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Władysława IV / Sikorskiego</text:p>
          </table:table-cell>
          <table:table-cell table:style-name="ce11" office:value-type="string">
            <text:p>6:35n</text:p>
          </table:table-cell>
          <table:table-cell office:value-type="string">
            <text:p>7:48</text:p>
          </table:table-cell>
          <table:table-cell office:value-type="string">
            <text:p>9:46</text:p>
          </table:table-cell>
          <table:table-cell office:value-type="string">
            <text:p>11:05n</text:p>
          </table:table-cell>
          <table:table-cell office:value-type="string">
            <text:p>12:15</text:p>
          </table:table-cell>
          <table:table-cell office:value-type="string">
            <text:p>13:15v</text:p>
          </table:table-cell>
          <table:table-cell office:value-type="string">
            <text:p>14:33v</text:p>
          </table:table-cell>
          <table:table-cell office:value-type="string">
            <text:p>15:46vn</text:p>
          </table:table-cell>
          <table:table-cell office:value-type="string">
            <text:p>17:04v</text:p>
          </table:table-cell>
          <table:table-cell office:value-type="string">
            <text:p>18:03</text:p>
          </table:table-cell>
          <table:table-cell office:value-type="string">
            <text:p>18:14v</text:p>
          </table:table-cell>
          <table:table-cell office:value-type="string">
            <text:p>19:23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Władysława IV / Kutrzeby</text:p>
          </table:table-cell>
          <table:table-cell table:style-name="ce11" office:value-type="string">
            <text:p>6:36n</text:p>
          </table:table-cell>
          <table:table-cell office:value-type="string">
            <text:p>7:49</text:p>
          </table:table-cell>
          <table:table-cell office:value-type="string">
            <text:p>9:47</text:p>
          </table:table-cell>
          <table:table-cell office:value-type="string">
            <text:p>11:06n</text:p>
          </table:table-cell>
          <table:table-cell office:value-type="string">
            <text:p>12:16</text:p>
          </table:table-cell>
          <table:table-cell office:value-type="string">
            <text:p>13:16v</text:p>
          </table:table-cell>
          <table:table-cell office:value-type="string">
            <text:p>14:34v</text:p>
          </table:table-cell>
          <table:table-cell office:value-type="string">
            <text:p>15:47vn</text:p>
          </table:table-cell>
          <table:table-cell office:value-type="string">
            <text:p>17:05v</text:p>
          </table:table-cell>
          <table:table-cell office:value-type="string">
            <text:p>18:04</text:p>
          </table:table-cell>
          <table:table-cell office:value-type="string">
            <text:p>18:15v</text:p>
          </table:table-cell>
          <table:table-cell office:value-type="string">
            <text:p>19:24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Monte Cassino / Bałtycka</text:p>
          </table:table-cell>
          <table:table-cell table:style-name="ce11" office:value-type="string">
            <text:p>6:38n</text:p>
          </table:table-cell>
          <table:table-cell office:value-type="string">
            <text:p>7:51</text:p>
          </table:table-cell>
          <table:table-cell office:value-type="string">
            <text:p>9:49</text:p>
          </table:table-cell>
          <table:table-cell office:value-type="string">
            <text:p>11:08n</text:p>
          </table:table-cell>
          <table:table-cell office:value-type="string">
            <text:p>12:18</text:p>
          </table:table-cell>
          <table:table-cell office:value-type="string">
            <text:p>13:18v</text:p>
          </table:table-cell>
          <table:table-cell office:value-type="string">
            <text:p>14:36v</text:p>
          </table:table-cell>
          <table:table-cell office:value-type="string">
            <text:p>15:49vn</text:p>
          </table:table-cell>
          <table:table-cell office:value-type="string">
            <text:p>17:07v</text:p>
          </table:table-cell>
          <table:table-cell office:value-type="string">
            <text:p>18:06</text:p>
          </table:table-cell>
          <table:table-cell office:value-type="string">
            <text:p>18:17v</text:p>
          </table:table-cell>
          <table:table-cell office:value-type="string">
            <text:p>19:26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Armii Krajowej / Kościół</text:p>
          </table:table-cell>
          <table:table-cell table:style-name="ce11" office:value-type="string">
            <text:p>6:40n</text:p>
          </table:table-cell>
          <table:table-cell office:value-type="string">
            <text:p>7:53</text:p>
          </table:table-cell>
          <table:table-cell office:value-type="string">
            <text:p>9:51</text:p>
          </table:table-cell>
          <table:table-cell office:value-type="string">
            <text:p>11:10n</text:p>
          </table:table-cell>
          <table:table-cell office:value-type="string">
            <text:p>12:20</text:p>
          </table:table-cell>
          <table:table-cell office:value-type="string">
            <text:p>13:20v</text:p>
          </table:table-cell>
          <table:table-cell office:value-type="string">
            <text:p>14:38v</text:p>
          </table:table-cell>
          <table:table-cell office:value-type="string">
            <text:p>15:51vn</text:p>
          </table:table-cell>
          <table:table-cell office:value-type="string">
            <text:p>17:09v</text:p>
          </table:table-cell>
          <table:table-cell office:value-type="string">
            <text:p>18:08</text:p>
          </table:table-cell>
          <table:table-cell office:value-type="string">
            <text:p>18:19v</text:p>
          </table:table-cell>
          <table:table-cell office:value-type="string">
            <text:p>19:28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Dworzec PKP</text:p>
          </table:table-cell>
          <table:table-cell table:style-name="ce11" office:value-type="string">
            <text:p>6:42n</text:p>
          </table:table-cell>
          <table:table-cell office:value-type="string">
            <text:p>7:55</text:p>
          </table:table-cell>
          <table:table-cell office:value-type="string">
            <text:p>9:53</text:p>
          </table:table-cell>
          <table:table-cell office:value-type="string">
            <text:p>11:12n</text:p>
          </table:table-cell>
          <table:table-cell office:value-type="string">
            <text:p>12:22</text:p>
          </table:table-cell>
          <table:table-cell office:value-type="string">
            <text:p>13:22v</text:p>
          </table:table-cell>
          <table:table-cell office:value-type="string">
            <text:p>14:40v</text:p>
          </table:table-cell>
          <table:table-cell office:value-type="string">
            <text:p>15:53vn</text:p>
          </table:table-cell>
          <table:table-cell office:value-type="string">
            <text:p>17:11v</text:p>
          </table:table-cell>
          <table:table-cell office:value-type="string">
            <text:p>18:10</text:p>
          </table:table-cell>
          <table:table-cell office:value-type="string">
            <text:p>18:21v</text:p>
          </table:table-cell>
          <table:table-cell office:value-type="string">
            <text:p>19:30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Krakusa i Wandy / Zwycięstwa</text:p>
          </table:table-cell>
          <table:table-cell table:style-name="ce11" office:value-type="string">
            <text:p>6:44n</text:p>
          </table:table-cell>
          <table:table-cell office:value-type="string">
            <text:p>7:57</text:p>
          </table:table-cell>
          <table:table-cell office:value-type="string">
            <text:p>9:55</text:p>
          </table:table-cell>
          <table:table-cell office:value-type="string">
            <text:p>11:14n</text:p>
          </table:table-cell>
          <table:table-cell office:value-type="string">
            <text:p>12:24</text:p>
          </table:table-cell>
          <table:table-cell office:value-type="string">
            <text:p>13:24v</text:p>
          </table:table-cell>
          <table:table-cell office:value-type="string">
            <text:p>14:42v</text:p>
          </table:table-cell>
          <table:table-cell office:value-type="string">
            <text:p>15:55vn</text:p>
          </table:table-cell>
          <table:table-cell office:value-type="string">
            <text:p>17:13v</text:p>
          </table:table-cell>
          <table:table-cell office:value-type="string">
            <text:p>18:12</text:p>
          </table:table-cell>
          <table:table-cell office:value-type="string">
            <text:p>18:23v</text:p>
          </table:table-cell>
          <table:table-cell office:value-type="string">
            <text:p>19:32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Lechicka / Kolejowa</text:p>
          </table:table-cell>
          <table:table-cell table:style-name="ce11" office:value-type="string">
            <text:p>6:47n</text:p>
          </table:table-cell>
          <table:table-cell office:value-type="string">
            <text:p>7:59</text:p>
          </table:table-cell>
          <table:table-cell office:value-type="string">
            <text:p>9:57</text:p>
          </table:table-cell>
          <table:table-cell office:value-type="string">
            <text:p>11:17n</text:p>
          </table:table-cell>
          <table:table-cell office:value-type="string">
            <text:p>12:27</text:p>
          </table:table-cell>
          <table:table-cell office:value-type="string">
            <text:p>13:27v</text:p>
          </table:table-cell>
          <table:table-cell office:value-type="string">
            <text:p>14:45v</text:p>
          </table:table-cell>
          <table:table-cell office:value-type="string">
            <text:p>15:57vn</text:p>
          </table:table-cell>
          <table:table-cell office:value-type="string">
            <text:p>17:16v</text:p>
          </table:table-cell>
          <table:table-cell office:value-type="string">
            <text:p>18:14</text:p>
          </table:table-cell>
          <table:table-cell office:value-type="string">
            <text:p>18:26v</text:p>
          </table:table-cell>
          <table:table-cell office:value-type="string">
            <text:p>19:34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Lechicka / FMB</text:p>
          </table:table-cell>
          <table:table-cell table:style-name="ce11" office:value-type="string">
            <text:p>6:48n</text:p>
          </table:table-cell>
          <table:table-cell office:value-type="string">
            <text:p>8:00</text:p>
          </table:table-cell>
          <table:table-cell office:value-type="string">
            <text:p>9:58</text:p>
          </table:table-cell>
          <table:table-cell office:value-type="string">
            <text:p>11:18n</text:p>
          </table:table-cell>
          <table:table-cell office:value-type="string">
            <text:p>12:28</text:p>
          </table:table-cell>
          <table:table-cell office:value-type="string">
            <text:p>13:28v</text:p>
          </table:table-cell>
          <table:table-cell office:value-type="string">
            <text:p>14:46v</text:p>
          </table:table-cell>
          <table:table-cell office:value-type="string">
            <text:p>15:58vn</text:p>
          </table:table-cell>
          <table:table-cell office:value-type="string">
            <text:p>17:17v</text:p>
          </table:table-cell>
          <table:table-cell office:value-type="string">
            <text:p>18:15</text:p>
          </table:table-cell>
          <table:table-cell office:value-type="string">
            <text:p>18:27v</text:p>
          </table:table-cell>
          <table:table-cell office:value-type="string">
            <text:p>19:35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Niekłonice / Działki I - nż</text:p>
          </table:table-cell>
          <table:table-cell table:style-name="ce11" office:value-type="string">
            <text:p>6:49n</text:p>
          </table:table-cell>
          <table:table-cell office:value-type="string">
            <text:p>8:01</text:p>
          </table:table-cell>
          <table:table-cell office:value-type="string">
            <text:p>9:59</text:p>
          </table:table-cell>
          <table:table-cell office:value-type="string">
            <text:p>11:19n</text:p>
          </table:table-cell>
          <table:table-cell office:value-type="string">
            <text:p>12:29</text:p>
          </table:table-cell>
          <table:table-cell office:value-type="string">
            <text:p>13:29v</text:p>
          </table:table-cell>
          <table:table-cell office:value-type="string">
            <text:p>14:47v</text:p>
          </table:table-cell>
          <table:table-cell office:value-type="string">
            <text:p>15:59vn</text:p>
          </table:table-cell>
          <table:table-cell office:value-type="string">
            <text:p>17:18v</text:p>
          </table:table-cell>
          <table:table-cell office:value-type="string">
            <text:p>18:16</text:p>
          </table:table-cell>
          <table:table-cell office:value-type="string">
            <text:p>18:28v</text:p>
          </table:table-cell>
          <table:table-cell office:value-type="string">
            <text:p>19:36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Niekłonice / Drukarnia - nż</text:p>
          </table:table-cell>
          <table:table-cell table:style-name="ce11" office:value-type="string">
            <text:p>8:02</text:p>
          </table:table-cell>
          <table:table-cell office:value-type="string">
            <text:p>10:00</text:p>
          </table:table-cell>
          <table:table-cell office:value-type="string">
            <text:p>12:30</text:p>
          </table:table-cell>
          <table:table-cell office:value-type="string">
            <text:p>13:30v</text:p>
          </table:table-cell>
          <table:table-cell office:value-type="string">
            <text:p>14:48v</text:p>
          </table:table-cell>
          <table:table-cell office:value-type="string">
            <text:p>17:19v</text:p>
          </table:table-cell>
          <table:table-cell office:value-type="string">
            <text:p>18:17</text:p>
          </table:table-cell>
          <table:table-cell office:value-type="string">
            <text:p>18:29v</text:p>
          </table:table-cell>
          <table:table-cell office:value-type="string">
            <text:p>19:37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0" office:value-type="string">
            <text:p>Niekłonice / Działki II</text:p>
          </table:table-cell>
          <table:table-cell table:style-name="ce12" office:value-type="string">
            <text:p>6:50n</text:p>
          </table:table-cell>
          <table:table-cell office:value-type="string">
            <text:p>11:20n</text:p>
          </table:table-cell>
          <table:table-cell office:value-type="string">
            <text:p>16:00vn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0" office:value-type="string">
            <text:p>Niekłonice - nż</text:p>
          </table:table-cell>
          <table:table-cell table:style-name="ce12" office:value-type="string">
            <text:p>6:51n</text:p>
          </table:table-cell>
          <table:table-cell office:value-type="string">
            <text:p>11:21n</text:p>
          </table:table-cell>
          <table:table-cell office:value-type="string">
            <text:p>16:01vn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 table:print="false">
        <office:forms form:automatic-focus="false" form:apply-design-mode="false"/>
        <table:table-column table:style-name="co12" table:default-cell-style-name="ce10"/>
        <table:table-column table:style-name="co5" table:default-cell-style-name="ce9"/>
        <table:table-column table:style-name="co5" table:number-columns-repeated="1022" table:default-cell-style-name="ce10"/>
        <table:table-row table:style-name="ro2">
          <table:table-cell office:value-type="string">
            <text:p>ŁABUSZ</text:p>
          </table:table-cell>
          <table:table-cell table:style-name="ce11" office:value-type="string">
            <text:p>9:23</text:p>
          </table:table-cell>
          <table:table-cell table:style-name="ce9" office:value-type="string">
            <text:p>15:23v</text:p>
          </table:table-cell>
          <table:table-cell table:style-name="Default"/>
          <table:table-cell table:style-name="ce9" table:number-columns-repeated="3"/>
          <table:table-cell table:style-name="ce4"/>
          <table:table-cell table:style-name="Default"/>
          <table:table-cell table:style-name="ce9" table:number-columns-repeated="34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Łabusz - nż</text:p>
          </table:table-cell>
          <table:table-cell table:style-name="ce11" office:value-type="string">
            <text:p>9:27</text:p>
          </table:table-cell>
          <table:table-cell table:style-name="ce9" office:value-type="string">
            <text:p>15:27v</text:p>
          </table:table-cell>
          <table:table-cell table:style-name="Default"/>
          <table:table-cell table:style-name="ce9" table:number-columns-repeated="3"/>
          <table:table-cell table:style-name="ce4"/>
          <table:table-cell table:style-name="Default"/>
          <table:table-cell table:style-name="ce9" table:number-columns-repeated="34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Północna II-nż</text:p>
          </table:table-cell>
          <table:table-cell table:style-name="ce11" office:value-type="string">
            <text:p>9:28</text:p>
          </table:table-cell>
          <table:table-cell table:style-name="ce9" office:value-type="string">
            <text:p>15:28v</text:p>
          </table:table-cell>
          <table:table-cell table:style-name="Default"/>
          <table:table-cell table:style-name="ce9" table:number-columns-repeated="3"/>
          <table:table-cell table:style-name="ce4"/>
          <table:table-cell table:style-name="Default"/>
          <table:table-cell table:style-name="ce9" table:number-columns-repeated="34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Północna I-nż</text:p>
          </table:table-cell>
          <table:table-cell table:style-name="ce11" office:value-type="string">
            <text:p>9:29</text:p>
          </table:table-cell>
          <table:table-cell table:style-name="ce9" office:value-type="string">
            <text:p>15:29v</text:p>
          </table:table-cell>
          <table:table-cell table:style-name="Default"/>
          <table:table-cell table:style-name="ce9" table:number-columns-repeated="6"/>
          <table:table-cell table:style-name="Default"/>
          <table:table-cell table:style-name="ce9" table:number-columns-repeated="32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Jamno Początkowy</text:p>
          </table:table-cell>
          <table:table-cell table:style-name="ce12" office:value-type="string">
            <text:p>6:20</text:p>
          </table:table-cell>
          <table:table-cell table:style-name="ce9" office:value-type="string">
            <text:p>9:31</text:p>
          </table:table-cell>
          <table:table-cell table:style-name="ce9" office:value-type="string">
            <text:p>10:50n</text:p>
          </table:table-cell>
          <table:table-cell table:style-name="ce9" office:value-type="string">
            <text:p>12:00</text:p>
          </table:table-cell>
          <table:table-cell table:style-name="ce9" office:value-type="string">
            <text:p>13:00</text:p>
          </table:table-cell>
          <table:table-cell table:style-name="ce9" office:value-type="string">
            <text:p>14:18v</text:p>
          </table:table-cell>
          <table:table-cell table:style-name="ce9" office:value-type="string">
            <text:p>15:31v</text:p>
          </table:table-cell>
          <table:table-cell table:style-name="ce9" office:value-type="string">
            <text:p>17:59v</text:p>
          </table:table-cell>
          <table:table-cell table:style-name="ce9"/>
          <table:table-cell table:style-name="Default"/>
          <table:table-cell table:style-name="ce9" table:number-columns-repeated="32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Jamno / Skrzyżowanie</text:p>
          </table:table-cell>
          <table:table-cell table:style-name="ce11" office:value-type="string">
            <text:p>6:21</text:p>
          </table:table-cell>
          <table:table-cell table:style-name="ce9" office:value-type="string">
            <text:p>9:32</text:p>
          </table:table-cell>
          <table:table-cell table:style-name="ce9" office:value-type="string">
            <text:p>10:51n</text:p>
          </table:table-cell>
          <table:table-cell table:style-name="ce9" office:value-type="string">
            <text:p>12:01</text:p>
          </table:table-cell>
          <table:table-cell table:style-name="ce9" office:value-type="string">
            <text:p>13:01</text:p>
          </table:table-cell>
          <table:table-cell table:style-name="ce9" office:value-type="string">
            <text:p>14:19v</text:p>
          </table:table-cell>
          <table:table-cell table:style-name="ce9" office:value-type="string">
            <text:p>15:32v</text:p>
          </table:table-cell>
          <table:table-cell table:style-name="ce9" office:value-type="string">
            <text:p>18:00v</text:p>
          </table:table-cell>
          <table:table-cell table:style-name="ce9"/>
          <table:table-cell table:style-name="Default"/>
          <table:table-cell table:style-name="ce9" table:number-columns-repeated="32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Koszalińska / Kwiatowa - n/ż</text:p>
          </table:table-cell>
          <table:table-cell table:style-name="ce11" office:value-type="string">
            <text:p>6:22</text:p>
          </table:table-cell>
          <table:table-cell table:style-name="ce9" office:value-type="string">
            <text:p>9:33</text:p>
          </table:table-cell>
          <table:table-cell table:style-name="ce9" office:value-type="string">
            <text:p>10:52n</text:p>
          </table:table-cell>
          <table:table-cell table:style-name="ce9" office:value-type="string">
            <text:p>12:02</text:p>
          </table:table-cell>
          <table:table-cell table:style-name="ce9" office:value-type="string">
            <text:p>13:02</text:p>
          </table:table-cell>
          <table:table-cell table:style-name="ce9" office:value-type="string">
            <text:p>14:20v</text:p>
          </table:table-cell>
          <table:table-cell table:style-name="ce9" office:value-type="string">
            <text:p>15:33v</text:p>
          </table:table-cell>
          <table:table-cell table:style-name="ce9" office:value-type="string">
            <text:p>18:01v</text:p>
          </table:table-cell>
          <table:table-cell table:style-name="ce9"/>
          <table:table-cell table:style-name="Default"/>
          <table:table-cell table:style-name="ce9" table:number-columns-repeated="32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Koszalińska / Jamno - nż</text:p>
          </table:table-cell>
          <table:table-cell table:style-name="ce11" office:value-type="string">
            <text:p>6:23</text:p>
          </table:table-cell>
          <table:table-cell table:style-name="ce9" office:value-type="string">
            <text:p>9:34</text:p>
          </table:table-cell>
          <table:table-cell table:style-name="ce9" office:value-type="string">
            <text:p>10:53n</text:p>
          </table:table-cell>
          <table:table-cell table:style-name="ce9" office:value-type="string">
            <text:p>12:03</text:p>
          </table:table-cell>
          <table:table-cell table:style-name="ce9" office:value-type="string">
            <text:p>13:03</text:p>
          </table:table-cell>
          <table:table-cell table:style-name="ce9" office:value-type="string">
            <text:p>14:21v</text:p>
          </table:table-cell>
          <table:table-cell table:style-name="ce9" office:value-type="string">
            <text:p>15:34v</text:p>
          </table:table-cell>
          <table:table-cell table:style-name="ce9" office:value-type="string">
            <text:p>18:02v</text:p>
          </table:table-cell>
          <table:table-cell table:style-name="ce9"/>
          <table:table-cell table:style-name="Default"/>
          <table:table-cell table:style-name="ce9" table:number-columns-repeated="32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Działki - nż</text:p>
          </table:table-cell>
          <table:table-cell table:style-name="ce11" office:value-type="string">
            <text:p>6:24</text:p>
          </table:table-cell>
          <table:table-cell table:style-name="ce9" office:value-type="string">
            <text:p>9:35</text:p>
          </table:table-cell>
          <table:table-cell table:style-name="ce9" office:value-type="string">
            <text:p>10:54n</text:p>
          </table:table-cell>
          <table:table-cell table:style-name="ce9" office:value-type="string">
            <text:p>12:04</text:p>
          </table:table-cell>
          <table:table-cell table:style-name="ce9" office:value-type="string">
            <text:p>13:04</text:p>
          </table:table-cell>
          <table:table-cell table:style-name="ce9" office:value-type="string">
            <text:p>14:22v</text:p>
          </table:table-cell>
          <table:table-cell table:style-name="ce9" office:value-type="string">
            <text:p>15:35v</text:p>
          </table:table-cell>
          <table:table-cell table:style-name="ce9" office:value-type="string">
            <text:p>18:03v</text:p>
          </table:table-cell>
          <table:table-cell table:style-name="ce9"/>
          <table:table-cell table:style-name="Default"/>
          <table:table-cell table:style-name="ce9" table:number-columns-repeated="32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Ogrody Działkowe</text:p>
          </table:table-cell>
          <table:table-cell table:style-name="ce11" office:value-type="string">
            <text:p>6:25</text:p>
          </table:table-cell>
          <table:table-cell table:style-name="ce9" office:value-type="string">
            <text:p>9:36</text:p>
          </table:table-cell>
          <table:table-cell table:style-name="ce9" office:value-type="string">
            <text:p>10:55n</text:p>
          </table:table-cell>
          <table:table-cell table:style-name="ce9" office:value-type="string">
            <text:p>12:05</text:p>
          </table:table-cell>
          <table:table-cell table:style-name="ce9" office:value-type="string">
            <text:p>13:05</text:p>
          </table:table-cell>
          <table:table-cell table:style-name="ce9" office:value-type="string">
            <text:p>14:23v</text:p>
          </table:table-cell>
          <table:table-cell table:style-name="ce9" office:value-type="string">
            <text:p>15:36v</text:p>
          </table:table-cell>
          <table:table-cell table:style-name="ce9" office:value-type="string">
            <text:p>18:04v</text:p>
          </table:table-cell>
          <table:table-cell table:style-name="ce9"/>
          <table:table-cell table:style-name="Default"/>
          <table:table-cell table:style-name="ce9" table:number-columns-repeated="32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Ogrody Działkowe I - nż</text:p>
          </table:table-cell>
          <table:table-cell table:style-name="ce11" office:value-type="string">
            <text:p>6:26</text:p>
          </table:table-cell>
          <table:table-cell table:style-name="ce9" office:value-type="string">
            <text:p>9:37</text:p>
          </table:table-cell>
          <table:table-cell table:style-name="ce9" office:value-type="string">
            <text:p>10:56n</text:p>
          </table:table-cell>
          <table:table-cell table:style-name="ce9" office:value-type="string">
            <text:p>12:06</text:p>
          </table:table-cell>
          <table:table-cell table:style-name="ce9" office:value-type="string">
            <text:p>13:06</text:p>
          </table:table-cell>
          <table:table-cell table:style-name="ce9" office:value-type="string">
            <text:p>14:24v</text:p>
          </table:table-cell>
          <table:table-cell table:style-name="ce9" office:value-type="string">
            <text:p>15:37v</text:p>
          </table:table-cell>
          <table:table-cell table:style-name="ce9" office:value-type="string">
            <text:p>18:05v</text:p>
          </table:table-cell>
          <table:table-cell table:style-name="ce9"/>
          <table:table-cell table:style-name="Default"/>
          <table:table-cell table:style-name="ce9" table:number-columns-repeated="32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Ogrody Działkowe II - nż</text:p>
          </table:table-cell>
          <table:table-cell table:style-name="ce11" office:value-type="string">
            <text:p>6:27</text:p>
          </table:table-cell>
          <table:table-cell table:style-name="ce9" office:value-type="string">
            <text:p>9:38</text:p>
          </table:table-cell>
          <table:table-cell table:style-name="ce9" office:value-type="string">
            <text:p>10:57n</text:p>
          </table:table-cell>
          <table:table-cell table:style-name="ce9" office:value-type="string">
            <text:p>12:07</text:p>
          </table:table-cell>
          <table:table-cell table:style-name="ce9" office:value-type="string">
            <text:p>13:07</text:p>
          </table:table-cell>
          <table:table-cell table:style-name="ce9" office:value-type="string">
            <text:p>14:25v</text:p>
          </table:table-cell>
          <table:table-cell table:style-name="ce9" office:value-type="string">
            <text:p>15:38v</text:p>
          </table:table-cell>
          <table:table-cell table:style-name="ce9" office:value-type="string">
            <text:p>18:06v</text:p>
          </table:table-cell>
          <table:table-cell table:style-name="ce9"/>
          <table:table-cell table:style-name="Default"/>
          <table:table-cell table:style-name="ce9" table:number-columns-repeated="32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Ogrody Działkowe III - nż</text:p>
          </table:table-cell>
          <table:table-cell table:style-name="ce11" office:value-type="string">
            <text:p>6:28</text:p>
          </table:table-cell>
          <table:table-cell table:style-name="ce9" office:value-type="string">
            <text:p>9:39</text:p>
          </table:table-cell>
          <table:table-cell table:style-name="ce9" office:value-type="string">
            <text:p>10:58n</text:p>
          </table:table-cell>
          <table:table-cell table:style-name="ce9" office:value-type="string">
            <text:p>12:08</text:p>
          </table:table-cell>
          <table:table-cell table:style-name="ce9" office:value-type="string">
            <text:p>13:08</text:p>
          </table:table-cell>
          <table:table-cell table:style-name="ce9" office:value-type="string">
            <text:p>14:26v</text:p>
          </table:table-cell>
          <table:table-cell table:style-name="ce9" office:value-type="string">
            <text:p>15:39v</text:p>
          </table:table-cell>
          <table:table-cell table:style-name="ce9" office:value-type="string">
            <text:p>18:07v</text:p>
          </table:table-cell>
          <table:table-cell table:style-name="ce9"/>
          <table:table-cell table:style-name="Default"/>
          <table:table-cell table:style-name="ce9" table:number-columns-repeated="32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Osiedle UE / Francuska - nż</text:p>
          </table:table-cell>
          <table:table-cell table:style-name="ce11" office:value-type="string">
            <text:p>6:29</text:p>
          </table:table-cell>
          <table:table-cell table:style-name="ce9" office:value-type="string">
            <text:p>9:40</text:p>
          </table:table-cell>
          <table:table-cell table:style-name="ce9" office:value-type="string">
            <text:p>10:59n</text:p>
          </table:table-cell>
          <table:table-cell table:style-name="ce9" office:value-type="string">
            <text:p>12:09</text:p>
          </table:table-cell>
          <table:table-cell table:style-name="ce9" office:value-type="string">
            <text:p>13:09</text:p>
          </table:table-cell>
          <table:table-cell table:style-name="ce9" office:value-type="string">
            <text:p>14:27v</text:p>
          </table:table-cell>
          <table:table-cell table:style-name="ce9" office:value-type="string">
            <text:p>15:40v</text:p>
          </table:table-cell>
          <table:table-cell table:style-name="ce9" office:value-type="string">
            <text:p>18:08v</text:p>
          </table:table-cell>
          <table:table-cell table:style-name="ce9"/>
          <table:table-cell table:style-name="Default"/>
          <table:table-cell table:style-name="ce9" table:number-columns-repeated="32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 office:value-type="string">
            <text:p>KTBS / Brytyjska - nż</text:p>
          </table:table-cell>
          <table:table-cell table:style-name="ce11" office:value-type="string">
            <text:p>6:30</text:p>
          </table:table-cell>
          <table:table-cell table:style-name="ce9" office:value-type="string">
            <text:p>9:41</text:p>
          </table:table-cell>
          <table:table-cell table:style-name="ce9" office:value-type="string">
            <text:p>11:00n</text:p>
          </table:table-cell>
          <table:table-cell table:style-name="ce9" office:value-type="string">
            <text:p>12:10</text:p>
          </table:table-cell>
          <table:table-cell table:style-name="ce9" office:value-type="string">
            <text:p>13:10</text:p>
          </table:table-cell>
          <table:table-cell table:style-name="ce9" office:value-type="string">
            <text:p>14:28v</text:p>
          </table:table-cell>
          <table:table-cell table:style-name="ce9" office:value-type="string">
            <text:p>15:41v</text:p>
          </table:table-cell>
          <table:table-cell table:style-name="ce9" office:value-type="string">
            <text:p>18:09v</text:p>
          </table:table-cell>
          <table:table-cell table:style-name="ce9"/>
          <table:table-cell table:style-name="Default"/>
          <table:table-cell table:style-name="ce9" table:number-columns-repeated="32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>
          <table:table-cell office:value-type="string">
            <text:p>Władysława IV / Pętla</text:p>
          </table:table-cell>
          <table:table-cell table:style-name="ce11" office:value-type="string">
            <text:p>6:32</text:p>
          </table:table-cell>
          <table:table-cell table:style-name="ce9" office:value-type="string">
            <text:p>7:45n</text:p>
          </table:table-cell>
          <table:table-cell table:style-name="ce9" office:value-type="string">
            <text:p>9:43</text:p>
          </table:table-cell>
          <table:table-cell table:style-name="ce9" office:value-type="string">
            <text:p>11:02n</text:p>
          </table:table-cell>
          <table:table-cell table:style-name="ce9" office:value-type="string">
            <text:p>12:12</text:p>
          </table:table-cell>
          <table:table-cell table:style-name="ce9" office:value-type="string">
            <text:p>13:12</text:p>
          </table:table-cell>
          <table:table-cell table:style-name="ce9" office:value-type="string">
            <text:p>14:30v</text:p>
          </table:table-cell>
          <table:table-cell table:style-name="ce9" office:value-type="string">
            <text:p>15:43v</text:p>
          </table:table-cell>
          <table:table-cell table:style-name="ce9" office:value-type="string">
            <text:p>17:02v</text:p>
          </table:table-cell>
          <table:table-cell table:style-name="ce9" office:value-type="string">
            <text:p>18:11v</text:p>
          </table:table-cell>
          <table:table-cell/>
          <table:table-cell table:style-name="ce9" table:number-columns-repeated="16"/>
          <table:table-cell table:number-columns-repeated="996"/>
        </table:table-row>
        <table:table-row table:style-name="ro1">
          <table:table-cell office:value-type="string">
            <text:p>Władysława IV / Kwiatkowskiego</text:p>
          </table:table-cell>
          <table:table-cell table:style-name="ce11" office:value-type="string">
            <text:p>6:34</text:p>
          </table:table-cell>
          <table:table-cell table:style-name="ce9" office:value-type="string">
            <text:p>7:47n</text:p>
          </table:table-cell>
          <table:table-cell table:style-name="ce9" office:value-type="string">
            <text:p>9:45</text:p>
          </table:table-cell>
          <table:table-cell table:style-name="ce9" office:value-type="string">
            <text:p>11:04n</text:p>
          </table:table-cell>
          <table:table-cell table:style-name="ce9" office:value-type="string">
            <text:p>12:14</text:p>
          </table:table-cell>
          <table:table-cell table:style-name="ce9" office:value-type="string">
            <text:p>13:14</text:p>
          </table:table-cell>
          <table:table-cell table:style-name="ce9" office:value-type="string">
            <text:p>14:32v</text:p>
          </table:table-cell>
          <table:table-cell table:style-name="ce9" office:value-type="string">
            <text:p>15:45v</text:p>
          </table:table-cell>
          <table:table-cell table:style-name="ce9" office:value-type="string">
            <text:p>17:03v</text:p>
          </table:table-cell>
          <table:table-cell table:style-name="ce9" office:value-type="string">
            <text:p>18:13v</text:p>
          </table:table-cell>
          <table:table-cell/>
          <table:table-cell table:style-name="ce9" table:number-columns-repeated="16"/>
          <table:table-cell table:number-columns-repeated="996"/>
        </table:table-row>
        <table:table-row table:style-name="ro1">
          <table:table-cell office:value-type="string">
            <text:p>Władysława IV / Sikorskiego</text:p>
          </table:table-cell>
          <table:table-cell table:style-name="ce11" office:value-type="string">
            <text:p>6:35</text:p>
          </table:table-cell>
          <table:table-cell table:style-name="ce9" office:value-type="string">
            <text:p>7:48n</text:p>
          </table:table-cell>
          <table:table-cell table:style-name="ce9" office:value-type="string">
            <text:p>9:46</text:p>
          </table:table-cell>
          <table:table-cell table:style-name="ce9" office:value-type="string">
            <text:p>11:05n</text:p>
          </table:table-cell>
          <table:table-cell table:style-name="ce9" office:value-type="string">
            <text:p>12:15</text:p>
          </table:table-cell>
          <table:table-cell table:style-name="ce9" office:value-type="string">
            <text:p>13:15</text:p>
          </table:table-cell>
          <table:table-cell table:style-name="ce9" office:value-type="string">
            <text:p>14:33v</text:p>
          </table:table-cell>
          <table:table-cell table:style-name="ce9" office:value-type="string">
            <text:p>15:46v</text:p>
          </table:table-cell>
          <table:table-cell table:style-name="ce9" office:value-type="string">
            <text:p>17:04v</text:p>
          </table:table-cell>
          <table:table-cell table:style-name="ce9" office:value-type="string">
            <text:p>18:14v</text:p>
          </table:table-cell>
          <table:table-cell/>
          <table:table-cell table:style-name="ce9" table:number-columns-repeated="16"/>
          <table:table-cell table:number-columns-repeated="996"/>
        </table:table-row>
        <table:table-row table:style-name="ro1">
          <table:table-cell office:value-type="string">
            <text:p>Władysława IV / Kutrzeby</text:p>
          </table:table-cell>
          <table:table-cell table:style-name="ce11" office:value-type="string">
            <text:p>6:36</text:p>
          </table:table-cell>
          <table:table-cell table:style-name="ce9" office:value-type="string">
            <text:p>7:49n</text:p>
          </table:table-cell>
          <table:table-cell table:style-name="ce9" office:value-type="string">
            <text:p>9:47</text:p>
          </table:table-cell>
          <table:table-cell table:style-name="ce9" office:value-type="string">
            <text:p>11:06n</text:p>
          </table:table-cell>
          <table:table-cell table:style-name="ce9" office:value-type="string">
            <text:p>12:16</text:p>
          </table:table-cell>
          <table:table-cell table:style-name="ce9" office:value-type="string">
            <text:p>13:16</text:p>
          </table:table-cell>
          <table:table-cell table:style-name="ce9" office:value-type="string">
            <text:p>14:34v</text:p>
          </table:table-cell>
          <table:table-cell table:style-name="ce9" office:value-type="string">
            <text:p>15:47v</text:p>
          </table:table-cell>
          <table:table-cell table:style-name="ce9" office:value-type="string">
            <text:p>17:05v</text:p>
          </table:table-cell>
          <table:table-cell table:style-name="ce9" office:value-type="string">
            <text:p>18:15v</text:p>
          </table:table-cell>
          <table:table-cell/>
          <table:table-cell table:style-name="ce9"/>
          <table:table-cell table:number-columns-repeated="1011"/>
        </table:table-row>
        <table:table-row table:style-name="ro1">
          <table:table-cell office:value-type="string">
            <text:p>Monte Cassino / Bałtycka</text:p>
          </table:table-cell>
          <table:table-cell table:style-name="ce11" office:value-type="string">
            <text:p>6:38</text:p>
          </table:table-cell>
          <table:table-cell table:style-name="ce9" office:value-type="string">
            <text:p>7:51n</text:p>
          </table:table-cell>
          <table:table-cell table:style-name="ce9" office:value-type="string">
            <text:p>9:49</text:p>
          </table:table-cell>
          <table:table-cell table:style-name="ce9" office:value-type="string">
            <text:p>11:08n</text:p>
          </table:table-cell>
          <table:table-cell table:style-name="ce9" office:value-type="string">
            <text:p>12:18</text:p>
          </table:table-cell>
          <table:table-cell table:style-name="ce9" office:value-type="string">
            <text:p>13:18</text:p>
          </table:table-cell>
          <table:table-cell table:style-name="ce9" office:value-type="string">
            <text:p>14:36v</text:p>
          </table:table-cell>
          <table:table-cell table:style-name="ce9" office:value-type="string">
            <text:p>15:49v</text:p>
          </table:table-cell>
          <table:table-cell table:style-name="ce9" office:value-type="string">
            <text:p>17:07v</text:p>
          </table:table-cell>
          <table:table-cell table:style-name="ce9" office:value-type="string">
            <text:p>18:17v</text:p>
          </table:table-cell>
          <table:table-cell/>
          <table:table-cell table:style-name="ce9"/>
          <table:table-cell table:number-columns-repeated="1011"/>
        </table:table-row>
        <table:table-row table:style-name="ro1">
          <table:table-cell office:value-type="string">
            <text:p>Armii Krajowej / Kościół</text:p>
          </table:table-cell>
          <table:table-cell table:style-name="ce11" office:value-type="string">
            <text:p>6:40</text:p>
          </table:table-cell>
          <table:table-cell table:style-name="ce9" office:value-type="string">
            <text:p>7:53n</text:p>
          </table:table-cell>
          <table:table-cell table:style-name="ce9" office:value-type="string">
            <text:p>9:51</text:p>
          </table:table-cell>
          <table:table-cell table:style-name="ce9" office:value-type="string">
            <text:p>11:10n</text:p>
          </table:table-cell>
          <table:table-cell table:style-name="ce9" office:value-type="string">
            <text:p>12:20</text:p>
          </table:table-cell>
          <table:table-cell table:style-name="ce9" office:value-type="string">
            <text:p>13:20</text:p>
          </table:table-cell>
          <table:table-cell table:style-name="ce9" office:value-type="string">
            <text:p>14:38v</text:p>
          </table:table-cell>
          <table:table-cell table:style-name="ce9" office:value-type="string">
            <text:p>15:51v</text:p>
          </table:table-cell>
          <table:table-cell table:style-name="ce9" office:value-type="string">
            <text:p>17:09v</text:p>
          </table:table-cell>
          <table:table-cell table:style-name="ce9" office:value-type="string">
            <text:p>18:19v</text:p>
          </table:table-cell>
          <table:table-cell/>
          <table:table-cell table:style-name="ce9"/>
          <table:table-cell table:number-columns-repeated="1011"/>
        </table:table-row>
        <table:table-row table:style-name="ro1">
          <table:table-cell office:value-type="string">
            <text:p>Dworzec PKP</text:p>
          </table:table-cell>
          <table:table-cell table:style-name="ce11" office:value-type="string">
            <text:p>6:42</text:p>
          </table:table-cell>
          <table:table-cell table:style-name="ce9" office:value-type="string">
            <text:p>7:55n</text:p>
          </table:table-cell>
          <table:table-cell table:style-name="ce9" office:value-type="string">
            <text:p>9:53</text:p>
          </table:table-cell>
          <table:table-cell table:style-name="ce9" office:value-type="string">
            <text:p>11:12n</text:p>
          </table:table-cell>
          <table:table-cell table:style-name="ce9" office:value-type="string">
            <text:p>12:22</text:p>
          </table:table-cell>
          <table:table-cell table:style-name="ce9" office:value-type="string">
            <text:p>13:22</text:p>
          </table:table-cell>
          <table:table-cell table:style-name="ce9" office:value-type="string">
            <text:p>14:40v</text:p>
          </table:table-cell>
          <table:table-cell table:style-name="ce9" office:value-type="string">
            <text:p>15:53v</text:p>
          </table:table-cell>
          <table:table-cell table:style-name="ce9" office:value-type="string">
            <text:p>17:11v</text:p>
          </table:table-cell>
          <table:table-cell table:style-name="ce9" office:value-type="string">
            <text:p>18:21v</text:p>
          </table:table-cell>
          <table:table-cell/>
          <table:table-cell table:style-name="ce9"/>
          <table:table-cell table:number-columns-repeated="1011"/>
        </table:table-row>
        <table:table-row table:style-name="ro1">
          <table:table-cell office:value-type="string">
            <text:p>Krakusa i Wandy / Zwycięstwa</text:p>
          </table:table-cell>
          <table:table-cell table:style-name="ce11" office:value-type="string">
            <text:p>6:44</text:p>
          </table:table-cell>
          <table:table-cell table:style-name="ce9" office:value-type="string">
            <text:p>7:57n</text:p>
          </table:table-cell>
          <table:table-cell table:style-name="ce9" office:value-type="string">
            <text:p>9:55</text:p>
          </table:table-cell>
          <table:table-cell table:style-name="ce9" office:value-type="string">
            <text:p>11:14n</text:p>
          </table:table-cell>
          <table:table-cell table:style-name="ce9" office:value-type="string">
            <text:p>12:24</text:p>
          </table:table-cell>
          <table:table-cell table:style-name="ce9" office:value-type="string">
            <text:p>13:24</text:p>
          </table:table-cell>
          <table:table-cell table:style-name="ce9" office:value-type="string">
            <text:p>14:42v</text:p>
          </table:table-cell>
          <table:table-cell table:style-name="ce9" office:value-type="string">
            <text:p>15:55v</text:p>
          </table:table-cell>
          <table:table-cell table:style-name="ce9" office:value-type="string">
            <text:p>17:13v</text:p>
          </table:table-cell>
          <table:table-cell table:style-name="ce9" office:value-type="string">
            <text:p>18:23v</text:p>
          </table:table-cell>
          <table:table-cell/>
          <table:table-cell table:style-name="ce9"/>
          <table:table-cell table:number-columns-repeated="1011"/>
        </table:table-row>
        <table:table-row table:style-name="ro1">
          <table:table-cell office:value-type="string">
            <text:p>Lechicka / Kolejowa</text:p>
          </table:table-cell>
          <table:table-cell table:style-name="ce11" office:value-type="string">
            <text:p>6:47</text:p>
          </table:table-cell>
          <table:table-cell table:style-name="ce9" office:value-type="string">
            <text:p>7:59n</text:p>
          </table:table-cell>
          <table:table-cell table:style-name="ce9" office:value-type="string">
            <text:p>9:57</text:p>
          </table:table-cell>
          <table:table-cell table:style-name="ce9" office:value-type="string">
            <text:p>11:17n</text:p>
          </table:table-cell>
          <table:table-cell table:style-name="ce9" office:value-type="string">
            <text:p>12:27</text:p>
          </table:table-cell>
          <table:table-cell table:style-name="ce9" office:value-type="string">
            <text:p>13:26</text:p>
          </table:table-cell>
          <table:table-cell table:style-name="ce9" office:value-type="string">
            <text:p>14:44v</text:p>
          </table:table-cell>
          <table:table-cell table:style-name="ce9" office:value-type="string">
            <text:p>15:57v</text:p>
          </table:table-cell>
          <table:table-cell table:style-name="ce9" office:value-type="string">
            <text:p>17:16v</text:p>
          </table:table-cell>
          <table:table-cell table:style-name="ce9" office:value-type="string">
            <text:p>18:26v</text:p>
          </table:table-cell>
          <table:table-cell/>
          <table:table-cell table:style-name="ce9"/>
          <table:table-cell table:number-columns-repeated="1011"/>
        </table:table-row>
        <table:table-row table:style-name="ro1">
          <table:table-cell office:value-type="string">
            <text:p>Lechicka / FMB</text:p>
          </table:table-cell>
          <table:table-cell table:style-name="ce11" office:value-type="string">
            <text:p>6:48</text:p>
          </table:table-cell>
          <table:table-cell table:style-name="ce9" office:value-type="string">
            <text:p>8:00n</text:p>
          </table:table-cell>
          <table:table-cell table:style-name="ce9" office:value-type="string">
            <text:p>9:58</text:p>
          </table:table-cell>
          <table:table-cell table:style-name="ce9" office:value-type="string">
            <text:p>11:18n</text:p>
          </table:table-cell>
          <table:table-cell table:style-name="ce9" office:value-type="string">
            <text:p>12:28</text:p>
          </table:table-cell>
          <table:table-cell table:style-name="ce9" office:value-type="string">
            <text:p>13:27</text:p>
          </table:table-cell>
          <table:table-cell table:style-name="ce9" office:value-type="string">
            <text:p>14:45v</text:p>
          </table:table-cell>
          <table:table-cell table:style-name="ce9" office:value-type="string">
            <text:p>15:58v</text:p>
          </table:table-cell>
          <table:table-cell table:style-name="ce9" office:value-type="string">
            <text:p>17:17v</text:p>
          </table:table-cell>
          <table:table-cell table:style-name="ce9" office:value-type="string">
            <text:p>18:27v</text:p>
          </table:table-cell>
          <table:table-cell/>
          <table:table-cell table:style-name="ce9"/>
          <table:table-cell table:number-columns-repeated="1011"/>
        </table:table-row>
        <table:table-row table:style-name="ro1">
          <table:table-cell office:value-type="string">
            <text:p>Niekłonice / Działki I - nż</text:p>
          </table:table-cell>
          <table:table-cell table:style-name="ce11" office:value-type="string">
            <text:p>6:49</text:p>
          </table:table-cell>
          <table:table-cell table:style-name="ce9" office:value-type="string">
            <text:p>8:01n</text:p>
          </table:table-cell>
          <table:table-cell table:style-name="ce9" office:value-type="string">
            <text:p>9:59</text:p>
          </table:table-cell>
          <table:table-cell table:style-name="ce9" office:value-type="string">
            <text:p>11:19n</text:p>
          </table:table-cell>
          <table:table-cell table:style-name="ce9" office:value-type="string">
            <text:p>12:29</text:p>
          </table:table-cell>
          <table:table-cell table:style-name="ce9" office:value-type="string">
            <text:p>13:28</text:p>
          </table:table-cell>
          <table:table-cell table:style-name="ce9" office:value-type="string">
            <text:p>14:46v</text:p>
          </table:table-cell>
          <table:table-cell table:style-name="ce9" office:value-type="string">
            <text:p>15:59v</text:p>
          </table:table-cell>
          <table:table-cell table:style-name="ce9" office:value-type="string">
            <text:p>17:18v</text:p>
          </table:table-cell>
          <table:table-cell table:style-name="ce9" office:value-type="string">
            <text:p>18:28v</text:p>
          </table:table-cell>
          <table:table-cell/>
          <table:table-cell table:style-name="ce9"/>
          <table:table-cell table:number-columns-repeated="1011"/>
        </table:table-row>
        <table:table-row table:style-name="ro2">
          <table:table-cell office:value-type="string">
            <text:p>Niekłonice / Drukarnia - nż</text:p>
          </table:table-cell>
          <table:table-cell table:style-name="ce11" office:value-type="string">
            <text:p>6:50</text:p>
          </table:table-cell>
          <table:table-cell table:style-name="ce9" office:value-type="string">
            <text:p>10:00</text:p>
          </table:table-cell>
          <table:table-cell table:style-name="ce9" office:value-type="string">
            <text:p>12:30</text:p>
          </table:table-cell>
          <table:table-cell table:style-name="ce9" office:value-type="string">
            <text:p>13:29</text:p>
          </table:table-cell>
          <table:table-cell table:style-name="ce9" office:value-type="string">
            <text:p>14:47v</text:p>
          </table:table-cell>
          <table:table-cell table:style-name="ce9" office:value-type="string">
            <text:p>16:00v</text:p>
          </table:table-cell>
          <table:table-cell table:style-name="ce9" office:value-type="string">
            <text:p>17:19v</text:p>
          </table:table-cell>
          <table:table-cell table:style-name="ce9" office:value-type="string">
            <text:p>18:29v</text:p>
          </table:table-cell>
          <table:table-cell table:style-name="Default" table:number-columns-repeated="2"/>
          <table:table-cell/>
          <table:table-cell table:style-name="ce9"/>
          <table:table-cell table:number-columns-repeated="1011"/>
        </table:table-row>
        <table:table-row table:style-name="ro2">
          <table:table-cell office:value-type="string">
            <text:p>Niekłonice / Działki II</text:p>
          </table:table-cell>
          <table:table-cell table:style-name="ce12" office:value-type="string">
            <text:p>8:02n</text:p>
          </table:table-cell>
          <table:table-cell table:style-name="ce9" office:value-type="string">
            <text:p>11:20n</text:p>
          </table:table-cell>
          <table:table-cell table:style-name="Default" table:number-columns-repeated="2"/>
          <table:table-cell table:style-name="ce9" table:number-columns-repeated="6"/>
          <table:table-cell table:number-columns-repeated="1013"/>
        </table:table-row>
        <table:table-row table:style-name="ro2">
          <table:table-cell office:value-type="string">
            <text:p>Niekłonice - nż</text:p>
          </table:table-cell>
          <table:table-cell table:style-name="ce12" office:value-type="string">
            <text:p>8:03n</text:p>
          </table:table-cell>
          <table:table-cell table:style-name="ce9" office:value-type="string">
            <text:p>11:21n</text:p>
          </table:table-cell>
          <table:table-cell table:style-name="Default" table:number-columns-repeated="2"/>
          <table:table-cell table:style-name="ce9" table:number-columns-repeated="6"/>
          <table:table-cell table:number-columns-repeated="101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 table:print="false">
        <office:forms form:automatic-focus="false" form:apply-design-mode="false"/>
        <table:table-column table:style-name="co14" table:default-cell-style-name="ce9"/>
        <table:table-column table:style-name="co5" table:number-columns-repeated="1022" table:default-cell-style-name="ce9"/>
        <table:table-column table:style-name="co5" table:default-cell-style-name="Default"/>
        <table:table-row table:style-name="ro2">
          <table:table-cell table:style-name="ce4" office:value-type="string">
            <text:p>Niekłonice / Wieś</text:p>
          </table:table-cell>
          <table:table-cell table:style-name="ce11" office:value-type="string">
            <text:p>6:14vLj</text:p>
          </table:table-cell>
          <table:table-cell office:value-type="string">
            <text:p>7:15SLj</text:p>
          </table:table-cell>
          <table:table-cell office:value-type="string">
            <text:p>13:10J</text:p>
          </table:table-cell>
          <table:table-cell office:value-type="string">
            <text:p>14:30J</text:p>
          </table:table-cell>
          <table:table-cell office:value-type="string">
            <text:p>15:50Lj</text:p>
          </table:table-cell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2">
          <table:table-cell table:style-name="ce4" office:value-type="string">
            <text:p>Niekłonice - nż</text:p>
          </table:table-cell>
          <table:table-cell table:style-name="ce11" office:value-type="string">
            <text:p>6:15vLj</text:p>
          </table:table-cell>
          <table:table-cell office:value-type="string">
            <text:p>7:16SLj</text:p>
          </table:table-cell>
          <table:table-cell office:value-type="string">
            <text:p>13:11J</text:p>
          </table:table-cell>
          <table:table-cell office:value-type="string">
            <text:p>14:31J</text:p>
          </table:table-cell>
          <table:table-cell office:value-type="string">
            <text:p>15:51Lj</text:p>
          </table:table-cell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2">
          <table:table-cell table:style-name="ce4" office:value-type="string">
            <text:p>Niekłonice / Działki II</text:p>
          </table:table-cell>
          <table:table-cell table:style-name="ce11" office:value-type="string">
            <text:p>6:16vLj</text:p>
          </table:table-cell>
          <table:table-cell office:value-type="string">
            <text:p>7:17SLj</text:p>
          </table:table-cell>
          <table:table-cell office:value-type="string">
            <text:p>13:12J</text:p>
          </table:table-cell>
          <table:table-cell office:value-type="string">
            <text:p>14:32J</text:p>
          </table:table-cell>
          <table:table-cell office:value-type="string">
            <text:p>15:52Lj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 table:style-name="ce4" office:value-type="string">
            <text:p>Niekłonice / Działki Pętla</text:p>
          </table:table-cell>
          <table:table-cell table:style-name="ce11" office:value-type="string">
            <text:p>5:32L</text:p>
          </table:table-cell>
          <table:table-cell office:value-type="string">
            <text:p>6:47</text:p>
          </table:table-cell>
          <table:table-cell office:value-type="string">
            <text:p>7:40v</text:p>
          </table:table-cell>
          <table:table-cell office:value-type="string">
            <text:p>7:50J</text:p>
          </table:table-cell>
          <table:table-cell office:value-type="string">
            <text:p>8:52J</text:p>
          </table:table-cell>
          <table:table-cell office:value-type="string">
            <text:p>10:22J</text:p>
          </table:table-cell>
          <table:table-cell office:value-type="string">
            <text:p>11:41SL</text:p>
          </table:table-cell>
          <table:table-cell office:value-type="string">
            <text:p>12:35J</text:p>
          </table:table-cell>
          <table:table-cell office:value-type="string">
            <text:p>13:42SLj</text:p>
          </table:table-cell>
          <table:table-cell office:value-type="string">
            <text:p>15:07J</text:p>
          </table:table-cell>
          <table:table-cell office:value-type="string">
            <text:p>16:32J</text:p>
          </table:table-cell>
          <table:table-cell office:value-type="string">
            <text:p>17:12L</text:p>
          </table:table-cell>
          <table:table-cell office:value-type="string">
            <text:p>17:36x</text:p>
          </table:table-cell>
          <table:table-cell office:value-type="string">
            <text:p>18:32J</text:p>
          </table:table-cell>
          <table:table-cell office:value-type="string">
            <text:p>19:52</text:p>
          </table:table-cell>
          <table:table-cell office:value-type="string">
            <text:p>20:57J</text:p>
          </table:table-cell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4" office:value-type="string">
            <text:p>Niekłonice / Drukarnia - nż</text:p>
          </table:table-cell>
          <table:table-cell table:style-name="ce11" office:value-type="string">
            <text:p>5:33L</text:p>
          </table:table-cell>
          <table:table-cell office:value-type="string">
            <text:p>6:17vLj</text:p>
          </table:table-cell>
          <table:table-cell office:value-type="string">
            <text:p>6:48</text:p>
          </table:table-cell>
          <table:table-cell office:value-type="string">
            <text:p>7:18SLj</text:p>
          </table:table-cell>
          <table:table-cell office:value-type="string">
            <text:p>7:41v</text:p>
          </table:table-cell>
          <table:table-cell office:value-type="string">
            <text:p>7:51J</text:p>
          </table:table-cell>
          <table:table-cell office:value-type="string">
            <text:p>8:53J</text:p>
          </table:table-cell>
          <table:table-cell office:value-type="string">
            <text:p>10:23J</text:p>
          </table:table-cell>
          <table:table-cell office:value-type="string">
            <text:p>11:42SL</text:p>
          </table:table-cell>
          <table:table-cell office:value-type="string">
            <text:p>12:36J</text:p>
          </table:table-cell>
          <table:table-cell office:value-type="string">
            <text:p>13:13J</text:p>
          </table:table-cell>
          <table:table-cell office:value-type="string">
            <text:p>13:43SLj</text:p>
          </table:table-cell>
          <table:table-cell office:value-type="string">
            <text:p>14:33J</text:p>
          </table:table-cell>
          <table:table-cell office:value-type="string">
            <text:p>15:08J</text:p>
          </table:table-cell>
          <table:table-cell office:value-type="string">
            <text:p>15:53Lj</text:p>
          </table:table-cell>
          <table:table-cell office:value-type="string">
            <text:p>16:33J</text:p>
          </table:table-cell>
          <table:table-cell office:value-type="string">
            <text:p>17:13L</text:p>
          </table:table-cell>
          <table:table-cell office:value-type="string">
            <text:p>17:37x</text:p>
          </table:table-cell>
          <table:table-cell office:value-type="string">
            <text:p>18:33J</text:p>
          </table:table-cell>
          <table:table-cell office:value-type="string">
            <text:p>19:53</text:p>
          </table:table-cell>
          <table:table-cell office:value-type="string">
            <text:p>20:58J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Niekłonice / Działki I - nż</text:p>
          </table:table-cell>
          <table:table-cell table:style-name="ce11" office:value-type="string">
            <text:p>5:34L</text:p>
          </table:table-cell>
          <table:table-cell office:value-type="string">
            <text:p>6:18vLj</text:p>
          </table:table-cell>
          <table:table-cell office:value-type="string">
            <text:p>6:49</text:p>
          </table:table-cell>
          <table:table-cell office:value-type="string">
            <text:p>7:19SLj</text:p>
          </table:table-cell>
          <table:table-cell office:value-type="string">
            <text:p>7:42v</text:p>
          </table:table-cell>
          <table:table-cell office:value-type="string">
            <text:p>7:52J</text:p>
          </table:table-cell>
          <table:table-cell office:value-type="string">
            <text:p>8:54J</text:p>
          </table:table-cell>
          <table:table-cell office:value-type="string">
            <text:p>10:24J</text:p>
          </table:table-cell>
          <table:table-cell office:value-type="string">
            <text:p>11:43SL</text:p>
          </table:table-cell>
          <table:table-cell office:value-type="string">
            <text:p>12:37J</text:p>
          </table:table-cell>
          <table:table-cell office:value-type="string">
            <text:p>13:14J</text:p>
          </table:table-cell>
          <table:table-cell office:value-type="string">
            <text:p>13:44SLj</text:p>
          </table:table-cell>
          <table:table-cell office:value-type="string">
            <text:p>14:34J</text:p>
          </table:table-cell>
          <table:table-cell office:value-type="string">
            <text:p>15:09J</text:p>
          </table:table-cell>
          <table:table-cell office:value-type="string">
            <text:p>15:54Lj</text:p>
          </table:table-cell>
          <table:table-cell office:value-type="string">
            <text:p>16:34J</text:p>
          </table:table-cell>
          <table:table-cell office:value-type="string">
            <text:p>17:14L</text:p>
          </table:table-cell>
          <table:table-cell office:value-type="string">
            <text:p>17:38x</text:p>
          </table:table-cell>
          <table:table-cell office:value-type="string">
            <text:p>18:34J</text:p>
          </table:table-cell>
          <table:table-cell office:value-type="string">
            <text:p>19:54</text:p>
          </table:table-cell>
          <table:table-cell office:value-type="string">
            <text:p>20:59J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Lechicka / FMB</text:p>
          </table:table-cell>
          <table:table-cell table:style-name="ce11" office:value-type="string">
            <text:p>5:36L</text:p>
          </table:table-cell>
          <table:table-cell office:value-type="string">
            <text:p>6:20vLj</text:p>
          </table:table-cell>
          <table:table-cell office:value-type="string">
            <text:p>6:51</text:p>
          </table:table-cell>
          <table:table-cell office:value-type="string">
            <text:p>7:21SLj</text:p>
          </table:table-cell>
          <table:table-cell office:value-type="string">
            <text:p>7:44v</text:p>
          </table:table-cell>
          <table:table-cell office:value-type="string">
            <text:p>7:54J</text:p>
          </table:table-cell>
          <table:table-cell office:value-type="string">
            <text:p>8:56J</text:p>
          </table:table-cell>
          <table:table-cell office:value-type="string">
            <text:p>10:26J</text:p>
          </table:table-cell>
          <table:table-cell office:value-type="string">
            <text:p>11:45SL</text:p>
          </table:table-cell>
          <table:table-cell office:value-type="string">
            <text:p>12:39J</text:p>
          </table:table-cell>
          <table:table-cell office:value-type="string">
            <text:p>13:16J</text:p>
          </table:table-cell>
          <table:table-cell office:value-type="string">
            <text:p>13:46SLj</text:p>
          </table:table-cell>
          <table:table-cell office:value-type="string">
            <text:p>14:36J</text:p>
          </table:table-cell>
          <table:table-cell office:value-type="string">
            <text:p>15:11J</text:p>
          </table:table-cell>
          <table:table-cell office:value-type="string">
            <text:p>15:56Lj</text:p>
          </table:table-cell>
          <table:table-cell office:value-type="string">
            <text:p>16:36J</text:p>
          </table:table-cell>
          <table:table-cell office:value-type="string">
            <text:p>17:16L</text:p>
          </table:table-cell>
          <table:table-cell office:value-type="string">
            <text:p>17:39x</text:p>
          </table:table-cell>
          <table:table-cell office:value-type="string">
            <text:p>18:36J</text:p>
          </table:table-cell>
          <table:table-cell office:value-type="string">
            <text:p>19:56</text:p>
          </table:table-cell>
          <table:table-cell office:value-type="string">
            <text:p>21:01J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Lechicka / Łużycka</text:p>
          </table:table-cell>
          <table:table-cell table:style-name="ce11" office:value-type="string">
            <text:p>5:37L</text:p>
          </table:table-cell>
          <table:table-cell office:value-type="string">
            <text:p>6:21vLj</text:p>
          </table:table-cell>
          <table:table-cell office:value-type="string">
            <text:p>6:52</text:p>
          </table:table-cell>
          <table:table-cell office:value-type="string">
            <text:p>7:22SLj</text:p>
          </table:table-cell>
          <table:table-cell office:value-type="string">
            <text:p>7:45v</text:p>
          </table:table-cell>
          <table:table-cell office:value-type="string">
            <text:p>7:55J</text:p>
          </table:table-cell>
          <table:table-cell office:value-type="string">
            <text:p>8:57J</text:p>
          </table:table-cell>
          <table:table-cell office:value-type="string">
            <text:p>10:27J</text:p>
          </table:table-cell>
          <table:table-cell office:value-type="string">
            <text:p>11:46SL</text:p>
          </table:table-cell>
          <table:table-cell office:value-type="string">
            <text:p>12:40J</text:p>
          </table:table-cell>
          <table:table-cell office:value-type="string">
            <text:p>13:17J</text:p>
          </table:table-cell>
          <table:table-cell office:value-type="string">
            <text:p>13:47SLj</text:p>
          </table:table-cell>
          <table:table-cell office:value-type="string">
            <text:p>14:37J</text:p>
          </table:table-cell>
          <table:table-cell office:value-type="string">
            <text:p>15:12J</text:p>
          </table:table-cell>
          <table:table-cell office:value-type="string">
            <text:p>15:57Lj</text:p>
          </table:table-cell>
          <table:table-cell office:value-type="string">
            <text:p>16:37J</text:p>
          </table:table-cell>
          <table:table-cell office:value-type="string">
            <text:p>17:17L</text:p>
          </table:table-cell>
          <table:table-cell office:value-type="string">
            <text:p>18:37J</text:p>
          </table:table-cell>
          <table:table-cell office:value-type="string">
            <text:p>19:57</text:p>
          </table:table-cell>
          <table:table-cell office:value-type="string">
            <text:p>21:02J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ce4" office:value-type="string">
            <text:p>Powstańców Wielkopolskich</text:p>
          </table:table-cell>
          <table:table-cell table:style-name="ce11" office:value-type="string">
            <text:p>5:39L</text:p>
          </table:table-cell>
          <table:table-cell office:value-type="string">
            <text:p>6:23vLj</text:p>
          </table:table-cell>
          <table:table-cell office:value-type="string">
            <text:p>6:54</text:p>
          </table:table-cell>
          <table:table-cell office:value-type="string">
            <text:p>7:24SLj</text:p>
          </table:table-cell>
          <table:table-cell office:value-type="string">
            <text:p>7:47v</text:p>
          </table:table-cell>
          <table:table-cell office:value-type="string">
            <text:p>7:57J</text:p>
          </table:table-cell>
          <table:table-cell office:value-type="string">
            <text:p>8:59J</text:p>
          </table:table-cell>
          <table:table-cell office:value-type="string">
            <text:p>10:29J</text:p>
          </table:table-cell>
          <table:table-cell office:value-type="string">
            <text:p>11:48SL</text:p>
          </table:table-cell>
          <table:table-cell office:value-type="string">
            <text:p>12:42J</text:p>
          </table:table-cell>
          <table:table-cell office:value-type="string">
            <text:p>13:19J</text:p>
          </table:table-cell>
          <table:table-cell office:value-type="string">
            <text:p>13:49SLj</text:p>
          </table:table-cell>
          <table:table-cell office:value-type="string">
            <text:p>14:39J</text:p>
          </table:table-cell>
          <table:table-cell office:value-type="string">
            <text:p>15:14J</text:p>
          </table:table-cell>
          <table:table-cell office:value-type="string">
            <text:p>15:59Lj</text:p>
          </table:table-cell>
          <table:table-cell office:value-type="string">
            <text:p>16:39J</text:p>
          </table:table-cell>
          <table:table-cell office:value-type="string">
            <text:p>17:19L</text:p>
          </table:table-cell>
          <table:table-cell office:value-type="string">
            <text:p>18:39J</text:p>
          </table:table-cell>
          <table:table-cell office:value-type="string">
            <text:p>19:59</text:p>
          </table:table-cell>
          <table:table-cell office:value-type="string">
            <text:p>21:04J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ce4" office:value-type="string">
            <text:p>Dworzec PKP / Bank</text:p>
          </table:table-cell>
          <table:table-cell table:style-name="ce11" office:value-type="string">
            <text:p>5:41L</text:p>
          </table:table-cell>
          <table:table-cell office:value-type="string">
            <text:p>6:26vLj</text:p>
          </table:table-cell>
          <table:table-cell office:value-type="string">
            <text:p>6:56</text:p>
          </table:table-cell>
          <table:table-cell office:value-type="string">
            <text:p>7:26SLj</text:p>
          </table:table-cell>
          <table:table-cell office:value-type="string">
            <text:p>7:49v</text:p>
          </table:table-cell>
          <table:table-cell office:value-type="string">
            <text:p>7:59J</text:p>
          </table:table-cell>
          <table:table-cell office:value-type="string">
            <text:p>9:01J</text:p>
          </table:table-cell>
          <table:table-cell office:value-type="string">
            <text:p>10:31J</text:p>
          </table:table-cell>
          <table:table-cell office:value-type="string">
            <text:p>11:51SL</text:p>
          </table:table-cell>
          <table:table-cell office:value-type="string">
            <text:p>12:44J</text:p>
          </table:table-cell>
          <table:table-cell office:value-type="string">
            <text:p>13:21J</text:p>
          </table:table-cell>
          <table:table-cell office:value-type="string">
            <text:p>13:51SLj</text:p>
          </table:table-cell>
          <table:table-cell office:value-type="string">
            <text:p>14:41J</text:p>
          </table:table-cell>
          <table:table-cell office:value-type="string">
            <text:p>15:16J</text:p>
          </table:table-cell>
          <table:table-cell office:value-type="string">
            <text:p>16:02Lj</text:p>
          </table:table-cell>
          <table:table-cell office:value-type="string">
            <text:p>16:41J</text:p>
          </table:table-cell>
          <table:table-cell office:value-type="string">
            <text:p>17:21L</text:p>
          </table:table-cell>
          <table:table-cell office:value-type="string">
            <text:p>18:41J</text:p>
          </table:table-cell>
          <table:table-cell office:value-type="string">
            <text:p>20:01</text:p>
          </table:table-cell>
          <table:table-cell office:value-type="string">
            <text:p>21:06J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ce4" office:value-type="string">
            <text:p>Armii Krajowej / Niepodległości</text:p>
          </table:table-cell>
          <table:table-cell table:style-name="ce11" office:value-type="string">
            <text:p>5:42L</text:p>
          </table:table-cell>
          <table:table-cell office:value-type="string">
            <text:p>6:28vLj</text:p>
          </table:table-cell>
          <table:table-cell office:value-type="string">
            <text:p>6:58</text:p>
          </table:table-cell>
          <table:table-cell office:value-type="string">
            <text:p>7:27SLj</text:p>
          </table:table-cell>
          <table:table-cell office:value-type="string">
            <text:p>7:51v</text:p>
          </table:table-cell>
          <table:table-cell office:value-type="string">
            <text:p>8:01J</text:p>
          </table:table-cell>
          <table:table-cell office:value-type="string">
            <text:p>9:03J</text:p>
          </table:table-cell>
          <table:table-cell office:value-type="string">
            <text:p>10:33J</text:p>
          </table:table-cell>
          <table:table-cell office:value-type="string">
            <text:p>11:53SL</text:p>
          </table:table-cell>
          <table:table-cell office:value-type="string">
            <text:p>12:45J</text:p>
          </table:table-cell>
          <table:table-cell office:value-type="string">
            <text:p>13:22J</text:p>
          </table:table-cell>
          <table:table-cell office:value-type="string">
            <text:p>13:53SLj</text:p>
          </table:table-cell>
          <table:table-cell office:value-type="string">
            <text:p>14:42J</text:p>
          </table:table-cell>
          <table:table-cell office:value-type="string">
            <text:p>15:18J</text:p>
          </table:table-cell>
          <table:table-cell office:value-type="string">
            <text:p>16:04Lj</text:p>
          </table:table-cell>
          <table:table-cell office:value-type="string">
            <text:p>16:43J</text:p>
          </table:table-cell>
          <table:table-cell office:value-type="string">
            <text:p>17:22L</text:p>
          </table:table-cell>
          <table:table-cell office:value-type="string">
            <text:p>18:43J</text:p>
          </table:table-cell>
          <table:table-cell office:value-type="string">
            <text:p>20:03</text:p>
          </table:table-cell>
          <table:table-cell office:value-type="string">
            <text:p>21:07J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ce4" office:value-type="string">
            <text:p>Monte Cassino / Podgórna</text:p>
          </table:table-cell>
          <table:table-cell table:style-name="ce11" office:value-type="string">
            <text:p>5:44L</text:p>
          </table:table-cell>
          <table:table-cell office:value-type="string">
            <text:p>6:30vLj</text:p>
          </table:table-cell>
          <table:table-cell office:value-type="string">
            <text:p>7:00</text:p>
          </table:table-cell>
          <table:table-cell office:value-type="string">
            <text:p>7:29SLj</text:p>
          </table:table-cell>
          <table:table-cell office:value-type="string">
            <text:p>7:53v</text:p>
          </table:table-cell>
          <table:table-cell office:value-type="string">
            <text:p>8:03J</text:p>
          </table:table-cell>
          <table:table-cell office:value-type="string">
            <text:p>9:05J</text:p>
          </table:table-cell>
          <table:table-cell office:value-type="string">
            <text:p>10:35J</text:p>
          </table:table-cell>
          <table:table-cell office:value-type="string">
            <text:p>11:55SL</text:p>
          </table:table-cell>
          <table:table-cell office:value-type="string">
            <text:p>12:47J</text:p>
          </table:table-cell>
          <table:table-cell office:value-type="string">
            <text:p>13:24J</text:p>
          </table:table-cell>
          <table:table-cell office:value-type="string">
            <text:p>13:55SLj</text:p>
          </table:table-cell>
          <table:table-cell office:value-type="string">
            <text:p>14:44J</text:p>
          </table:table-cell>
          <table:table-cell office:value-type="string">
            <text:p>15:20J</text:p>
          </table:table-cell>
          <table:table-cell office:value-type="string">
            <text:p>16:06Lj</text:p>
          </table:table-cell>
          <table:table-cell office:value-type="string">
            <text:p>16:45J</text:p>
          </table:table-cell>
          <table:table-cell office:value-type="string">
            <text:p>17:24L</text:p>
          </table:table-cell>
          <table:table-cell office:value-type="string">
            <text:p>18:45J</text:p>
          </table:table-cell>
          <table:table-cell office:value-type="string">
            <text:p>20:05</text:p>
          </table:table-cell>
          <table:table-cell office:value-type="string">
            <text:p>21:09J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ce4" office:value-type="string">
            <text:p>Władysława IV / Wańkowicza</text:p>
          </table:table-cell>
          <table:table-cell table:style-name="ce11" office:value-type="string">
            <text:p>5:45L</text:p>
          </table:table-cell>
          <table:table-cell office:value-type="string">
            <text:p>6:32vLj</text:p>
          </table:table-cell>
          <table:table-cell office:value-type="string">
            <text:p>7:01</text:p>
          </table:table-cell>
          <table:table-cell office:value-type="string">
            <text:p>7:30SLj</text:p>
          </table:table-cell>
          <table:table-cell office:value-type="string">
            <text:p>7:54v</text:p>
          </table:table-cell>
          <table:table-cell office:value-type="string">
            <text:p>8:05J</text:p>
          </table:table-cell>
          <table:table-cell office:value-type="string">
            <text:p>9:07J</text:p>
          </table:table-cell>
          <table:table-cell office:value-type="string">
            <text:p>10:37J</text:p>
          </table:table-cell>
          <table:table-cell office:value-type="string">
            <text:p>11:57SL</text:p>
          </table:table-cell>
          <table:table-cell office:value-type="string">
            <text:p>12:48J</text:p>
          </table:table-cell>
          <table:table-cell office:value-type="string">
            <text:p>13:25J</text:p>
          </table:table-cell>
          <table:table-cell office:value-type="string">
            <text:p>13:56SLj</text:p>
          </table:table-cell>
          <table:table-cell office:value-type="string">
            <text:p>14:45J</text:p>
          </table:table-cell>
          <table:table-cell office:value-type="string">
            <text:p>15:22J</text:p>
          </table:table-cell>
          <table:table-cell office:value-type="string">
            <text:p>16:08Lj</text:p>
          </table:table-cell>
          <table:table-cell office:value-type="string">
            <text:p>16:46J</text:p>
          </table:table-cell>
          <table:table-cell office:value-type="string">
            <text:p>17:25L</text:p>
          </table:table-cell>
          <table:table-cell office:value-type="string">
            <text:p>18:47J</text:p>
          </table:table-cell>
          <table:table-cell office:value-type="string">
            <text:p>20:06</text:p>
          </table:table-cell>
          <table:table-cell office:value-type="string">
            <text:p>21:10J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ce4" office:value-type="string">
            <text:p>Władysława IV / EMKA</text:p>
          </table:table-cell>
          <table:table-cell table:style-name="ce11" office:value-type="string">
            <text:p>5:47L</text:p>
          </table:table-cell>
          <table:table-cell office:value-type="string">
            <text:p>6:34vLj</text:p>
          </table:table-cell>
          <table:table-cell office:value-type="string">
            <text:p>7:02</text:p>
          </table:table-cell>
          <table:table-cell office:value-type="string">
            <text:p>7:32SLj</text:p>
          </table:table-cell>
          <table:table-cell office:value-type="string">
            <text:p>7:55v</text:p>
          </table:table-cell>
          <table:table-cell office:value-type="string">
            <text:p>8:07J</text:p>
          </table:table-cell>
          <table:table-cell office:value-type="string">
            <text:p>9:09J</text:p>
          </table:table-cell>
          <table:table-cell office:value-type="string">
            <text:p>10:39J</text:p>
          </table:table-cell>
          <table:table-cell office:value-type="string">
            <text:p>11:59SL</text:p>
          </table:table-cell>
          <table:table-cell office:value-type="string">
            <text:p>12:50J</text:p>
          </table:table-cell>
          <table:table-cell office:value-type="string">
            <text:p>13:27J</text:p>
          </table:table-cell>
          <table:table-cell office:value-type="string">
            <text:p>13:57SLj</text:p>
          </table:table-cell>
          <table:table-cell office:value-type="string">
            <text:p>14:47J</text:p>
          </table:table-cell>
          <table:table-cell office:value-type="string">
            <text:p>15:24J</text:p>
          </table:table-cell>
          <table:table-cell office:value-type="string">
            <text:p>16:10Lj</text:p>
          </table:table-cell>
          <table:table-cell office:value-type="string">
            <text:p>16:47J</text:p>
          </table:table-cell>
          <table:table-cell office:value-type="string">
            <text:p>17:27L</text:p>
          </table:table-cell>
          <table:table-cell office:value-type="string">
            <text:p>18:49J</text:p>
          </table:table-cell>
          <table:table-cell office:value-type="string">
            <text:p>20:07</text:p>
          </table:table-cell>
          <table:table-cell office:value-type="string">
            <text:p>21:12J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ce4" office:value-type="string">
            <text:p>Władysława IV / Wiadukt</text:p>
          </table:table-cell>
          <table:table-cell table:style-name="ce11" office:value-type="string">
            <text:p>5:48L</text:p>
          </table:table-cell>
          <table:table-cell office:value-type="string">
            <text:p>6:35vLj</text:p>
          </table:table-cell>
          <table:table-cell office:value-type="string">
            <text:p>7:33SLj</text:p>
          </table:table-cell>
          <table:table-cell office:value-type="string">
            <text:p>8:08J</text:p>
          </table:table-cell>
          <table:table-cell office:value-type="string">
            <text:p>9:10J</text:p>
          </table:table-cell>
          <table:table-cell office:value-type="string">
            <text:p>10:40J</text:p>
          </table:table-cell>
          <table:table-cell office:value-type="string">
            <text:p>12:00SL</text:p>
          </table:table-cell>
          <table:table-cell office:value-type="string">
            <text:p>12:51J</text:p>
          </table:table-cell>
          <table:table-cell office:value-type="string">
            <text:p>13:28J</text:p>
          </table:table-cell>
          <table:table-cell office:value-type="string">
            <text:p>13:58SLj</text:p>
          </table:table-cell>
          <table:table-cell office:value-type="string">
            <text:p>14:48J</text:p>
          </table:table-cell>
          <table:table-cell office:value-type="string">
            <text:p>15:25J</text:p>
          </table:table-cell>
          <table:table-cell office:value-type="string">
            <text:p>16:11Lj</text:p>
          </table:table-cell>
          <table:table-cell office:value-type="string">
            <text:p>16:48J</text:p>
          </table:table-cell>
          <table:table-cell office:value-type="string">
            <text:p>17:28L</text:p>
          </table:table-cell>
          <table:table-cell office:value-type="string">
            <text:p>18:50J</text:p>
          </table:table-cell>
          <table:table-cell office:value-type="string">
            <text:p>21:13J</text:p>
          </table:table-cell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4" office:value-type="string">
            <text:p>KTBS / Brytyjska - nż</text:p>
          </table:table-cell>
          <table:table-cell table:style-name="ce11" office:value-type="string">
            <text:p>5:49L</text:p>
          </table:table-cell>
          <table:table-cell office:value-type="string">
            <text:p>6:36vLj</text:p>
          </table:table-cell>
          <table:table-cell office:value-type="string">
            <text:p>7:34SLj</text:p>
          </table:table-cell>
          <table:table-cell office:value-type="string">
            <text:p>8:09J</text:p>
          </table:table-cell>
          <table:table-cell office:value-type="string">
            <text:p>9:11J</text:p>
          </table:table-cell>
          <table:table-cell office:value-type="string">
            <text:p>10:41J</text:p>
          </table:table-cell>
          <table:table-cell office:value-type="string">
            <text:p>12:01SL</text:p>
          </table:table-cell>
          <table:table-cell office:value-type="string">
            <text:p>12:52J</text:p>
          </table:table-cell>
          <table:table-cell office:value-type="string">
            <text:p>13:29J</text:p>
          </table:table-cell>
          <table:table-cell office:value-type="string">
            <text:p>13:59SLj</text:p>
          </table:table-cell>
          <table:table-cell office:value-type="string">
            <text:p>14:49J</text:p>
          </table:table-cell>
          <table:table-cell office:value-type="string">
            <text:p>15:26J</text:p>
          </table:table-cell>
          <table:table-cell office:value-type="string">
            <text:p>16:12Lj</text:p>
          </table:table-cell>
          <table:table-cell office:value-type="string">
            <text:p>16:49J</text:p>
          </table:table-cell>
          <table:table-cell office:value-type="string">
            <text:p>17:29L</text:p>
          </table:table-cell>
          <table:table-cell office:value-type="string">
            <text:p>18:51J</text:p>
          </table:table-cell>
          <table:table-cell office:value-type="string">
            <text:p>21:14J</text:p>
          </table:table-cell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4" office:value-type="string">
            <text:p>Osiedle UE / Francuska - nż</text:p>
          </table:table-cell>
          <table:table-cell table:style-name="ce11" office:value-type="string">
            <text:p>5:50L</text:p>
          </table:table-cell>
          <table:table-cell office:value-type="string">
            <text:p>6:37vLj</text:p>
          </table:table-cell>
          <table:table-cell office:value-type="string">
            <text:p>7:35SLj</text:p>
          </table:table-cell>
          <table:table-cell office:value-type="string">
            <text:p>8:10J</text:p>
          </table:table-cell>
          <table:table-cell office:value-type="string">
            <text:p>9:12J</text:p>
          </table:table-cell>
          <table:table-cell office:value-type="string">
            <text:p>10:42J</text:p>
          </table:table-cell>
          <table:table-cell office:value-type="string">
            <text:p>12:02SL</text:p>
          </table:table-cell>
          <table:table-cell office:value-type="string">
            <text:p>12:53J</text:p>
          </table:table-cell>
          <table:table-cell office:value-type="string">
            <text:p>13:30J</text:p>
          </table:table-cell>
          <table:table-cell office:value-type="string">
            <text:p>14:00SLj</text:p>
          </table:table-cell>
          <table:table-cell office:value-type="string">
            <text:p>14:50J</text:p>
          </table:table-cell>
          <table:table-cell office:value-type="string">
            <text:p>15:27J</text:p>
          </table:table-cell>
          <table:table-cell office:value-type="string">
            <text:p>16:13Lj</text:p>
          </table:table-cell>
          <table:table-cell office:value-type="string">
            <text:p>16:50J</text:p>
          </table:table-cell>
          <table:table-cell office:value-type="string">
            <text:p>17:30L</text:p>
          </table:table-cell>
          <table:table-cell office:value-type="string">
            <text:p>18:52J</text:p>
          </table:table-cell>
          <table:table-cell office:value-type="string">
            <text:p>21:15J</text:p>
          </table:table-cell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4" office:value-type="string">
            <text:p>Ogrody Działkowe III - nż</text:p>
          </table:table-cell>
          <table:table-cell table:style-name="ce11" office:value-type="string">
            <text:p>5:51L</text:p>
          </table:table-cell>
          <table:table-cell office:value-type="string">
            <text:p>6:38vLj</text:p>
          </table:table-cell>
          <table:table-cell office:value-type="string">
            <text:p>7:36SLj</text:p>
          </table:table-cell>
          <table:table-cell office:value-type="string">
            <text:p>8:11J</text:p>
          </table:table-cell>
          <table:table-cell office:value-type="string">
            <text:p>9:13J</text:p>
          </table:table-cell>
          <table:table-cell office:value-type="string">
            <text:p>10:43J</text:p>
          </table:table-cell>
          <table:table-cell office:value-type="string">
            <text:p>12:03SL</text:p>
          </table:table-cell>
          <table:table-cell office:value-type="string">
            <text:p>12:54J</text:p>
          </table:table-cell>
          <table:table-cell office:value-type="string">
            <text:p>13:31J</text:p>
          </table:table-cell>
          <table:table-cell office:value-type="string">
            <text:p>14:01SLj</text:p>
          </table:table-cell>
          <table:table-cell office:value-type="string">
            <text:p>14:51J</text:p>
          </table:table-cell>
          <table:table-cell office:value-type="string">
            <text:p>15:28J</text:p>
          </table:table-cell>
          <table:table-cell office:value-type="string">
            <text:p>16:14Lj</text:p>
          </table:table-cell>
          <table:table-cell office:value-type="string">
            <text:p>16:51J</text:p>
          </table:table-cell>
          <table:table-cell office:value-type="string">
            <text:p>17:31L</text:p>
          </table:table-cell>
          <table:table-cell office:value-type="string">
            <text:p>18:53J</text:p>
          </table:table-cell>
          <table:table-cell office:value-type="string">
            <text:p>21:16J</text:p>
          </table:table-cell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4" office:value-type="string">
            <text:p>Ogrody Działkowe II - nż</text:p>
          </table:table-cell>
          <table:table-cell table:style-name="ce11" office:value-type="string">
            <text:p>5:52L</text:p>
          </table:table-cell>
          <table:table-cell office:value-type="string">
            <text:p>6:39vLj</text:p>
          </table:table-cell>
          <table:table-cell office:value-type="string">
            <text:p>7:37SLj</text:p>
          </table:table-cell>
          <table:table-cell office:value-type="string">
            <text:p>8:12J</text:p>
          </table:table-cell>
          <table:table-cell office:value-type="string">
            <text:p>9:14J</text:p>
          </table:table-cell>
          <table:table-cell office:value-type="string">
            <text:p>10:44J</text:p>
          </table:table-cell>
          <table:table-cell office:value-type="string">
            <text:p>12:04SL</text:p>
          </table:table-cell>
          <table:table-cell office:value-type="string">
            <text:p>12:55J</text:p>
          </table:table-cell>
          <table:table-cell office:value-type="string">
            <text:p>13:32J</text:p>
          </table:table-cell>
          <table:table-cell office:value-type="string">
            <text:p>14:02SLj</text:p>
          </table:table-cell>
          <table:table-cell office:value-type="string">
            <text:p>14:52J</text:p>
          </table:table-cell>
          <table:table-cell office:value-type="string">
            <text:p>15:29J</text:p>
          </table:table-cell>
          <table:table-cell office:value-type="string">
            <text:p>16:15Lj</text:p>
          </table:table-cell>
          <table:table-cell office:value-type="string">
            <text:p>16:52J</text:p>
          </table:table-cell>
          <table:table-cell office:value-type="string">
            <text:p>17:32L</text:p>
          </table:table-cell>
          <table:table-cell office:value-type="string">
            <text:p>18:54J</text:p>
          </table:table-cell>
          <table:table-cell office:value-type="string">
            <text:p>21:17J</text:p>
          </table:table-cell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4" office:value-type="string">
            <text:p>Ogrody Działkowe I - nż</text:p>
          </table:table-cell>
          <table:table-cell table:style-name="ce11" office:value-type="string">
            <text:p>5:53L</text:p>
          </table:table-cell>
          <table:table-cell office:value-type="string">
            <text:p>6:40vLj</text:p>
          </table:table-cell>
          <table:table-cell office:value-type="string">
            <text:p>7:38SLj</text:p>
          </table:table-cell>
          <table:table-cell office:value-type="string">
            <text:p>8:13J</text:p>
          </table:table-cell>
          <table:table-cell office:value-type="string">
            <text:p>9:15J</text:p>
          </table:table-cell>
          <table:table-cell office:value-type="string">
            <text:p>10:45J</text:p>
          </table:table-cell>
          <table:table-cell office:value-type="string">
            <text:p>12:05SL</text:p>
          </table:table-cell>
          <table:table-cell office:value-type="string">
            <text:p>12:56J</text:p>
          </table:table-cell>
          <table:table-cell office:value-type="string">
            <text:p>13:33J</text:p>
          </table:table-cell>
          <table:table-cell office:value-type="string">
            <text:p>14:03SLj</text:p>
          </table:table-cell>
          <table:table-cell office:value-type="string">
            <text:p>14:53J</text:p>
          </table:table-cell>
          <table:table-cell office:value-type="string">
            <text:p>15:30J</text:p>
          </table:table-cell>
          <table:table-cell office:value-type="string">
            <text:p>16:16Lj</text:p>
          </table:table-cell>
          <table:table-cell office:value-type="string">
            <text:p>16:53J</text:p>
          </table:table-cell>
          <table:table-cell office:value-type="string">
            <text:p>17:33L</text:p>
          </table:table-cell>
          <table:table-cell office:value-type="string">
            <text:p>18:55J</text:p>
          </table:table-cell>
          <table:table-cell office:value-type="string">
            <text:p>21:18J</text:p>
          </table:table-cell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4" office:value-type="string">
            <text:p>Ogrody Działkowe kierunek Jamno</text:p>
          </table:table-cell>
          <table:table-cell table:style-name="ce11" office:value-type="string">
            <text:p>5:54L</text:p>
          </table:table-cell>
          <table:table-cell office:value-type="string">
            <text:p>6:41vLj</text:p>
          </table:table-cell>
          <table:table-cell office:value-type="string">
            <text:p>7:39SLj</text:p>
          </table:table-cell>
          <table:table-cell office:value-type="string">
            <text:p>8:14J</text:p>
          </table:table-cell>
          <table:table-cell office:value-type="string">
            <text:p>9:16J</text:p>
          </table:table-cell>
          <table:table-cell office:value-type="string">
            <text:p>10:46J</text:p>
          </table:table-cell>
          <table:table-cell office:value-type="string">
            <text:p>12:06SL</text:p>
          </table:table-cell>
          <table:table-cell office:value-type="string">
            <text:p>12:57J</text:p>
          </table:table-cell>
          <table:table-cell office:value-type="string">
            <text:p>13:34J</text:p>
          </table:table-cell>
          <table:table-cell office:value-type="string">
            <text:p>14:04SLj</text:p>
          </table:table-cell>
          <table:table-cell office:value-type="string">
            <text:p>14:54J</text:p>
          </table:table-cell>
          <table:table-cell office:value-type="string">
            <text:p>15:31J</text:p>
          </table:table-cell>
          <table:table-cell office:value-type="string">
            <text:p>16:17Lj</text:p>
          </table:table-cell>
          <table:table-cell office:value-type="string">
            <text:p>16:54J</text:p>
          </table:table-cell>
          <table:table-cell office:value-type="string">
            <text:p>17:34L</text:p>
          </table:table-cell>
          <table:table-cell office:value-type="string">
            <text:p>18:56J</text:p>
          </table:table-cell>
          <table:table-cell office:value-type="string">
            <text:p>21:19J</text:p>
          </table:table-cell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4" office:value-type="string">
            <text:p>Działki - nż</text:p>
          </table:table-cell>
          <table:table-cell table:style-name="ce12" office:value-type="string">
            <text:p>5:56L</text:p>
          </table:table-cell>
          <table:table-cell office:value-type="string">
            <text:p>6:43vLj</text:p>
          </table:table-cell>
          <table:table-cell office:value-type="string">
            <text:p>7:41SLj</text:p>
          </table:table-cell>
          <table:table-cell office:value-type="string">
            <text:p>8:16J</text:p>
          </table:table-cell>
          <table:table-cell office:value-type="string">
            <text:p>9:18J</text:p>
          </table:table-cell>
          <table:table-cell office:value-type="string">
            <text:p>10:48J</text:p>
          </table:table-cell>
          <table:table-cell office:value-type="string">
            <text:p>12:08SL</text:p>
          </table:table-cell>
          <table:table-cell office:value-type="string">
            <text:p>12:59J</text:p>
          </table:table-cell>
          <table:table-cell office:value-type="string">
            <text:p>13:36J</text:p>
          </table:table-cell>
          <table:table-cell office:value-type="string">
            <text:p>14:06SLj</text:p>
          </table:table-cell>
          <table:table-cell office:value-type="string">
            <text:p>14:56J</text:p>
          </table:table-cell>
          <table:table-cell office:value-type="string">
            <text:p>15:33J</text:p>
          </table:table-cell>
          <table:table-cell office:value-type="string">
            <text:p>16:19Lj</text:p>
          </table:table-cell>
          <table:table-cell office:value-type="string">
            <text:p>16:56J</text:p>
          </table:table-cell>
          <table:table-cell office:value-type="string">
            <text:p>17:36L</text:p>
          </table:table-cell>
          <table:table-cell office:value-type="string">
            <text:p>18:58J</text:p>
          </table:table-cell>
          <table:table-cell office:value-type="string">
            <text:p>21:21J</text:p>
          </table:table-cell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4" office:value-type="string">
            <text:p>Koszalińska / Jamno-nż</text:p>
          </table:table-cell>
          <table:table-cell table:style-name="ce11" office:value-type="string">
            <text:p>5:57L</text:p>
          </table:table-cell>
          <table:table-cell office:value-type="string">
            <text:p>6:44vLj</text:p>
          </table:table-cell>
          <table:table-cell office:value-type="string">
            <text:p>7:42SLj</text:p>
          </table:table-cell>
          <table:table-cell office:value-type="string">
            <text:p>8:17J</text:p>
          </table:table-cell>
          <table:table-cell office:value-type="string">
            <text:p>9:19J</text:p>
          </table:table-cell>
          <table:table-cell office:value-type="string">
            <text:p>10:49J</text:p>
          </table:table-cell>
          <table:table-cell office:value-type="string">
            <text:p>12:09SL</text:p>
          </table:table-cell>
          <table:table-cell office:value-type="string">
            <text:p>13:00J</text:p>
          </table:table-cell>
          <table:table-cell office:value-type="string">
            <text:p>13:37J</text:p>
          </table:table-cell>
          <table:table-cell office:value-type="string">
            <text:p>14:07SLj</text:p>
          </table:table-cell>
          <table:table-cell office:value-type="string">
            <text:p>14:57J</text:p>
          </table:table-cell>
          <table:table-cell office:value-type="string">
            <text:p>15:34J</text:p>
          </table:table-cell>
          <table:table-cell office:value-type="string">
            <text:p>16:20Lj</text:p>
          </table:table-cell>
          <table:table-cell office:value-type="string">
            <text:p>16:57J</text:p>
          </table:table-cell>
          <table:table-cell office:value-type="string">
            <text:p>17:37L</text:p>
          </table:table-cell>
          <table:table-cell office:value-type="string">
            <text:p>18:59J</text:p>
          </table:table-cell>
          <table:table-cell office:value-type="string">
            <text:p>21:22J</text:p>
          </table:table-cell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4" office:value-type="string">
            <text:p>Koszalińska / Kwiatowa - nż</text:p>
          </table:table-cell>
          <table:table-cell table:style-name="ce11" office:value-type="string">
            <text:p>5:58L</text:p>
          </table:table-cell>
          <table:table-cell office:value-type="string">
            <text:p>6:45vLj</text:p>
          </table:table-cell>
          <table:table-cell office:value-type="string">
            <text:p>7:43SLj</text:p>
          </table:table-cell>
          <table:table-cell office:value-type="string">
            <text:p>8:18J</text:p>
          </table:table-cell>
          <table:table-cell office:value-type="string">
            <text:p>9:20J</text:p>
          </table:table-cell>
          <table:table-cell office:value-type="string">
            <text:p>10:50J</text:p>
          </table:table-cell>
          <table:table-cell office:value-type="string">
            <text:p>12:10SL</text:p>
          </table:table-cell>
          <table:table-cell office:value-type="string">
            <text:p>13:01J</text:p>
          </table:table-cell>
          <table:table-cell office:value-type="string">
            <text:p>13:38J</text:p>
          </table:table-cell>
          <table:table-cell office:value-type="string">
            <text:p>14:08SLj</text:p>
          </table:table-cell>
          <table:table-cell office:value-type="string">
            <text:p>14:58J</text:p>
          </table:table-cell>
          <table:table-cell office:value-type="string">
            <text:p>15:35J</text:p>
          </table:table-cell>
          <table:table-cell office:value-type="string">
            <text:p>16:21Lj</text:p>
          </table:table-cell>
          <table:table-cell office:value-type="string">
            <text:p>16:58J</text:p>
          </table:table-cell>
          <table:table-cell office:value-type="string">
            <text:p>17:38L</text:p>
          </table:table-cell>
          <table:table-cell office:value-type="string">
            <text:p>19:00J</text:p>
          </table:table-cell>
          <table:table-cell office:value-type="string">
            <text:p>21:23J</text:p>
          </table:table-cell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4" office:value-type="string">
            <text:p>Jamno / Skrzyżowanie</text:p>
          </table:table-cell>
          <table:table-cell table:style-name="ce12" office:value-type="string">
            <text:p>5:59L</text:p>
          </table:table-cell>
          <table:table-cell table:style-name="ce11" office:value-type="string">
            <text:p>6:46vLj</text:p>
          </table:table-cell>
          <table:table-cell office:value-type="string">
            <text:p>7:44SLj</text:p>
          </table:table-cell>
          <table:table-cell office:value-type="string">
            <text:p>8:19J</text:p>
          </table:table-cell>
          <table:table-cell office:value-type="string">
            <text:p>9:21J</text:p>
          </table:table-cell>
          <table:table-cell office:value-type="string">
            <text:p>10:51J</text:p>
          </table:table-cell>
          <table:table-cell office:value-type="string">
            <text:p>12:11SL</text:p>
          </table:table-cell>
          <table:table-cell office:value-type="string">
            <text:p>13:02J</text:p>
          </table:table-cell>
          <table:table-cell office:value-type="string">
            <text:p>13:39J</text:p>
          </table:table-cell>
          <table:table-cell office:value-type="string">
            <text:p>14:09SLj</text:p>
          </table:table-cell>
          <table:table-cell office:value-type="string">
            <text:p>14:59J</text:p>
          </table:table-cell>
          <table:table-cell office:value-type="string">
            <text:p>15:36J</text:p>
          </table:table-cell>
          <table:table-cell office:value-type="string">
            <text:p>16:22Lj</text:p>
          </table:table-cell>
          <table:table-cell office:value-type="string">
            <text:p>16:59J</text:p>
          </table:table-cell>
          <table:table-cell office:value-type="string">
            <text:p>17:39L</text:p>
          </table:table-cell>
          <table:table-cell office:value-type="string">
            <text:p>19:01J</text:p>
          </table:table-cell>
          <table:table-cell office:value-type="string">
            <text:p>21:24J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4" office:value-type="string">
            <text:p>Jamno Początkowy</text:p>
          </table:table-cell>
          <table:table-cell table:style-name="ce11" office:value-type="string">
            <text:p>6:47vLj</text:p>
          </table:table-cell>
          <table:table-cell office:value-type="string">
            <text:p>7:45SLj</text:p>
          </table:table-cell>
          <table:table-cell office:value-type="string">
            <text:p>14:10SLj</text:p>
          </table:table-cell>
          <table:table-cell office:value-type="string">
            <text:p>16:23Lj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2">
          <table:table-cell table:style-name="ce4" office:value-type="string">
            <text:p>Północna / Torfowa I - nż</text:p>
          </table:table-cell>
          <table:table-cell table:style-name="ce12" office:value-type="string">
            <text:p>6:00L</text:p>
          </table:table-cell>
          <table:table-cell office:value-type="string">
            <text:p>6:49vLj</text:p>
          </table:table-cell>
          <table:table-cell office:value-type="string">
            <text:p>7:46SLj</text:p>
          </table:table-cell>
          <table:table-cell office:value-type="string">
            <text:p>12:12SL</text:p>
          </table:table-cell>
          <table:table-cell office:value-type="string">
            <text:p>14:12SLj</text:p>
          </table:table-cell>
          <table:table-cell office:value-type="string">
            <text:p>16:25Lj</text:p>
          </table:table-cell>
          <table:table-cell office:value-type="string">
            <text:p>17:41L</text:p>
          </table:table-cell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4" office:value-type="string">
            <text:p>Północna / Torfowa II - nż</text:p>
          </table:table-cell>
          <table:table-cell table:style-name="ce12" office:value-type="string">
            <text:p>6:01L</text:p>
          </table:table-cell>
          <table:table-cell office:value-type="string">
            <text:p>6:50vLj</text:p>
          </table:table-cell>
          <table:table-cell office:value-type="string">
            <text:p>7:47SLj</text:p>
          </table:table-cell>
          <table:table-cell office:value-type="string">
            <text:p>12:13SL</text:p>
          </table:table-cell>
          <table:table-cell office:value-type="string">
            <text:p>14:13SLj</text:p>
          </table:table-cell>
          <table:table-cell office:value-type="string">
            <text:p>16:26Lj</text:p>
          </table:table-cell>
          <table:table-cell office:value-type="string">
            <text:p>17:42L</text:p>
          </table:table-cell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4" office:value-type="string">
            <text:p>Łabusz - nż</text:p>
          </table:table-cell>
          <table:table-cell table:style-name="ce12" office:value-type="string">
            <text:p>6:02L</text:p>
          </table:table-cell>
          <table:table-cell office:value-type="string">
            <text:p>6:51vLj</text:p>
          </table:table-cell>
          <table:table-cell office:value-type="string">
            <text:p>7:48SLj</text:p>
          </table:table-cell>
          <table:table-cell office:value-type="string">
            <text:p>12:14SL</text:p>
          </table:table-cell>
          <table:table-cell office:value-type="string">
            <text:p>14:14SLj</text:p>
          </table:table-cell>
          <table:table-cell office:value-type="string">
            <text:p>16:27Lj</text:p>
          </table:table-cell>
          <table:table-cell office:value-type="string">
            <text:p>17:43L</text:p>
          </table:table-cell>
          <table:table-cell table:style-name="Default" table:number-columns-repeated="10"/>
          <table:table-cell table:number-columns-repeated="1006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 table:print="false">
        <office:forms form:automatic-focus="false" form:apply-design-mode="false"/>
        <table:table-column table:style-name="co14" table:default-cell-style-name="ce9"/>
        <table:table-column table:style-name="co5" table:number-columns-repeated="1022" table:default-cell-style-name="ce9"/>
        <table:table-column table:style-name="co5" table:default-cell-style-name="Default"/>
        <table:table-row table:style-name="ro2">
          <table:table-cell office:value-type="string">
            <text:p>Niekłonice / Wieś</text:p>
          </table:table-cell>
          <table:table-cell table:style-name="ce11" office:value-type="string">
            <text:p>6:58</text:p>
          </table:table-cell>
          <table:table-cell office:value-type="string">
            <text:p>11:23J</text:p>
          </table:table-cell>
          <table:table-cell office:value-type="string">
            <text:p>16:18v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Niekłonice - nż</text:p>
          </table:table-cell>
          <table:table-cell table:style-name="ce11" office:value-type="string">
            <text:p>6:59</text:p>
          </table:table-cell>
          <table:table-cell office:value-type="string">
            <text:p>11:24J</text:p>
          </table:table-cell>
          <table:table-cell office:value-type="string">
            <text:p>16:19v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Niekłonice / Działki II</text:p>
          </table:table-cell>
          <table:table-cell table:style-name="ce11" office:value-type="string">
            <text:p>7:00</text:p>
          </table:table-cell>
          <table:table-cell office:value-type="string">
            <text:p>11:25J</text:p>
          </table:table-cell>
          <table:table-cell office:value-type="string">
            <text:p>16:20v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Niekłonice / Działki Pętla</text:p>
          </table:table-cell>
          <table:table-cell table:style-name="ce11" office:value-type="string">
            <text:p>8:48L</text:p>
          </table:table-cell>
          <table:table-cell office:value-type="string">
            <text:p>10:13J</text:p>
          </table:table-cell>
          <table:table-cell office:value-type="string">
            <text:p>12:31J</text:p>
          </table:table-cell>
          <table:table-cell office:value-type="string">
            <text:p>13:48vJ</text:p>
          </table:table-cell>
          <table:table-cell office:value-type="string">
            <text:p>14:50vL</text:p>
          </table:table-cell>
          <table:table-cell office:value-type="string">
            <text:p>17:30vJ</text:p>
          </table:table-cell>
          <table:table-cell office:value-type="string">
            <text:p>18:20J</text:p>
          </table:table-cell>
          <table:table-cell office:value-type="string">
            <text:p>18:50vJ</text:p>
          </table:table-cell>
          <table:table-cell office:value-type="string">
            <text:p>19:37x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string">
            <text:p>Niekłonice / Drukarnia - nż</text:p>
          </table:table-cell>
          <table:table-cell table:style-name="ce11" office:value-type="string">
            <text:p>7:01</text:p>
          </table:table-cell>
          <table:table-cell office:value-type="string">
            <text:p>8:49L</text:p>
          </table:table-cell>
          <table:table-cell office:value-type="string">
            <text:p>10:14J</text:p>
          </table:table-cell>
          <table:table-cell office:value-type="string">
            <text:p>11:26J</text:p>
          </table:table-cell>
          <table:table-cell office:value-type="string">
            <text:p>12:32J</text:p>
          </table:table-cell>
          <table:table-cell office:value-type="string">
            <text:p>13:49vJ</text:p>
          </table:table-cell>
          <table:table-cell office:value-type="string">
            <text:p>14:51vL</text:p>
          </table:table-cell>
          <table:table-cell office:value-type="string">
            <text:p>16:21v</text:p>
          </table:table-cell>
          <table:table-cell office:value-type="string">
            <text:p>17:31vJ</text:p>
          </table:table-cell>
          <table:table-cell office:value-type="string">
            <text:p>18:21J</text:p>
          </table:table-cell>
          <table:table-cell office:value-type="string">
            <text:p>18:51vJ</text:p>
          </table:table-cell>
          <table:table-cell office:value-type="string">
            <text:p>19:38x</text:p>
          </table:table-cell>
          <table:table-cell table:number-columns-repeated="1011"/>
        </table:table-row>
        <table:table-row table:style-name="ro2">
          <table:table-cell office:value-type="string">
            <text:p>Niekłonice / Działki I - nż</text:p>
          </table:table-cell>
          <table:table-cell table:style-name="ce11" office:value-type="string">
            <text:p>7:02</text:p>
          </table:table-cell>
          <table:table-cell office:value-type="string">
            <text:p>8:50L</text:p>
          </table:table-cell>
          <table:table-cell office:value-type="string">
            <text:p>10:15J</text:p>
          </table:table-cell>
          <table:table-cell office:value-type="string">
            <text:p>11:27J</text:p>
          </table:table-cell>
          <table:table-cell office:value-type="string">
            <text:p>12:33J</text:p>
          </table:table-cell>
          <table:table-cell office:value-type="string">
            <text:p>13:50vJ</text:p>
          </table:table-cell>
          <table:table-cell office:value-type="string">
            <text:p>14:52vL</text:p>
          </table:table-cell>
          <table:table-cell office:value-type="string">
            <text:p>16:22v</text:p>
          </table:table-cell>
          <table:table-cell office:value-type="string">
            <text:p>17:32vJ</text:p>
          </table:table-cell>
          <table:table-cell office:value-type="string">
            <text:p>18:22J</text:p>
          </table:table-cell>
          <table:table-cell office:value-type="string">
            <text:p>18:52vJ</text:p>
          </table:table-cell>
          <table:table-cell office:value-type="string">
            <text:p>19:38x</text:p>
          </table:table-cell>
          <table:table-cell table:number-columns-repeated="1011"/>
        </table:table-row>
        <table:table-row table:style-name="ro2">
          <table:table-cell office:value-type="string">
            <text:p>Lechicka / FMB</text:p>
          </table:table-cell>
          <table:table-cell table:style-name="ce11" office:value-type="string">
            <text:p>7:04</text:p>
          </table:table-cell>
          <table:table-cell office:value-type="string">
            <text:p>8:52L</text:p>
          </table:table-cell>
          <table:table-cell office:value-type="string">
            <text:p>10:17J</text:p>
          </table:table-cell>
          <table:table-cell office:value-type="string">
            <text:p>11:29J</text:p>
          </table:table-cell>
          <table:table-cell office:value-type="string">
            <text:p>12:35J</text:p>
          </table:table-cell>
          <table:table-cell office:value-type="string">
            <text:p>13:52vJ</text:p>
          </table:table-cell>
          <table:table-cell office:value-type="string">
            <text:p>14:54vL</text:p>
          </table:table-cell>
          <table:table-cell office:value-type="string">
            <text:p>16:24v</text:p>
          </table:table-cell>
          <table:table-cell office:value-type="string">
            <text:p>17:34vJ</text:p>
          </table:table-cell>
          <table:table-cell office:value-type="string">
            <text:p>18:24J</text:p>
          </table:table-cell>
          <table:table-cell office:value-type="string">
            <text:p>18:54vJ</text:p>
          </table:table-cell>
          <table:table-cell office:value-type="string">
            <text:p>19:39x</text:p>
          </table:table-cell>
          <table:table-cell table:number-columns-repeated="1011"/>
        </table:table-row>
        <table:table-row table:style-name="ro2">
          <table:table-cell office:value-type="string">
            <text:p>Lechicka / Łużycka</text:p>
          </table:table-cell>
          <table:table-cell table:style-name="ce11" office:value-type="string">
            <text:p>7:05</text:p>
          </table:table-cell>
          <table:table-cell office:value-type="string">
            <text:p>8:53L</text:p>
          </table:table-cell>
          <table:table-cell office:value-type="string">
            <text:p>10:18J</text:p>
          </table:table-cell>
          <table:table-cell office:value-type="string">
            <text:p>11:30J</text:p>
          </table:table-cell>
          <table:table-cell office:value-type="string">
            <text:p>12:36J</text:p>
          </table:table-cell>
          <table:table-cell office:value-type="string">
            <text:p>13:53vJ</text:p>
          </table:table-cell>
          <table:table-cell office:value-type="string">
            <text:p>14:55vL</text:p>
          </table:table-cell>
          <table:table-cell office:value-type="string">
            <text:p>16:25v</text:p>
          </table:table-cell>
          <table:table-cell office:value-type="string">
            <text:p>17:35vJ</text:p>
          </table:table-cell>
          <table:table-cell office:value-type="string">
            <text:p>18:25J</text:p>
          </table:table-cell>
          <table:table-cell office:value-type="string">
            <text:p>18:55vJ</text:p>
          </table:table-cell>
          <table:table-cell table:number-columns-repeated="1012"/>
        </table:table-row>
        <table:table-row table:style-name="ro2">
          <table:table-cell office:value-type="string">
            <text:p>Powstańców Wielkopolskich</text:p>
          </table:table-cell>
          <table:table-cell table:style-name="ce11" office:value-type="string">
            <text:p>7:08</text:p>
          </table:table-cell>
          <table:table-cell office:value-type="string">
            <text:p>8:55L</text:p>
          </table:table-cell>
          <table:table-cell office:value-type="string">
            <text:p>10:20J</text:p>
          </table:table-cell>
          <table:table-cell office:value-type="string">
            <text:p>11:32J</text:p>
          </table:table-cell>
          <table:table-cell office:value-type="string">
            <text:p>12:38J</text:p>
          </table:table-cell>
          <table:table-cell office:value-type="string">
            <text:p>13:55vJ</text:p>
          </table:table-cell>
          <table:table-cell office:value-type="string">
            <text:p>14:57vL</text:p>
          </table:table-cell>
          <table:table-cell office:value-type="string">
            <text:p>16:27v</text:p>
          </table:table-cell>
          <table:table-cell office:value-type="string">
            <text:p>17:37vJ</text:p>
          </table:table-cell>
          <table:table-cell office:value-type="string">
            <text:p>18:27J</text:p>
          </table:table-cell>
          <table:table-cell office:value-type="string">
            <text:p>18:57vJ</text:p>
          </table:table-cell>
          <table:table-cell table:number-columns-repeated="1012"/>
        </table:table-row>
        <table:table-row table:style-name="ro2">
          <table:table-cell office:value-type="string">
            <text:p>Dworzec PKP / Bank</text:p>
          </table:table-cell>
          <table:table-cell table:style-name="ce11" office:value-type="string">
            <text:p>7:10</text:p>
          </table:table-cell>
          <table:table-cell office:value-type="string">
            <text:p>8:57L</text:p>
          </table:table-cell>
          <table:table-cell office:value-type="string">
            <text:p>10:22J</text:p>
          </table:table-cell>
          <table:table-cell office:value-type="string">
            <text:p>11:35J</text:p>
          </table:table-cell>
          <table:table-cell office:value-type="string">
            <text:p>12:40J</text:p>
          </table:table-cell>
          <table:table-cell office:value-type="string">
            <text:p>13:57vJ</text:p>
          </table:table-cell>
          <table:table-cell office:value-type="string">
            <text:p>14:59vL</text:p>
          </table:table-cell>
          <table:table-cell office:value-type="string">
            <text:p>16:29v</text:p>
          </table:table-cell>
          <table:table-cell office:value-type="string">
            <text:p>17:39vJ</text:p>
          </table:table-cell>
          <table:table-cell office:value-type="string">
            <text:p>18:29J</text:p>
          </table:table-cell>
          <table:table-cell office:value-type="string">
            <text:p>18:59vJ</text:p>
          </table:table-cell>
          <table:table-cell table:number-columns-repeated="1012"/>
        </table:table-row>
        <table:table-row table:style-name="ro2">
          <table:table-cell office:value-type="string">
            <text:p>Armii Krajowej / Niepodległości</text:p>
          </table:table-cell>
          <table:table-cell table:style-name="ce11" office:value-type="string">
            <text:p>7:11</text:p>
          </table:table-cell>
          <table:table-cell office:value-type="string">
            <text:p>8:58L</text:p>
          </table:table-cell>
          <table:table-cell office:value-type="string">
            <text:p>10:24J</text:p>
          </table:table-cell>
          <table:table-cell office:value-type="string">
            <text:p>11:37J</text:p>
          </table:table-cell>
          <table:table-cell office:value-type="string">
            <text:p>12:42J</text:p>
          </table:table-cell>
          <table:table-cell office:value-type="string">
            <text:p>13:59vJ</text:p>
          </table:table-cell>
          <table:table-cell office:value-type="string">
            <text:p>15:00vL</text:p>
          </table:table-cell>
          <table:table-cell office:value-type="string">
            <text:p>16:30v</text:p>
          </table:table-cell>
          <table:table-cell office:value-type="string">
            <text:p>17:41vJ</text:p>
          </table:table-cell>
          <table:table-cell office:value-type="string">
            <text:p>18:31J</text:p>
          </table:table-cell>
          <table:table-cell office:value-type="string">
            <text:p>19:01vJ</text:p>
          </table:table-cell>
          <table:table-cell table:number-columns-repeated="1012"/>
        </table:table-row>
        <table:table-row table:style-name="ro2">
          <table:table-cell office:value-type="string">
            <text:p>Monte Cassino / Podgórna</text:p>
          </table:table-cell>
          <table:table-cell table:style-name="ce11" office:value-type="string">
            <text:p>7:13</text:p>
          </table:table-cell>
          <table:table-cell office:value-type="string">
            <text:p>9:00L</text:p>
          </table:table-cell>
          <table:table-cell office:value-type="string">
            <text:p>10:26J</text:p>
          </table:table-cell>
          <table:table-cell office:value-type="string">
            <text:p>11:39J</text:p>
          </table:table-cell>
          <table:table-cell office:value-type="string">
            <text:p>12:44J</text:p>
          </table:table-cell>
          <table:table-cell office:value-type="string">
            <text:p>14:01vJ</text:p>
          </table:table-cell>
          <table:table-cell office:value-type="string">
            <text:p>15:02vL</text:p>
          </table:table-cell>
          <table:table-cell office:value-type="string">
            <text:p>16:32v</text:p>
          </table:table-cell>
          <table:table-cell office:value-type="string">
            <text:p>17:43vJ</text:p>
          </table:table-cell>
          <table:table-cell office:value-type="string">
            <text:p>18:33J</text:p>
          </table:table-cell>
          <table:table-cell office:value-type="string">
            <text:p>19:03vJ</text:p>
          </table:table-cell>
          <table:table-cell table:number-columns-repeated="1012"/>
        </table:table-row>
        <table:table-row table:style-name="ro2">
          <table:table-cell office:value-type="string">
            <text:p>Władysława IV / Wańkowicza</text:p>
          </table:table-cell>
          <table:table-cell table:style-name="ce11" office:value-type="string">
            <text:p>7:14</text:p>
          </table:table-cell>
          <table:table-cell office:value-type="string">
            <text:p>9:01L</text:p>
          </table:table-cell>
          <table:table-cell office:value-type="string">
            <text:p>10:28J</text:p>
          </table:table-cell>
          <table:table-cell office:value-type="string">
            <text:p>11:41J</text:p>
          </table:table-cell>
          <table:table-cell office:value-type="string">
            <text:p>12:46J</text:p>
          </table:table-cell>
          <table:table-cell office:value-type="string">
            <text:p>14:03vJ</text:p>
          </table:table-cell>
          <table:table-cell office:value-type="string">
            <text:p>15:03vL</text:p>
          </table:table-cell>
          <table:table-cell office:value-type="string">
            <text:p>16:33v</text:p>
          </table:table-cell>
          <table:table-cell office:value-type="string">
            <text:p>17:45vJ</text:p>
          </table:table-cell>
          <table:table-cell office:value-type="string">
            <text:p>18:35J</text:p>
          </table:table-cell>
          <table:table-cell office:value-type="string">
            <text:p>19:05vJ</text:p>
          </table:table-cell>
          <table:table-cell table:number-columns-repeated="1012"/>
        </table:table-row>
        <table:table-row table:style-name="ro2">
          <table:table-cell office:value-type="string">
            <text:p>Władysława IV / EMKA</text:p>
          </table:table-cell>
          <table:table-cell table:style-name="ce11" office:value-type="string">
            <text:p>7:15</text:p>
          </table:table-cell>
          <table:table-cell office:value-type="string">
            <text:p>9:03L</text:p>
          </table:table-cell>
          <table:table-cell office:value-type="string">
            <text:p>10:30J</text:p>
          </table:table-cell>
          <table:table-cell office:value-type="string">
            <text:p>11:43J</text:p>
          </table:table-cell>
          <table:table-cell office:value-type="string">
            <text:p>12:48J</text:p>
          </table:table-cell>
          <table:table-cell office:value-type="string">
            <text:p>14:05vJ</text:p>
          </table:table-cell>
          <table:table-cell office:value-type="string">
            <text:p>15:05vL</text:p>
          </table:table-cell>
          <table:table-cell office:value-type="string">
            <text:p>16:35v</text:p>
          </table:table-cell>
          <table:table-cell office:value-type="string">
            <text:p>17:47vJ</text:p>
          </table:table-cell>
          <table:table-cell office:value-type="string">
            <text:p>18:37J</text:p>
          </table:table-cell>
          <table:table-cell office:value-type="string">
            <text:p>19:07vJ</text:p>
          </table:table-cell>
          <table:table-cell table:number-columns-repeated="1012"/>
        </table:table-row>
        <table:table-row table:style-name="ro2">
          <table:table-cell office:value-type="string">
            <text:p>Władysława IV / Wiadukt</text:p>
          </table:table-cell>
          <table:table-cell table:style-name="ce11" office:value-type="string">
            <text:p>9:04L</text:p>
          </table:table-cell>
          <table:table-cell office:value-type="string">
            <text:p>10:31J</text:p>
          </table:table-cell>
          <table:table-cell office:value-type="string">
            <text:p>11:44J</text:p>
          </table:table-cell>
          <table:table-cell office:value-type="string">
            <text:p>12:49J</text:p>
          </table:table-cell>
          <table:table-cell office:value-type="string">
            <text:p>14:06vJ</text:p>
          </table:table-cell>
          <table:table-cell office:value-type="string">
            <text:p>15:06vL</text:p>
          </table:table-cell>
          <table:table-cell office:value-type="string">
            <text:p>17:48vJ</text:p>
          </table:table-cell>
          <table:table-cell office:value-type="string">
            <text:p>18:38J</text:p>
          </table:table-cell>
          <table:table-cell office:value-type="string">
            <text:p>19:08vJ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string">
            <text:p>KTBS / Brytyjska - nż</text:p>
          </table:table-cell>
          <table:table-cell table:style-name="ce11" office:value-type="string">
            <text:p>9:05L</text:p>
          </table:table-cell>
          <table:table-cell office:value-type="string">
            <text:p>10:32J</text:p>
          </table:table-cell>
          <table:table-cell office:value-type="string">
            <text:p>11:45J</text:p>
          </table:table-cell>
          <table:table-cell office:value-type="string">
            <text:p>12:50J</text:p>
          </table:table-cell>
          <table:table-cell office:value-type="string">
            <text:p>14:07vJ</text:p>
          </table:table-cell>
          <table:table-cell office:value-type="string">
            <text:p>15:07vL</text:p>
          </table:table-cell>
          <table:table-cell office:value-type="string">
            <text:p>17:49vJ</text:p>
          </table:table-cell>
          <table:table-cell office:value-type="string">
            <text:p>18:39J</text:p>
          </table:table-cell>
          <table:table-cell office:value-type="string">
            <text:p>19:09vJ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string">
            <text:p>Osiedle UE / Francuska - nż</text:p>
          </table:table-cell>
          <table:table-cell table:style-name="ce11" office:value-type="string">
            <text:p>9:06L</text:p>
          </table:table-cell>
          <table:table-cell office:value-type="string">
            <text:p>10:33J</text:p>
          </table:table-cell>
          <table:table-cell office:value-type="string">
            <text:p>11:46J</text:p>
          </table:table-cell>
          <table:table-cell office:value-type="string">
            <text:p>12:51J</text:p>
          </table:table-cell>
          <table:table-cell office:value-type="string">
            <text:p>14:08vJ</text:p>
          </table:table-cell>
          <table:table-cell office:value-type="string">
            <text:p>15:08vL</text:p>
          </table:table-cell>
          <table:table-cell office:value-type="string">
            <text:p>17:50vJ</text:p>
          </table:table-cell>
          <table:table-cell office:value-type="string">
            <text:p>18:40J</text:p>
          </table:table-cell>
          <table:table-cell office:value-type="string">
            <text:p>19:10vJ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string">
            <text:p>Ogrody Działkowe III - nż</text:p>
          </table:table-cell>
          <table:table-cell table:style-name="ce11" office:value-type="string">
            <text:p>9:07L</text:p>
          </table:table-cell>
          <table:table-cell office:value-type="string">
            <text:p>10:34J</text:p>
          </table:table-cell>
          <table:table-cell office:value-type="string">
            <text:p>11:47J</text:p>
          </table:table-cell>
          <table:table-cell office:value-type="string">
            <text:p>12:52J</text:p>
          </table:table-cell>
          <table:table-cell office:value-type="string">
            <text:p>14:09vJ</text:p>
          </table:table-cell>
          <table:table-cell office:value-type="string">
            <text:p>15:09vL</text:p>
          </table:table-cell>
          <table:table-cell office:value-type="string">
            <text:p>17:51vJ</text:p>
          </table:table-cell>
          <table:table-cell office:value-type="string">
            <text:p>18:41J</text:p>
          </table:table-cell>
          <table:table-cell office:value-type="string">
            <text:p>19:11vJ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string">
            <text:p>Ogrody Działkowe II - nż</text:p>
          </table:table-cell>
          <table:table-cell table:style-name="ce11" office:value-type="string">
            <text:p>9:08L</text:p>
          </table:table-cell>
          <table:table-cell office:value-type="string">
            <text:p>10:35J</text:p>
          </table:table-cell>
          <table:table-cell office:value-type="string">
            <text:p>11:48J</text:p>
          </table:table-cell>
          <table:table-cell office:value-type="string">
            <text:p>12:53J</text:p>
          </table:table-cell>
          <table:table-cell office:value-type="string">
            <text:p>14:10vJ</text:p>
          </table:table-cell>
          <table:table-cell office:value-type="string">
            <text:p>15:10vL</text:p>
          </table:table-cell>
          <table:table-cell office:value-type="string">
            <text:p>17:52vJ</text:p>
          </table:table-cell>
          <table:table-cell office:value-type="string">
            <text:p>18:42J</text:p>
          </table:table-cell>
          <table:table-cell office:value-type="string">
            <text:p>19:12vJ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string">
            <text:p>Ogrody Działkowe I - nż</text:p>
          </table:table-cell>
          <table:table-cell table:style-name="ce11" office:value-type="string">
            <text:p>9:09L</text:p>
          </table:table-cell>
          <table:table-cell office:value-type="string">
            <text:p>10:36J</text:p>
          </table:table-cell>
          <table:table-cell office:value-type="string">
            <text:p>11:49J</text:p>
          </table:table-cell>
          <table:table-cell office:value-type="string">
            <text:p>12:54J</text:p>
          </table:table-cell>
          <table:table-cell office:value-type="string">
            <text:p>14:11vJ</text:p>
          </table:table-cell>
          <table:table-cell office:value-type="string">
            <text:p>15:11vL</text:p>
          </table:table-cell>
          <table:table-cell office:value-type="string">
            <text:p>17:53vJ</text:p>
          </table:table-cell>
          <table:table-cell office:value-type="string">
            <text:p>18:43J</text:p>
          </table:table-cell>
          <table:table-cell office:value-type="string">
            <text:p>19:13vJ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string">
            <text:p>Ogrody Działkowe kierunek Jamno</text:p>
          </table:table-cell>
          <table:table-cell table:style-name="ce11" office:value-type="string">
            <text:p>9:10L</text:p>
          </table:table-cell>
          <table:table-cell office:value-type="string">
            <text:p>10:37J</text:p>
          </table:table-cell>
          <table:table-cell office:value-type="string">
            <text:p>11:50J</text:p>
          </table:table-cell>
          <table:table-cell office:value-type="string">
            <text:p>12:55J</text:p>
          </table:table-cell>
          <table:table-cell office:value-type="string">
            <text:p>14:12vJ</text:p>
          </table:table-cell>
          <table:table-cell office:value-type="string">
            <text:p>15:12vL</text:p>
          </table:table-cell>
          <table:table-cell office:value-type="string">
            <text:p>17:54vJ</text:p>
          </table:table-cell>
          <table:table-cell office:value-type="string">
            <text:p>18:44J</text:p>
          </table:table-cell>
          <table:table-cell office:value-type="string">
            <text:p>19:14vJ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string">
            <text:p>Działki - nż</text:p>
          </table:table-cell>
          <table:table-cell table:style-name="ce11" office:value-type="string">
            <text:p>9:12L</text:p>
          </table:table-cell>
          <table:table-cell office:value-type="string">
            <text:p>10:39J</text:p>
          </table:table-cell>
          <table:table-cell office:value-type="string">
            <text:p>11:52J</text:p>
          </table:table-cell>
          <table:table-cell office:value-type="string">
            <text:p>12:57J</text:p>
          </table:table-cell>
          <table:table-cell office:value-type="string">
            <text:p>14:14vJ</text:p>
          </table:table-cell>
          <table:table-cell office:value-type="string">
            <text:p>15:14vL</text:p>
          </table:table-cell>
          <table:table-cell office:value-type="string">
            <text:p>17:56vJ</text:p>
          </table:table-cell>
          <table:table-cell office:value-type="string">
            <text:p>18:46J</text:p>
          </table:table-cell>
          <table:table-cell office:value-type="string">
            <text:p>19:16vJ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string">
            <text:p>Koszalińska / Jamno-nż</text:p>
          </table:table-cell>
          <table:table-cell table:style-name="ce12" office:value-type="string">
            <text:p>9:13L</text:p>
          </table:table-cell>
          <table:table-cell office:value-type="string">
            <text:p>10:40J</text:p>
          </table:table-cell>
          <table:table-cell office:value-type="string">
            <text:p>11:53J</text:p>
          </table:table-cell>
          <table:table-cell office:value-type="string">
            <text:p>12:58J</text:p>
          </table:table-cell>
          <table:table-cell office:value-type="string">
            <text:p>14:15vJ</text:p>
          </table:table-cell>
          <table:table-cell office:value-type="string">
            <text:p>15:15vL</text:p>
          </table:table-cell>
          <table:table-cell office:value-type="string">
            <text:p>17:57vJ</text:p>
          </table:table-cell>
          <table:table-cell office:value-type="string">
            <text:p>18:47J</text:p>
          </table:table-cell>
          <table:table-cell office:value-type="string">
            <text:p>19:17vJ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string">
            <text:p>Koszalińska / Kwiatowa - nż</text:p>
          </table:table-cell>
          <table:table-cell table:style-name="ce11" office:value-type="string">
            <text:p>9:14L</text:p>
          </table:table-cell>
          <table:table-cell office:value-type="string">
            <text:p>10:41J</text:p>
          </table:table-cell>
          <table:table-cell office:value-type="string">
            <text:p>11:54J</text:p>
          </table:table-cell>
          <table:table-cell office:value-type="string">
            <text:p>12:59J</text:p>
          </table:table-cell>
          <table:table-cell office:value-type="string">
            <text:p>14:16vJ</text:p>
          </table:table-cell>
          <table:table-cell office:value-type="string">
            <text:p>15:16vL</text:p>
          </table:table-cell>
          <table:table-cell office:value-type="string">
            <text:p>17:58vJ</text:p>
          </table:table-cell>
          <table:table-cell office:value-type="string">
            <text:p>18:48J</text:p>
          </table:table-cell>
          <table:table-cell office:value-type="string">
            <text:p>19:18vJ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string">
            <text:p>Jamno / Skrzyżowanie</text:p>
          </table:table-cell>
          <table:table-cell table:style-name="ce12" office:value-type="string">
            <text:p>9:15L</text:p>
          </table:table-cell>
          <table:table-cell table:style-name="ce11" office:value-type="string">
            <text:p>10:42J</text:p>
          </table:table-cell>
          <table:table-cell office:value-type="string">
            <text:p>11:55J</text:p>
          </table:table-cell>
          <table:table-cell office:value-type="string">
            <text:p>13:00J</text:p>
          </table:table-cell>
          <table:table-cell office:value-type="string">
            <text:p>14:17vJ</text:p>
          </table:table-cell>
          <table:table-cell office:value-type="string">
            <text:p>15:17vL</text:p>
          </table:table-cell>
          <table:table-cell office:value-type="string">
            <text:p>17:59vJ</text:p>
          </table:table-cell>
          <table:table-cell office:value-type="string">
            <text:p>18:49J</text:p>
          </table:table-cell>
          <table:table-cell office:value-type="string">
            <text:p>19:19vJ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>
            <text:p>Jamno Początkowy</text:p>
          </table:table-cell>
          <table:table-cell table:style-name="Default"/>
          <table:table-cell table:style-name="ce16"/>
          <table:table-cell table:number-columns-repeated="1021"/>
        </table:table-row>
        <table:table-row table:style-name="ro2">
          <table:table-cell office:value-type="string">
            <text:p>Północna / Torfowa I - nż</text:p>
          </table:table-cell>
          <table:table-cell table:style-name="ce12" office:value-type="string">
            <text:p>9:17L</text:p>
          </table:table-cell>
          <table:table-cell office:value-type="string">
            <text:p>15:19vL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office:value-type="string">
            <text:p>Północna / Torfowa II - nż</text:p>
          </table:table-cell>
          <table:table-cell table:style-name="ce12" office:value-type="string">
            <text:p>9:18L</text:p>
          </table:table-cell>
          <table:table-cell office:value-type="string">
            <text:p>15:20vL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office:value-type="string">
            <text:p>Łabusz - nż</text:p>
          </table:table-cell>
          <table:table-cell table:style-name="ce12" office:value-type="string">
            <text:p>9:19L</text:p>
          </table:table-cell>
          <table:table-cell office:value-type="string">
            <text:p>15:21vL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 table:print="false">
        <office:forms form:automatic-focus="false" form:apply-design-mode="false"/>
        <table:table-column table:style-name="co14" table:default-cell-style-name="ce9"/>
        <table:table-column table:style-name="co5" table:number-columns-repeated="1023" table:default-cell-style-name="ce9"/>
        <table:table-row table:style-name="ro2">
          <table:table-cell office:value-type="string">
            <text:p>Niekłonice / Wieś</text:p>
          </table:table-cell>
          <table:table-cell table:style-name="ce11" office:value-type="string">
            <text:p>8:46Lj</text:p>
          </table:table-cell>
          <table:table-cell office:value-type="string">
            <text:p>11:23J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Niekłonice - nż</text:p>
          </table:table-cell>
          <table:table-cell table:style-name="ce11" office:value-type="string">
            <text:p>8:47Lj</text:p>
          </table:table-cell>
          <table:table-cell office:value-type="string">
            <text:p>11:24J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Niekłonice / Działki II</text:p>
          </table:table-cell>
          <table:table-cell table:style-name="ce11" office:value-type="string">
            <text:p>8:48Lj</text:p>
          </table:table-cell>
          <table:table-cell office:value-type="string">
            <text:p>11:25J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Niekłonice / Działki Pętla</text:p>
          </table:table-cell>
          <table:table-cell table:style-name="ce11" office:value-type="string">
            <text:p>7:00</text:p>
          </table:table-cell>
          <table:table-cell office:value-type="string">
            <text:p>10:13J</text:p>
          </table:table-cell>
          <table:table-cell office:value-type="string">
            <text:p>12:31J</text:p>
          </table:table-cell>
          <table:table-cell office:value-type="string">
            <text:p>13:48vJ</text:p>
          </table:table-cell>
          <table:table-cell office:value-type="string">
            <text:p>14:50vL</text:p>
          </table:table-cell>
          <table:table-cell office:value-type="string">
            <text:p>16:20v</text:p>
          </table:table-cell>
          <table:table-cell table:number-columns-repeated="2" office:value-type="string">
            <text:p>17:32vJ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Niekłonice / Drukarnia - nż</text:p>
          </table:table-cell>
          <table:table-cell table:style-name="ce11" office:value-type="string">
            <text:p>7:01</text:p>
          </table:table-cell>
          <table:table-cell office:value-type="string">
            <text:p>8:49Lj</text:p>
          </table:table-cell>
          <table:table-cell office:value-type="string">
            <text:p>10:14J</text:p>
          </table:table-cell>
          <table:table-cell office:value-type="string">
            <text:p>11:26J</text:p>
          </table:table-cell>
          <table:table-cell office:value-type="string">
            <text:p>12:32J</text:p>
          </table:table-cell>
          <table:table-cell office:value-type="string">
            <text:p>13:49vJ</text:p>
          </table:table-cell>
          <table:table-cell office:value-type="string">
            <text:p>14:51vL</text:p>
          </table:table-cell>
          <table:table-cell office:value-type="string">
            <text:p>16:21v</text:p>
          </table:table-cell>
          <table:table-cell table:number-columns-repeated="2" office:value-type="string">
            <text:p>17:33vJ</text:p>
          </table:table-cell>
          <table:table-cell table:number-columns-repeated="1013"/>
        </table:table-row>
        <table:table-row table:style-name="ro1">
          <table:table-cell office:value-type="string">
            <text:p>Niekłonice / Działki I - nż</text:p>
          </table:table-cell>
          <table:table-cell table:style-name="ce11" office:value-type="string">
            <text:p>7:02</text:p>
          </table:table-cell>
          <table:table-cell office:value-type="string">
            <text:p>8:50Lj</text:p>
          </table:table-cell>
          <table:table-cell office:value-type="string">
            <text:p>10:15J</text:p>
          </table:table-cell>
          <table:table-cell office:value-type="string">
            <text:p>11:27J</text:p>
          </table:table-cell>
          <table:table-cell office:value-type="string">
            <text:p>12:33J</text:p>
          </table:table-cell>
          <table:table-cell office:value-type="string">
            <text:p>13:50vJ</text:p>
          </table:table-cell>
          <table:table-cell office:value-type="string">
            <text:p>14:52vL</text:p>
          </table:table-cell>
          <table:table-cell office:value-type="string">
            <text:p>16:22v</text:p>
          </table:table-cell>
          <table:table-cell table:number-columns-repeated="2" office:value-type="string">
            <text:p>17:34vJ</text:p>
          </table:table-cell>
          <table:table-cell table:number-columns-repeated="1013"/>
        </table:table-row>
        <table:table-row table:style-name="ro1">
          <table:table-cell office:value-type="string">
            <text:p>Lechicka / FMB</text:p>
          </table:table-cell>
          <table:table-cell table:style-name="ce11" office:value-type="string">
            <text:p>7:04</text:p>
          </table:table-cell>
          <table:table-cell office:value-type="string">
            <text:p>8:52Lj</text:p>
          </table:table-cell>
          <table:table-cell office:value-type="string">
            <text:p>10:17J</text:p>
          </table:table-cell>
          <table:table-cell office:value-type="string">
            <text:p>11:29J</text:p>
          </table:table-cell>
          <table:table-cell office:value-type="string">
            <text:p>12:35J</text:p>
          </table:table-cell>
          <table:table-cell office:value-type="string">
            <text:p>13:52vJ</text:p>
          </table:table-cell>
          <table:table-cell office:value-type="string">
            <text:p>14:54vL</text:p>
          </table:table-cell>
          <table:table-cell office:value-type="string">
            <text:p>16:24v</text:p>
          </table:table-cell>
          <table:table-cell table:number-columns-repeated="2" office:value-type="string">
            <text:p>17:36vJ</text:p>
          </table:table-cell>
          <table:table-cell table:number-columns-repeated="1013"/>
        </table:table-row>
        <table:table-row table:style-name="ro1">
          <table:table-cell office:value-type="string">
            <text:p>Lechicka / Łużycka</text:p>
          </table:table-cell>
          <table:table-cell table:style-name="ce11" office:value-type="string">
            <text:p>7:05</text:p>
          </table:table-cell>
          <table:table-cell office:value-type="string">
            <text:p>8:53Lj</text:p>
          </table:table-cell>
          <table:table-cell office:value-type="string">
            <text:p>10:18J</text:p>
          </table:table-cell>
          <table:table-cell office:value-type="string">
            <text:p>11:30J</text:p>
          </table:table-cell>
          <table:table-cell office:value-type="string">
            <text:p>12:36J</text:p>
          </table:table-cell>
          <table:table-cell office:value-type="string">
            <text:p>13:53vJ</text:p>
          </table:table-cell>
          <table:table-cell office:value-type="string">
            <text:p>14:55vL</text:p>
          </table:table-cell>
          <table:table-cell office:value-type="string">
            <text:p>16:25v</text:p>
          </table:table-cell>
          <table:table-cell table:number-columns-repeated="2" office:value-type="string">
            <text:p>17:37vJ</text:p>
          </table:table-cell>
          <table:table-cell table:number-columns-repeated="1013"/>
        </table:table-row>
        <table:table-row table:style-name="ro1">
          <table:table-cell office:value-type="string">
            <text:p>Powstańców Wielkopolskich</text:p>
          </table:table-cell>
          <table:table-cell table:style-name="ce11" office:value-type="string">
            <text:p>7:08</text:p>
          </table:table-cell>
          <table:table-cell office:value-type="string">
            <text:p>8:55Lj</text:p>
          </table:table-cell>
          <table:table-cell office:value-type="string">
            <text:p>10:20J</text:p>
          </table:table-cell>
          <table:table-cell office:value-type="string">
            <text:p>11:32J</text:p>
          </table:table-cell>
          <table:table-cell office:value-type="string">
            <text:p>12:38J</text:p>
          </table:table-cell>
          <table:table-cell office:value-type="string">
            <text:p>13:55vJ</text:p>
          </table:table-cell>
          <table:table-cell office:value-type="string">
            <text:p>14:57vL</text:p>
          </table:table-cell>
          <table:table-cell office:value-type="string">
            <text:p>16:27v</text:p>
          </table:table-cell>
          <table:table-cell table:number-columns-repeated="2" office:value-type="string">
            <text:p>17:39vJ</text:p>
          </table:table-cell>
          <table:table-cell table:number-columns-repeated="1013"/>
        </table:table-row>
        <table:table-row table:style-name="ro1">
          <table:table-cell office:value-type="string">
            <text:p>Dworzec PKP / Bank</text:p>
          </table:table-cell>
          <table:table-cell table:style-name="ce11" office:value-type="string">
            <text:p>7:10</text:p>
          </table:table-cell>
          <table:table-cell office:value-type="string">
            <text:p>8:57Lj</text:p>
          </table:table-cell>
          <table:table-cell office:value-type="string">
            <text:p>10:22J</text:p>
          </table:table-cell>
          <table:table-cell office:value-type="string">
            <text:p>11:35J</text:p>
          </table:table-cell>
          <table:table-cell office:value-type="string">
            <text:p>12:40J</text:p>
          </table:table-cell>
          <table:table-cell office:value-type="string">
            <text:p>13:57vJ</text:p>
          </table:table-cell>
          <table:table-cell office:value-type="string">
            <text:p>14:59vL</text:p>
          </table:table-cell>
          <table:table-cell office:value-type="string">
            <text:p>16:29v</text:p>
          </table:table-cell>
          <table:table-cell table:number-columns-repeated="2" office:value-type="string">
            <text:p>17:41vJ</text:p>
          </table:table-cell>
          <table:table-cell table:number-columns-repeated="1013"/>
        </table:table-row>
        <table:table-row table:style-name="ro1">
          <table:table-cell office:value-type="string">
            <text:p>Armii Krajowej / Niepodległości</text:p>
          </table:table-cell>
          <table:table-cell table:style-name="ce11" office:value-type="string">
            <text:p>7:12</text:p>
          </table:table-cell>
          <table:table-cell office:value-type="string">
            <text:p>8:58Lj</text:p>
          </table:table-cell>
          <table:table-cell office:value-type="string">
            <text:p>10:24J</text:p>
          </table:table-cell>
          <table:table-cell office:value-type="string">
            <text:p>11:37J</text:p>
          </table:table-cell>
          <table:table-cell office:value-type="string">
            <text:p>12:41J</text:p>
          </table:table-cell>
          <table:table-cell office:value-type="string">
            <text:p>13:58vJ</text:p>
          </table:table-cell>
          <table:table-cell office:value-type="string">
            <text:p>15:00vL</text:p>
          </table:table-cell>
          <table:table-cell office:value-type="string">
            <text:p>16:30v</text:p>
          </table:table-cell>
          <table:table-cell table:number-columns-repeated="2" office:value-type="string">
            <text:p>17:43vJ</text:p>
          </table:table-cell>
          <table:table-cell table:number-columns-repeated="1013"/>
        </table:table-row>
        <table:table-row table:style-name="ro1">
          <table:table-cell office:value-type="string">
            <text:p>Monte Cassino / Podgórna</text:p>
          </table:table-cell>
          <table:table-cell table:style-name="ce11" office:value-type="string">
            <text:p>7:14</text:p>
          </table:table-cell>
          <table:table-cell office:value-type="string">
            <text:p>9:00Lj</text:p>
          </table:table-cell>
          <table:table-cell office:value-type="string">
            <text:p>10:26J</text:p>
          </table:table-cell>
          <table:table-cell office:value-type="string">
            <text:p>11:39J</text:p>
          </table:table-cell>
          <table:table-cell office:value-type="string">
            <text:p>12:43J</text:p>
          </table:table-cell>
          <table:table-cell office:value-type="string">
            <text:p>14:00vJ</text:p>
          </table:table-cell>
          <table:table-cell office:value-type="string">
            <text:p>15:02vL</text:p>
          </table:table-cell>
          <table:table-cell office:value-type="string">
            <text:p>16:31v</text:p>
          </table:table-cell>
          <table:table-cell table:number-columns-repeated="2" office:value-type="string">
            <text:p>17:45vJ</text:p>
          </table:table-cell>
          <table:table-cell table:number-columns-repeated="1013"/>
        </table:table-row>
        <table:table-row table:style-name="ro1">
          <table:table-cell office:value-type="string">
            <text:p>Władysława IV / Wańkowicza</text:p>
          </table:table-cell>
          <table:table-cell table:style-name="ce11" office:value-type="string">
            <text:p>7:15</text:p>
          </table:table-cell>
          <table:table-cell office:value-type="string">
            <text:p>9:01Lj</text:p>
          </table:table-cell>
          <table:table-cell office:value-type="string">
            <text:p>10:28J</text:p>
          </table:table-cell>
          <table:table-cell office:value-type="string">
            <text:p>11:41J</text:p>
          </table:table-cell>
          <table:table-cell office:value-type="string">
            <text:p>12:44J</text:p>
          </table:table-cell>
          <table:table-cell office:value-type="string">
            <text:p>14:01vJ</text:p>
          </table:table-cell>
          <table:table-cell office:value-type="string">
            <text:p>15:03vL</text:p>
          </table:table-cell>
          <table:table-cell office:value-type="string">
            <text:p>16:33v</text:p>
          </table:table-cell>
          <table:table-cell table:number-columns-repeated="2" office:value-type="string">
            <text:p>17:46vJ</text:p>
          </table:table-cell>
          <table:table-cell table:number-columns-repeated="1013"/>
        </table:table-row>
        <table:table-row table:style-name="ro1">
          <table:table-cell office:value-type="string">
            <text:p>Władysława IV / EMKA</text:p>
          </table:table-cell>
          <table:table-cell table:style-name="ce11" office:value-type="string">
            <text:p>7:16</text:p>
          </table:table-cell>
          <table:table-cell office:value-type="string">
            <text:p>9:03Lj</text:p>
          </table:table-cell>
          <table:table-cell office:value-type="string">
            <text:p>10:30J</text:p>
          </table:table-cell>
          <table:table-cell office:value-type="string">
            <text:p>11:43J</text:p>
          </table:table-cell>
          <table:table-cell office:value-type="string">
            <text:p>12:46J</text:p>
          </table:table-cell>
          <table:table-cell office:value-type="string">
            <text:p>14:03vJ</text:p>
          </table:table-cell>
          <table:table-cell office:value-type="string">
            <text:p>15:05vL</text:p>
          </table:table-cell>
          <table:table-cell office:value-type="string">
            <text:p>16:35v</text:p>
          </table:table-cell>
          <table:table-cell table:number-columns-repeated="2" office:value-type="string">
            <text:p>17:47vJ</text:p>
          </table:table-cell>
          <table:table-cell table:number-columns-repeated="1013"/>
        </table:table-row>
        <table:table-row table:style-name="ro2">
          <table:table-cell office:value-type="string">
            <text:p>Władysława IV / Wiadukt</text:p>
          </table:table-cell>
          <table:table-cell table:style-name="ce11" office:value-type="string">
            <text:p>9:04Lj</text:p>
          </table:table-cell>
          <table:table-cell office:value-type="string">
            <text:p>10:31J</text:p>
          </table:table-cell>
          <table:table-cell office:value-type="string">
            <text:p>11:44J</text:p>
          </table:table-cell>
          <table:table-cell office:value-type="string">
            <text:p>12:47J</text:p>
          </table:table-cell>
          <table:table-cell office:value-type="string">
            <text:p>14:04vJ</text:p>
          </table:table-cell>
          <table:table-cell office:value-type="string">
            <text:p>15:06vL</text:p>
          </table:table-cell>
          <table:table-cell table:number-columns-repeated="2" office:value-type="string">
            <text:p>17:48vJ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KTBS / Brytyjska - nż</text:p>
          </table:table-cell>
          <table:table-cell table:style-name="ce11" office:value-type="string">
            <text:p>9:05Lj</text:p>
          </table:table-cell>
          <table:table-cell office:value-type="string">
            <text:p>10:32J</text:p>
          </table:table-cell>
          <table:table-cell office:value-type="string">
            <text:p>11:45J</text:p>
          </table:table-cell>
          <table:table-cell office:value-type="string">
            <text:p>12:48J</text:p>
          </table:table-cell>
          <table:table-cell office:value-type="string">
            <text:p>14:05vJ</text:p>
          </table:table-cell>
          <table:table-cell office:value-type="string">
            <text:p>15:07vL</text:p>
          </table:table-cell>
          <table:table-cell table:number-columns-repeated="2" office:value-type="string">
            <text:p>17:49vJ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Osiedle UE / Francuska - nż</text:p>
          </table:table-cell>
          <table:table-cell table:style-name="ce11" office:value-type="string">
            <text:p>9:06Lj</text:p>
          </table:table-cell>
          <table:table-cell office:value-type="string">
            <text:p>10:33J</text:p>
          </table:table-cell>
          <table:table-cell office:value-type="string">
            <text:p>11:46J</text:p>
          </table:table-cell>
          <table:table-cell office:value-type="string">
            <text:p>12:49J</text:p>
          </table:table-cell>
          <table:table-cell office:value-type="string">
            <text:p>14:06vJ</text:p>
          </table:table-cell>
          <table:table-cell office:value-type="string">
            <text:p>15:08vL</text:p>
          </table:table-cell>
          <table:table-cell table:number-columns-repeated="2" office:value-type="string">
            <text:p>17:50vJ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Ogrody Działkowe III - nż</text:p>
          </table:table-cell>
          <table:table-cell table:style-name="ce11" office:value-type="string">
            <text:p>9:07Lj</text:p>
          </table:table-cell>
          <table:table-cell office:value-type="string">
            <text:p>10:34J</text:p>
          </table:table-cell>
          <table:table-cell office:value-type="string">
            <text:p>11:47J</text:p>
          </table:table-cell>
          <table:table-cell office:value-type="string">
            <text:p>12:50J</text:p>
          </table:table-cell>
          <table:table-cell office:value-type="string">
            <text:p>14:07vJ</text:p>
          </table:table-cell>
          <table:table-cell office:value-type="string">
            <text:p>15:09vL</text:p>
          </table:table-cell>
          <table:table-cell table:number-columns-repeated="2" office:value-type="string">
            <text:p>17:51vJ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Ogrody Działkowe II - nż</text:p>
          </table:table-cell>
          <table:table-cell table:style-name="ce11" office:value-type="string">
            <text:p>9:08Lj</text:p>
          </table:table-cell>
          <table:table-cell office:value-type="string">
            <text:p>10:35J</text:p>
          </table:table-cell>
          <table:table-cell office:value-type="string">
            <text:p>11:48J</text:p>
          </table:table-cell>
          <table:table-cell office:value-type="string">
            <text:p>12:51J</text:p>
          </table:table-cell>
          <table:table-cell office:value-type="string">
            <text:p>14:08vJ</text:p>
          </table:table-cell>
          <table:table-cell office:value-type="string">
            <text:p>15:10vL</text:p>
          </table:table-cell>
          <table:table-cell table:number-columns-repeated="2" office:value-type="string">
            <text:p>17:52vJ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Ogrody Działkowe I - nż</text:p>
          </table:table-cell>
          <table:table-cell table:style-name="ce11" office:value-type="string">
            <text:p>9:09Lj</text:p>
          </table:table-cell>
          <table:table-cell office:value-type="string">
            <text:p>10:36J</text:p>
          </table:table-cell>
          <table:table-cell office:value-type="string">
            <text:p>11:49J</text:p>
          </table:table-cell>
          <table:table-cell office:value-type="string">
            <text:p>12:52J</text:p>
          </table:table-cell>
          <table:table-cell office:value-type="string">
            <text:p>14:09vJ</text:p>
          </table:table-cell>
          <table:table-cell office:value-type="string">
            <text:p>15:11vL</text:p>
          </table:table-cell>
          <table:table-cell table:number-columns-repeated="2" office:value-type="string">
            <text:p>17:53vJ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Ogrody Działkowe kierunek Jamno</text:p>
          </table:table-cell>
          <table:table-cell table:style-name="ce11" office:value-type="string">
            <text:p>9:10Lj</text:p>
          </table:table-cell>
          <table:table-cell office:value-type="string">
            <text:p>10:37J</text:p>
          </table:table-cell>
          <table:table-cell office:value-type="string">
            <text:p>11:50J</text:p>
          </table:table-cell>
          <table:table-cell office:value-type="string">
            <text:p>12:53J</text:p>
          </table:table-cell>
          <table:table-cell office:value-type="string">
            <text:p>14:10vJ</text:p>
          </table:table-cell>
          <table:table-cell office:value-type="string">
            <text:p>15:12vL</text:p>
          </table:table-cell>
          <table:table-cell table:number-columns-repeated="2" office:value-type="string">
            <text:p>17:54vJ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Działki - nż</text:p>
          </table:table-cell>
          <table:table-cell table:style-name="ce11" office:value-type="string">
            <text:p>9:12Lj</text:p>
          </table:table-cell>
          <table:table-cell office:value-type="string">
            <text:p>10:39J</text:p>
          </table:table-cell>
          <table:table-cell office:value-type="string">
            <text:p>11:52J</text:p>
          </table:table-cell>
          <table:table-cell office:value-type="string">
            <text:p>12:55J</text:p>
          </table:table-cell>
          <table:table-cell office:value-type="string">
            <text:p>14:12vJ</text:p>
          </table:table-cell>
          <table:table-cell office:value-type="string">
            <text:p>15:14vL</text:p>
          </table:table-cell>
          <table:table-cell table:number-columns-repeated="2" office:value-type="string">
            <text:p>17:56vJ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Koszalińska / Jamno-nż</text:p>
          </table:table-cell>
          <table:table-cell table:style-name="ce12" office:value-type="string">
            <text:p>9:13Lj</text:p>
          </table:table-cell>
          <table:table-cell office:value-type="string">
            <text:p>10:40J</text:p>
          </table:table-cell>
          <table:table-cell office:value-type="string">
            <text:p>11:53J</text:p>
          </table:table-cell>
          <table:table-cell office:value-type="string">
            <text:p>12:56J</text:p>
          </table:table-cell>
          <table:table-cell office:value-type="string">
            <text:p>14:13vJ</text:p>
          </table:table-cell>
          <table:table-cell office:value-type="string">
            <text:p>15:15vL</text:p>
          </table:table-cell>
          <table:table-cell table:number-columns-repeated="2" office:value-type="string">
            <text:p>17:57vJ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Koszalińska / Kwiatowa - nż</text:p>
          </table:table-cell>
          <table:table-cell table:style-name="ce11" office:value-type="string">
            <text:p>9:14Lj</text:p>
          </table:table-cell>
          <table:table-cell office:value-type="string">
            <text:p>10:41J</text:p>
          </table:table-cell>
          <table:table-cell office:value-type="string">
            <text:p>11:54J</text:p>
          </table:table-cell>
          <table:table-cell office:value-type="string">
            <text:p>12:57J</text:p>
          </table:table-cell>
          <table:table-cell office:value-type="string">
            <text:p>14:14vJ</text:p>
          </table:table-cell>
          <table:table-cell office:value-type="string">
            <text:p>15:16vL</text:p>
          </table:table-cell>
          <table:table-cell table:number-columns-repeated="2" office:value-type="string">
            <text:p>17:58vJ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Jamno / Skrzyżowanie</text:p>
          </table:table-cell>
          <table:table-cell table:style-name="ce11" office:value-type="string">
            <text:p>9:15Lj</text:p>
          </table:table-cell>
          <table:table-cell office:value-type="string">
            <text:p>10:42J</text:p>
          </table:table-cell>
          <table:table-cell office:value-type="string">
            <text:p>11:55J</text:p>
          </table:table-cell>
          <table:table-cell office:value-type="string">
            <text:p>12:58J</text:p>
          </table:table-cell>
          <table:table-cell office:value-type="string">
            <text:p>14:15vJ</text:p>
          </table:table-cell>
          <table:table-cell table:style-name="ce12" office:value-type="string">
            <text:p>15:17vL</text:p>
          </table:table-cell>
          <table:table-cell table:number-columns-repeated="2" office:value-type="string">
            <text:p>17:58vJ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Jamno Początkowy</text:p>
          </table:table-cell>
          <table:table-cell table:style-name="ce11" office:value-type="string">
            <text:p>9:16Lj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Północna / Torfowa I - nż</text:p>
          </table:table-cell>
          <table:table-cell table:style-name="ce12" office:value-type="string">
            <text:p>9:18Lj</text:p>
          </table:table-cell>
          <table:table-cell office:value-type="string">
            <text:p>15:19vL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office:value-type="string">
            <text:p>Północna / Torfowa II - nż</text:p>
          </table:table-cell>
          <table:table-cell table:style-name="ce12" office:value-type="string">
            <text:p>9:19Lj</text:p>
          </table:table-cell>
          <table:table-cell office:value-type="string">
            <text:p>15:20vL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office:value-type="string">
            <text:p>Łabusz - nż</text:p>
          </table:table-cell>
          <table:table-cell table:style-name="ce12" office:value-type="string">
            <text:p>9:20Lj</text:p>
          </table:table-cell>
          <table:table-cell office:value-type="string">
            <text:p>15:21vL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1_1.B1:1_1.AH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.01.2012</text:date>, <text:time>09:1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3H41M22S</meta:editing-duration>
    <meta:editing-cycles>231</meta:editing-cycles>
    <meta:generator>OpenOffice.org/3.2$Win32 OpenOffice.org_project/320m18$Build-9502</meta:generator>
    <dc:date>2012-01-09T09:19:48.87</dc:date>
    <meta:document-statistic meta:table-count="7" meta:cell-count="2103" meta:object-count="0"/>
    <meta:user-defined meta:name="Info 1"/>
    <meta:user-defined meta:name="Info 2"/>
    <meta:user-defined meta:name="Info 3"/>
    <meta:user-defined meta:name="Info 4"/>
  </office:meta>
</office:document-meta>
</file>